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323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3.863cm"/>
    </style:style>
    <style:style style:name="co15" style:family="table-column">
      <style:table-column-properties fo:break-before="auto" style:column-width="5.292cm"/>
    </style:style>
    <style:style style:name="co16" style:family="table-column">
      <style:table-column-properties fo:break-before="auto" style:column-width="8.548cm"/>
    </style:style>
    <style:style style:name="co17" style:family="table-column">
      <style:table-column-properties fo:break-before="auto" style:column-width="3.784cm"/>
    </style:style>
    <style:style style:name="co18" style:family="table-column">
      <style:table-column-properties fo:break-before="auto" style:column-width="4.233cm"/>
    </style:style>
    <style:style style:name="co19" style:family="table-column">
      <style:table-column-properties fo:break-before="auto" style:column-width="2.91cm"/>
    </style:style>
    <style:style style:name="co20" style:family="table-column">
      <style:table-column-properties fo:break-before="auto" style:column-width="8.839cm"/>
    </style:style>
    <style:style style:name="co21" style:family="table-column">
      <style:table-column-properties fo:break-before="auto" style:column-width="1.217cm"/>
    </style:style>
    <style:style style:name="co22" style:family="table-column">
      <style:table-column-properties fo:break-before="auto" style:column-width="2.223cm"/>
    </style:style>
    <style:style style:name="co23" style:family="table-column">
      <style:table-column-properties fo:break-before="auto" style:column-width="3.043cm"/>
    </style:style>
    <style:style style:name="co24" style:family="table-column">
      <style:table-column-properties fo:break-before="auto" style:column-width="12.539cm"/>
    </style:style>
    <style:style style:name="co25" style:family="table-column">
      <style:table-column-properties fo:break-before="auto" style:column-width="9.366cm"/>
    </style:style>
    <style:style style:name="co26" style:family="table-column">
      <style:table-column-properties fo:break-before="auto" style:column-width="2.037cm"/>
    </style:style>
    <style:style style:name="co27" style:family="table-column">
      <style:table-column-properties fo:break-before="auto" style:column-width="2.858cm"/>
    </style:style>
    <style:style style:name="co28" style:family="table-column">
      <style:table-column-properties fo:break-before="auto" style:column-width="3.731cm"/>
    </style:style>
    <style:style style:name="co29" style:family="table-column">
      <style:table-column-properties fo:break-before="auto" style:column-width="1.931cm"/>
    </style:style>
    <style:style style:name="co30" style:family="table-column">
      <style:table-column-properties fo:break-before="auto" style:column-width="3.069cm"/>
    </style:style>
    <style:style style:name="co31" style:family="table-column">
      <style:table-column-properties fo:break-before="auto" style:column-width="1.296cm"/>
    </style:style>
    <style:style style:name="co32" style:family="table-column">
      <style:table-column-properties fo:break-before="auto" style:column-width="1.826cm"/>
    </style:style>
    <style:style style:name="co33" style:family="table-column">
      <style:table-column-properties fo:break-before="auto" style:column-width="1.191cm"/>
    </style:style>
    <style:style style:name="co34" style:family="table-column">
      <style:table-column-properties fo:break-before="auto" style:column-width="1.561cm"/>
    </style:style>
    <style:style style:name="co35" style:family="table-column">
      <style:table-column-properties fo:break-before="auto" style:column-width="1.799cm"/>
    </style:style>
    <style:style style:name="co36" style:family="table-column">
      <style:table-column-properties fo:break-before="auto" style:column-width="2.275cm"/>
    </style:style>
    <style:style style:name="co37" style:family="table-column">
      <style:table-column-properties fo:break-before="auto" style:column-width="1.376cm"/>
    </style:style>
    <style:style style:name="co38" style:family="table-column">
      <style:table-column-properties fo:break-before="auto" style:column-width="12.46cm"/>
    </style:style>
    <style:style style:name="co39" style:family="table-column">
      <style:table-column-properties fo:break-before="auto" style:column-width="5.636cm"/>
    </style:style>
    <style:style style:name="co40" style:family="table-column">
      <style:table-column-properties fo:break-before="auto" style:column-width="9.763cm"/>
    </style:style>
    <style:style style:name="co41" style:family="table-column">
      <style:table-column-properties fo:break-before="auto" style:column-width="15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style:style style:name="ta3" style:family="table" style:master-page-name="MasterPage2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12"/>
    <style:style style:name="ce2" style:family="table-cell" style:parent-style-name="Default" style:data-style-name="N53"/>
    <style:style style:name="ce3" style:family="table-cell" style:parent-style-name="Default" style:data-style-name="N51"/>
    <style:style style:name="ce4" style:family="table-cell" style:parent-style-name="Default" style:data-style-name="N109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6" style:family="table-cell" style:parent-style-name="Default" style:data-style-name="N11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fo:color="#0000ee" fo:font-size="10pt" fo:font-style="normal" style:text-underline-style="solid" style:text-underline-width="auto" style:text-underline-color="font-color" fo:font-weight="normal" style:font-size-asian="10pt" style:font-size-complex="10pt"/>
    </style:style>
    <style:style style:name="ce7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0" style:family="table-cell" style:parent-style-name="Default" style:data-style-name="N84"/>
    <style:style style:name="ce10" style:family="table-cell" style:parent-style-name="Default">
      <style:table-cell-properties fo:background-color="transparent" fo:border="none"/>
      <style:paragraph-properties style:writing-mode="page"/>
      <style:text-properties fo:color="#0000ff" style:font-name="Liberation Sans1" fo:font-size="11pt" fo:font-style="normal" style:text-underline-style="solid" style:text-underline-width="auto" style:text-underline-color="font-color" fo:font-weight="normal" style:font-name-asian="Liberation Sans1" style:font-size-asian="11pt" style:font-name-complex="Liberation Sans1" style:font-size-complex="11pt"/>
    </style:style>
    <style:style style:name="ce8" style:family="table-cell" style:parent-style-name="Default">
      <style:table-cell-properties fo:background-color="transparent" fo:wrap-option="wrap" fo:border="none"/>
      <style:paragraph-properties style:writing-mode="page"/>
      <style:text-properties style:font-name="Carlito" fo:font-size="10pt" fo:font-style="normal" fo:font-weight="normal" style:font-name-asian="Carlito" style:font-size-asian="10pt" style:font-name-complex="Carlito" style:font-size-complex="10pt"/>
    </style:style>
    <style:style style:name="ce12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1" style:family="table-cell" style:parent-style-name="Default" style:data-style-name="N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5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4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fo:color="#0000ee" fo:font-size="10pt" fo:font-weight="normal" style:text-underline-style="none" style:text-underline-color="font-color" fo:font-style="normal"/>
    </style:style>
  </office:automatic-styles>
  <office:body>
    <office:spreadsheet>
      <table:table table:name="even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vents-bad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54" table:default-cell-style-name="Default"/>
        <table:table-row table:style-name="ro2">
          <table:table-cell office:value-type="string" calcext:value-type="string">
            <text:p><text:span text:style-name="T2">RowID</text:span></text:p>
          </table:table-cell>
          <table:table-cell table:style-name="Default" office:value-type="string" calcext:value-type="string">
            <text:p><text:span text:style-name="T2">DateTimeStart</text:span></text:p>
          </table:table-cell>
          <table:table-cell table:style-name="Default" office:value-type="string" calcext:value-type="string">
            <text:p><text:span text:style-name="T2">DateTimeEnd</text:span></text:p>
          </table:table-cell>
          <table:table-cell office:value-type="string" calcext:value-type="string">
            <text:p><text:span text:style-name="T2">Title</text:span></text:p>
          </table:table-cell>
          <table:table-cell office:value-type="string" calcext:value-type="string">
            <text:p><text:span text:style-name="T2">Location</text:span></text:p>
          </table:table-cell>
          <table:table-cell office:value-type="string" calcext:value-type="string">
            <text:p><text:span text:style-name="T2">ForMultipleCandidates</text:span></text:p>
          </table:table-cell>
          <table:table-cell office:value-type="string" calcext:value-type="string">
            <text:p><text:span text:style-name="T2">CancelledOrRescheduled</text:span></text:p>
          </table:table-cell>
          <table:table-cell office:value-type="string" calcext:value-type="string">
            <text:p><text:span text:style-name="T2">PositionIDList</text:span></text:p>
          </table:table-cell>
          <table:table-cell office:value-type="string" calcext:value-type="string">
            <text:p><text:span text:style-name="T2">URL</text:span></text:p>
          </table:table-cell>
          <table:table-cell office:value-type="string" calcext:value-type="string">
            <text:p><text:span text:style-name="T2">Notes</text:span>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ids Vote</text:span></text:p>
          </table:table-cell>
          <table:table-cell office:value-type="string" calcext:value-type="string">
            <text:p><text:span text:style-name="T2">Waterloo Public Library, 35 Albert St, Waterloo, ON</text:span></text:p>
          </table:table-cell>
          <table:table-cell table:number-columns-repeated="2"/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https://wpl.libnet.info/event/6997860</text:span></text:p>
          </table:table-cell>
          <table:table-cell office:value-type="string" calcext:value-type="string">
            <text:p><text:span text:style-name="T2">Registration Required</text:span></text:p>
          </table:table-cell>
          <table:table-cell table:number-columns-repeated="5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Mary Lou Roe</text:span></text:p>
          </table:table-cell>
          <table:table-cell office:value-type="string" calcext:value-type="string">
            <text:p><text:span text:style-name="T2">Warrington Park, 397 Warrington Park, Waterloo, ON</text:span></text:p>
          </table:table-cell>
          <table:table-cell table:number-columns-repeated="2"/>
          <table:table-cell office:value-type="string" calcext:value-type="string">
            <text:p><text:a xlink:href="https://twitter.com/Mary_Lou_Roe/status/1569368680802271232" xlink:type="simple">Waterloo-Ward-06</text:a></text:p>
          </table:table-cell>
          <table:table-cell table:style-name="ce5" office:value-type="string" calcext:value-type="string">
            <text:p><text:span text:style-name="T3">https://twitter.com/Mary_Lou_Roe/status/1569368680802271232</text:span>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ard 9 Councillor Candidates Meeting</text:span></text:p>
          </table:table-cell>
          <table:table-cell office:value-type="string" calcext:value-type="string">
            <text:p><text:span text:style-name="T2">Calvary Memorial United Church, 91 Gruhn St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s://cherrypark.blogspot.com/2022/09/ward-9-city-councillor-all-candidate.html" xlink:type="simple">Kitchener-Ward-09</text:a></text:p>
          </table:table-cell>
          <table:table-cell table:style-name="ce5" office:value-type="string" calcext:value-type="string">
            <text:p><text:span text:style-name="T3">https://cherrypark.blogspot.com/2022/09/ward-9-city-councillor-all-candidate.html</text:span></text:p>
          </table:table-cell>
          <table:table-cell office:value-type="string" calcext:value-type="string">
            <text:p><text:span text:style-name="T2">Masks required</text:span></text:p>
          </table:table-cell>
          <table:table-cell table:number-columns-repeated="5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the Ward 10 Candidates, October 2nd</text:span></text:p>
          </table:table-cell>
          <table:table-cell office:value-type="string" calcext:value-type="string">
            <text:p><text:span text:style-name="T2">Downtown Community Centre, 35B Weber St W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://www.mhbpna.org/2022/09/12/meet-the-ward-10-candidates-october-2nd" xlink:type="simple">Kitchener-Ward-10</text:a></text:p>
          </table:table-cell>
          <table:table-cell table:style-name="ce5" office:value-type="string" calcext:value-type="string">
            <text:p><text:span text:style-name="T3">http://www.mhbpna.org/2022/09/12/meet-the-ward-10-candidates-october-2nd/</text:span>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im and Belinda Karahalios Meet and Greet (Galt)</text:span></text:p>
          </table:table-cell>
          <table:table-cell office:value-type="string" calcext:value-type="string">
            <text:p><text:span text:style-name="T2">Galt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5" office:value-type="string" calcext:value-type="string">
            <text:p><text:span text:style-name="T3">https://twitter.com/BKarahalios/status/1569744770817196033</text:span></text:p>
          </table:table-cell>
          <table:table-cell office:value-type="string" calcext:value-type="string">
            <text:p><text:span text:style-name="T2">RSVP for meeting location</text:span></text:p>
          </table:table-cell>
          <table:table-cell table:number-columns-repeated="5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im and Belinda Karahalios Meet and Greet (Preston)</text:span></text:p>
          </table:table-cell>
          <table:table-cell office:value-type="string" calcext:value-type="string">
            <text:p><text:span text:style-name="T2">Preston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5" office:value-type="string" calcext:value-type="string">
            <text:p><text:span text:style-name="T3">https://twitter.com/BKarahalios/status/1569744770817196033</text:span></text:p>
          </table:table-cell>
          <table:table-cell office:value-type="string" calcext:value-type="string">
            <text:p><text:span text:style-name="T2">RSVP for meeting location</text:span></text:p>
          </table:table-cell>
          <table:table-cell table:number-columns-repeated="5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ard 7 and Mayoral Debate</text:span></text:p>
          </table:table-cell>
          <table:table-cell office:value-type="string" calcext:value-type="string">
            <text:p><text:span text:style-name="T2">Waterloo Memorial Rec Complex, 101 Father David Bauer Drive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aterloo-Ward-07,Waterloo-Mayor</text:span></text:p>
          </table:table-cell>
          <table:table-cell office:value-type="string" calcext:value-type="string">
            <text:p><text:span text:style-name="T2">https://www.eventbrite.ca/e/waterloo-ward-7-councillor-and-mayoral-candidates-debate-tickets-440343147207</text:span></text:p>
          </table:table-cell>
          <table:table-cell office:value-type="string" calcext:value-type="string">
            <text:p><text:span text:style-name="T2">Note the date. We earlier published the incorrect date.</text:span></text:p>
          </table:table-cell>
          <table:table-cell table:number-columns-repeated="5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egional Councillors Debate (Waterloo)</text:span></text:p>
          </table:table-cell>
          <table:table-cell office:value-type="string" calcext:value-type="string">
            <text:p><text:span text:style-name="T2">Waterloo Memorial Rec Complex, 101 Father David Bauer Drive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s://www.facebook.com/maryallenneighbourhood/posts/pfbid02tym1CcKamGV3AuWbVKV8ebTRNxei4WGWvYfAXXGs9zVrjfBzhUvm1YckpWFTaPD5l" xlink:type="simple">Regional-Waterloo</text:a></text:p>
          </table:table-cell>
          <table:table-cell table:style-name="ce5" office:value-type="string" calcext:value-type="string">
            <text:p><text:span text:style-name="T3">https://www.facebook.com/maryallenneighbourhood/posts/pfbid02tym1CcKamGV3AuWbVKV8ebTRNxei4WGWvYfAXXGs9zVrjfBzhUvm1YckpWFTaPD5l</text:span></text:p>
          </table:table-cell>
          <table:table-cell office:value-type="string" calcext:value-type="string">
            <text:p><text:span text:style-name="T2"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span></text:p>
          </table:table-cell>
          <table:table-cell table:number-columns-repeated="5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Dorothy McCabe Meet and Greet</text:span></text:p>
          </table:table-cell>
          <table:table-cell office:value-type="string" calcext:value-type="string">
            <text:p><text:span text:style-name="T2">Braeside Neighbourhood Association Street Party, Braeside Ave, Waterloo, ON</text:span></text:p>
          </table:table-cell>
          <table:table-cell table:number-columns-repeated="2"/>
          <table:table-cell office:value-type="string" calcext:value-type="string">
            <text:p><text:a xlink:href="https://old.reddit.com/r/waterloo/comments/xf2dmy/election_meet_greets_and_debates" xlink:type="simple">Waterloo-Mayor</text:a></text:p>
          </table:table-cell>
          <table:table-cell table:style-name="ce5" office:value-type="string" calcext:value-type="string">
            <text:p><text:span text:style-name="T3">https://old.reddit.com/r/waterloo/comments/xf2dmy/election_meet_greets_and_debates/</text:span>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New Hamburg Board of Trade All-Candidates Meeting</text:span></text:p>
          </table:table-cell>
          <table:table-cell office:value-type="string" calcext:value-type="string">
            <text:p><text:span text:style-name="T2">New Hamburg Community Centre, 251 Jacob St, New Hamburg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ilmot-Mayor, Wilmot-Ward-04</text:span></text:p>
          </table:table-cell>
          <table:table-cell office:value-type="string" calcext:value-type="string">
            <text:p><text:span text:style-name="T2">https://www.facebook.com/NewHamburgBoT/photos/a.596985583846022/1992614217616478/</text:span>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cGarry for Mayor meet &amp; greet</text:span></text:p>
          </table:table-cell>
          <table:table-cell office:value-type="string" calcext:value-type="string">
            <text:p><text:span text:style-name="T2">McGarry campaign office (unit 6) 561 Hespeler Road Cambridge, ON </text:span></text:p>
          </table:table-cell>
          <table:table-cell table:number-columns-repeated="2"/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https://www.eventbrite.ca/e/mcgarry-for-mayor-meet-greet-tickets-422187623547</text:span>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the Candidates for Ward 7 and Ward 8 City of Kitchener Councillor</text:span></text:p>
          </table:table-cell>
          <table:table-cell office:value-type="string" calcext:value-type="string">
            <text:p><text:span text:style-name="T2">Westheights Community Church, 82 Westheights Drive, Kitchener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Kitchener-Ward-07, Kitchener-Ward-08</text:span></text:p>
          </table:table-cell>
          <table:table-cell office:value-type="string" calcext:value-type="string">
            <text:p><text:span text:style-name="T2">https://www.facebook.com/events/420694349921539</text:span></text:p>
          </table:table-cell>
          <table:table-cell office:value-type="string" calcext:value-type="string">
            <text:p><text:span text:style-name="T2">Alternative listing: &lt;a href=”http://fhcakitchener.ca/events.htm”&gt;http://fhcakitchener.ca/events.htm&lt;/a&gt;</text:span></text:p>
          </table:table-cell>
          <table:table-cell table:number-columns-repeated="5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ulie Molenaar Meet and Greet</text:span></text:p>
          </table:table-cell>
          <table:table-cell office:value-type="string" calcext:value-type="string">
            <text:p><text:span text:style-name="T2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ulie Molenaar Meet and Greet</text:span></text:p>
          </table:table-cell>
          <table:table-cell office:value-type="string" calcext:value-type="string">
            <text:p><text:span text:style-name="T2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 Endorsed Candidate Meet &amp; Greet and October General Membership Meeting </text:span></text:p>
          </table:table-cell>
          <table:table-cell office:value-type="string" calcext:value-type="string">
            <text:p><text:span text:style-name="T2">ETFO Waterloo Office, 610 Wabanaki Drive, Kitchener, ON </text:span></text:p>
          </table:table-cell>
          <table:table-cell/>
          <table:table-cell office:value-type="string" calcext:value-type="string">
            <text:p><text:span text:style-name="T2">Cancelled</text:span></text:p>
          </table:table-cell>
          <table:table-cell office:value-type="string" calcext:value-type="string">
            <text:p><text:span text:style-name="T2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2">https://waterloolabour.ca/events/endorsed-candidate-meet-greet-and-october-general-membership-meeting/</text:span></text:p>
          </table:table-cell>
          <table:table-cell office:value-type="string" calcext:value-type="string">
            <text:p><text:span text:style-name="T2">RSVP required</text:span></text:p>
          </table:table-cell>
          <table:table-cell table:number-columns-repeated="5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omen in Politics WR - Meet the Candidates 2022</text:span></text:p>
          </table:table-cell>
          <table:table-cell office:value-type="string" calcext:value-type="string">
            <text:p><text:span text:style-name="T2">The Walper Hotel 20 Queen Street South Kitchener, ON </text:span></text:p>
          </table:table-cell>
          <table:table-cell table:number-columns-repeated="2"/>
          <table:table-cell office:value-type="string" calcext:value-type="string">
            <text:p><text:span text:style-name="T2">Kitchener-Ward-09, Kitchener-Ward-10</text:span></text:p>
          </table:table-cell>
          <table:table-cell office:value-type="string" calcext:value-type="string">
            <text:p><text:span text:style-name="T2">https://www.eventbrite.com/e/women-in-politics-wr-meet-the-candidates-2022-tickets-426965283657</text:span></text:p>
          </table:table-cell>
          <table:table-cell office:value-type="string" calcext:value-type="string">
            <text:p><text:span text:style-name="T2">Hosted by Brooklin Wallis and Stephanie Stretch. Other candidates may be present. Free, but a small donation for SHORE and Spectrum will be asked at the door.</text:span></text:p>
          </table:table-cell>
          <table:table-cell table:number-columns-repeated="5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style-name="ce6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table:style-name="ce6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table:style-name="ce6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Candidates Debate: Ward 3 and Mayor</text:span></text:p>
          </table:table-cell>
          <table:table-cell office:value-type="string" calcext:value-type="string">
            <text:p><text:span text:style-name="T2">Breslau Community Centre, 100 Andover Dr, Breslau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oolwich-Mayor, Woolwich-Ward-03</text:span></text:p>
          </table:table-cell>
          <table:table-cell office:value-type="string" calcext:value-type="string">
            <text:p><text:span text:style-name="T2">https://www.facebook.com/BreslauRec/photos/a.10151577035066040/10162051549586040/</text:span></text:p>
          </table:table-cell>
          <table:table-cell table:number-columns-repeated="5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style-name="ce6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Brooklin Wallis Meet and Greet</text:span></text:p>
          </table:table-cell>
          <table:table-cell office:value-type="string" calcext:value-type="string">
            <text:p><text:span text:style-name="T2">Willow River (Victoria) Park, Kitchener, ON</text:span></text:p>
          </table:table-cell>
          <table:table-cell table:number-columns-repeated="2"/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https://twitter.com/BrooklinWR/status/1574911191926857729</text:span></text:p>
          </table:table-cell>
          <table:table-cell table:number-columns-repeated="5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RDSB Public School Trustee Debate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https://cherrypark.blogspot.com/2022/10/public-school-trustees-for-kitchener_9.html</text:span></text:p>
          </table:table-cell>
          <table:table-cell table:number-columns-repeated="5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CDSB Catholic School Trustee Debate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https://cherrypark.blogspot.com/2022/10/catholic-school-trustees-for-kitchener.html</text:span></text:p>
          </table:table-cell>
          <table:table-cell table:number-columns-repeated="5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egional Councillors Debate (Kitchener)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https://cherrypark.blogspot.com/2022/10/waterloo-regional-councilors-for.html</text:span></text:p>
          </table:table-cell>
          <table:table-cell table:number-columns-repeated="5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Elmira Lions Club Meet the Candidates Night</text:span></text:p>
          </table:table-cell>
          <table:table-cell office:value-type="string" calcext:value-type="string">
            <text:p><text:span text:style-name="T2">Elmira Lions Hall, 40  South Street West, Elmira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oolwich-Mayor, Woolwich-Ward-01, Woolwich-Ward-02</text:span></text:p>
          </table:table-cell>
          <table:table-cell table:number-columns-repeated="2"/>
          <table:table-cell office:value-type="string" calcext:value-type="string">
            <text:p><text:span text:style-name="T2">Send questions to jneeb05@hotmail.com</text:span></text:p>
          </table:table-cell>
          <table:table-cell table:number-columns-repeated="5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Beechwood Park Homes Association All-Candidates Meeting</text:span></text:p>
          </table:table-cell>
          <table:table-cell office:value-type="string" calcext:value-type="string">
            <text:p><text:span text:style-name="T2">Room 2202, Conrad Grebel College, University of Waterloo, 140 Westmount Rd North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https://www.facebook.com/BPHAInc/posts/pfbid02b7Fz49Kco8pnv69rTnVKbN4aE8fwL1ej5cpdHMwyYZWkfyQYnA7JswshaHCf8Dnzl</text:span></text:p>
          </table:table-cell>
          <table:table-cell table:number-columns-repeated="5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Phong Tran Meet and Greet</text:span></text:p>
          </table:table-cell>
          <table:table-cell office:value-type="string" calcext:value-type="string">
            <text:p><text:span text:style-name="T2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https://www.instagram.com/p/Cjk3fAwggLI/</text:span></text:p>
          </table:table-cell>
          <table:table-cell table:number-columns-repeated="5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Phong Tran Meet and Greet</text:span></text:p>
          </table:table-cell>
          <table:table-cell office:value-type="string" calcext:value-type="string">
            <text:p><text:span text:style-name="T2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https://www.instagram.com/p/Cjk3fAwggLI/</text:span></text:p>
          </table:table-cell>
          <table:table-cell table:number-columns-repeated="5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Unsheltered Campaign Election Town Hall</text:span></text:p>
          </table:table-cell>
          <table:table-cell office:value-type="string" calcext:value-type="string">
            <text:p><text:span text:style-name="T2">Online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https://www.eventbrite.com/e/unsheltered-campaign-election-town-hall-tickets-441376969397</text:span></text:p>
          </table:table-cell>
          <table:table-cell office:value-type="string" calcext:value-type="string">
            <text:p><text:span text:style-name="T2">Waterloo Region Municipal election candidates and voters are invited to this hour-long virtual Town Hall focused on housing and homelessness</text:span></text:p>
          </table:table-cell>
          <table:table-cell table:number-columns-repeated="5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un 4 Office WR How to Vote Information Session</text:span></text:p>
          </table:table-cell>
          <table:table-cell office:value-type="string" calcext:value-type="string">
            <text:p><text:span text:style-name="T2">Country Hills Community Centre, 100 Rittenhouse Drive, Kitchener, ON</text:span></text:p>
          </table:table-cell>
          <table:table-cell table:number-columns-repeated="2"/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https://twitter.com/Run4OfficeWR/status/1582864455482085377</text:span></text:p>
          </table:table-cell>
          <table:table-cell table:number-columns-repeated="5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un 4 Office WR How to Vote Information Session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table:number-columns-repeated="2"/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https://twitter.com/Run4OfficeWR/status/1582864455482085377</text:span></text:p>
          </table:table-cell>
          <table:table-cell table:number-columns-repeated="55"/>
        </table:table-row>
        <table:table-row table:style-name="ro3" table:number-rows-repeated="16">
          <table:table-cell/>
          <table:table-cell table:style-name="Default" table:number-columns-repeated="2"/>
          <table:table-cell table:number-columns-repeated="61"/>
        </table:table-row>
        <table:table-row table:style-name="ro3">
          <table:table-cell/>
          <table:table-cell table:style-name="Default" table:number-columns-repeated="2"/>
          <table:table-cell table:number-columns-repeated="61"/>
        </table:table-row>
      </table:table>
      <table:table table:name="media" table:style-name="ta3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101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<text:span text:style-name="T2">PubDate</text:span></text:p>
          </table:table-cell>
          <table:table-cell office:value-type="string" calcext:value-type="string">
            <text:p><text:span text:style-name="T2">URL</text:span></text:p>
          </table:table-cell>
          <table:table-cell office:value-type="string" calcext:value-type="string">
            <text:p><text:span text:style-name="T2">Title</text:span></text:p>
          </table:table-cell>
          <table:table-cell office:value-type="string" calcext:value-type="string">
            <text:p><text:span text:style-name="T2">Publication</text:span></text:p>
          </table:table-cell>
          <table:table-cell office:value-type="string" calcext:value-type="string">
            <text:p><text:span text:style-name="T2">PositionIDList</text:span></text:p>
          </table:table-cell>
          <table:table-cell office:value-type="string" calcext:value-type="string">
            <text:p><text:span text:style-name="T2">ComparisonOr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8-23" calcext:value-type="date">
            <text:p>2022-08-23</text:p>
          </table:table-cell>
          <table:table-cell office:value-type="string" calcext:value-type="string">
            <text:p><text:span text:style-name="T2">https://www.cbc.ca/news/canada/kitchener-waterloo/waterloo-region-kitchener-cambridge-municipal-election-campaign-1.6559468</text:span></text:p>
          </table:table-cell>
          <table:table-cell office:value-type="string" calcext:value-type="string">
            <text:p><text:span text:style-name="T2">Ignore the online vitriol when running for municipal office, advise veteran politician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2" calcext:value-type="date">
            <text:p>2022-08-22</text:p>
          </table:table-cell>
          <table:table-cell office:value-type="string" calcext:value-type="string">
            <text:p><text:span text:style-name="T2">https://www.cbc.ca/news/canada/kitchener-waterloo/cambridge-kitchener-waterloo-region-municipal-election-1.6557871</text:span></text:p>
          </table:table-cell>
          <table:table-cell office:value-type="string" calcext:value-type="string">
            <text:p><text:span text:style-name="T2">Here's who's running for mayor and regional chair in Waterloo reg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waterloo/comments/wx2jn2/mayor_candidates_what_happened" xlink:type="simple">https://old.reddit.com/r/waterloo/comments/wx2jn2/mayor_candidates_what_happened/</text:a></text:p>
          </table:table-cell>
          <table:table-cell table:style-name="ce8" office:value-type="string" calcext:value-type="string">
            <text:p><text:span text:style-name="T3">Mayor Candidates (What Happened?!?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5" office:value-type="string" calcext:value-type="string">
            <text:p><text:span text:style-name="T3">https://www.newhamburgindependent.ca/news-story/10698984--try-me-87-year-old-contending-for-ward-5-seat-in-waterloo/</text:span></text:p>
          </table:table-cell>
          <table:table-cell office:value-type="string" calcext:value-type="string">
            <text:p><text:span text:style-name="T2">‘Try me’: 87-year-old contending for Ward 5 seat in Waterloo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7-04" calcext:value-type="date">
            <text:p>2022-07-04</text:p>
          </table:table-cell>
          <table:table-cell table:style-name="ce5" office:value-type="string" calcext:value-type="string">
            <text:p><text:span text:style-name="T3">https://www.newhamburgindependent.ca/news-story/10668417-former-cambridge-mayor-looking-to-be-a-main-player-in-next-municipal-election/</text:span></text:p>
          </table:table-cell>
          <table:table-cell office:value-type="string" calcext:value-type="string">
            <text:p><text:span text:style-name="T2">Former Cambridge mayor looking to be a main player in next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5" office:value-type="string" calcext:value-type="string">
            <text:p><text:span text:style-name="T3">https://www.newhamburgindependent.ca/news-story/10699866-president-baden-optimist-club-natasha-salonen-is-running-for-mayor/</text:span></text:p>
          </table:table-cell>
          <table:table-cell office:value-type="string" calcext:value-type="string">
            <text:p><text:span text:style-name="T2">President, Baden Optimist Club Natasha Salonen is running for mayor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9" calcext:value-type="date">
            <text:p>2022-08-29</text:p>
          </table:table-cell>
          <table:table-cell table:style-name="ce5" office:value-type="string" calcext:value-type="string">
            <text:p><text:span text:style-name="T3">https://www.cbc.ca/news/canada/kitchener-waterloo/acclaimed-candidates-waterloo-region-2022-municipal-election-1.6563319</text:span></text:p>
          </table:table-cell>
          <table:table-cell office:value-type="string" calcext:value-type="string">
            <text:p><text:span text:style-name="T2">Acclaimed municipal candidates say they're plenty busy over the next 2 month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ellesley,Alias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span text:style-name="T2">https://observerxtra.com/2022/08/25/candidates-now-in-place-for-octobers -municipal-election/</text:span></text:p>
          </table:table-cell>
          <table:table-cell office:value-type="string" calcext:value-type="string">
            <text:p><text:span text:style-name="T2">Candidates now in place for October’s municipal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table:style-name="ce5" office:value-type="string" calcext:value-type="string">
            <text:p><text:span text:style-name="T3">https://www.newhamburgindependent.ca/news-story/10696925-waterloo-mayoral-candidate-promises-to-bring-innovation-to-city-hall-/</text:span></text:p>
          </table:table-cell>
          <table:table-cell office:value-type="string" calcext:value-type="string">
            <text:p><text:span text:style-name="T2">Waterloo mayoral candidate promises to ‘bring innovation to city hall’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5" office:value-type="string" calcext:value-type="string">
            <text:p><text:span text:style-name="T3">https://www.newhamburgindependent.ca/news-story/10692916-municipal-election-2022-ask-the-candidates-in-cambridge-waterloo-wilmot-and-guelph</text:span></text:p>
          </table:table-cell>
          <table:table-cell office:value-type="string" calcext:value-type="string">
            <text:p><text:span text:style-name="T2">Municipal election 2022: Ask the candidates in Cambridge, Waterloo, Wilmot and Guelph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2">https://www.newhamburgindependent.ca/opinion-story/10694142-waterloo-region-has-a-lot-riding-on-october-s-municipal-election/</text:span></text:p>
          </table:table-cell>
          <table:table-cell office:value-type="string" calcext:value-type="string">
            <text:p><text:span text:style-name="T2">Waterloo Region has a lot riding on October’s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2" calcext:value-type="date">
            <text:p>2022-09-02</text:p>
          </table:table-cell>
          <table:table-cell office:value-type="string" calcext:value-type="string">
            <text:p><text:span text:style-name="T2">https://www.newhamburgindependent.ca/news-story/10669208-voter-guide-who-s-running-for-mayor-councillor-trustee-in-2022-municipal-election-in-wilmot-township/</text:span></text:p>
          </table:table-cell>
          <table:table-cell office:value-type="string" calcext:value-type="string">
            <text:p><text:span text:style-name="T2">VOTER GUIDE: Who’s running for mayor, councillor, trustee in 2022 municipal election in Wilmot Township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table:style-name="ce5" office:value-type="string" calcext:value-type="string">
            <text:p><text:span text:style-name="T3">https://old.reddit.com/r/kitchener/comments/wxg8wj/dave_schnider_ward_2/</text:span></text:p>
          </table:table-cell>
          <table:table-cell office:value-type="string" calcext:value-type="string">
            <text:p><text:span text:style-name="T2">dave schnider ... ward 2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5" calcext:value-type="date">
            <text:p>2022-09-05</text:p>
          </table:table-cell>
          <table:table-cell table:style-name="ce5" office:value-type="string" calcext:value-type="string">
            <text:p><text:span text:style-name="T3">https://www.cbc.ca/news/canada/kitchener-waterloo/waterloo-region-votes-2022-municipal-election-top-issues-1.6565535</text:span></text:p>
          </table:table-cell>
          <table:table-cell office:value-type="string" calcext:value-type="string">
            <text:p><text:span text:style-name="T2">Tell us about your top issues in this fall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01" calcext:value-type="date">
            <text:p>2022-09-01</text:p>
          </table:table-cell>
          <table:table-cell table:style-name="ce5" office:value-type="string" calcext:value-type="string">
            <text:p><text:span text:style-name="T3">https://www.therecord.com/news/waterloo-region/2022/09/01/taxpayers-may-soon-cover-costs-for-home-security-for-waterloo-councillors.html</text:span></text:p>
          </table:table-cell>
          <table:table-cell office:value-type="string" calcext:value-type="string">
            <text:p><text:span text:style-name="T2">Taxpayers may soon cover costs for home security for Waterloo councillor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9" calcext:value-type="date">
            <text:p>2022-08-29</text:p>
          </table:table-cell>
          <table:table-cell table:style-name="ce5" office:value-type="string" calcext:value-type="string">
            <text:p><text:span text:style-name="T3">https://www.therecord.com/news/waterloo-region/opinion/2022/08/29/its-a-different-world-on-the-other-side-of-the-doorstep.html</text:span></text:p>
          </table:table-cell>
          <table:table-cell office:value-type="string" calcext:value-type="string">
            <text:p><text:span text:style-name="T2">It’s a different world on the other side of the doorstep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4-06" calcext:value-type="date">
            <text:p>2022-04-06</text:p>
          </table:table-cell>
          <table:table-cell table:style-name="ce5" office:value-type="string" calcext:value-type="string">
            <text:p><text:span text:style-name="T3">https://communityedition.ca/in-anticipation-of-the-2022-municipal-elections-local-activists-and-organizers-help-first-time-candidates/</text:span></text:p>
          </table:table-cell>
          <table:table-cell office:value-type="string" calcext:value-type="string">
            <text:p><text:span text:style-name="T2">In Anticipation of the 2022 Municipal Elections, Local Activists and Organizers Help First-Time Candidates</text:span></text:p>
          </table:table-cell>
          <table:table-cell office:value-type="string" calcext:value-type="string">
            <text:p><text:span text:style-name="T2">Community Edition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31" calcext:value-type="date">
            <text:p>2022-08-31</text:p>
          </table:table-cell>
          <table:table-cell table:style-name="ce5" office:value-type="string" calcext:value-type="string">
            <text:p><text:span text:style-name="T3">https://observerxtra.com/2022/09/01/two-candidates-vying-for-woolwichs-ward-2/</text:span></text:p>
          </table:table-cell>
          <table:table-cell office:value-type="string" calcext:value-type="string">
            <text:p><text:span text:style-name="T2">Two candidates vying for Woolwich’s Ward 2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01" calcext:value-type="date">
            <text:p>2022-09-01</text:p>
          </table:table-cell>
          <table:table-cell table:style-name="ce5" office:value-type="string" calcext:value-type="string">
            <text:p><text:span text:style-name="T3">https://observerxtra.com/2022/09/01/meet-woolwichs-ward-1-candidates/</text:span></text:p>
          </table:table-cell>
          <table:table-cell office:value-type="string" calcext:value-type="string">
            <text:p><text:span text:style-name="T2">Meet Woolwich’s Ward 1 candidates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6" calcext:value-type="date">
            <text:p>2022-08-16</text:p>
          </table:table-cell>
          <table:table-cell table:style-name="ce5" office:value-type="string" calcext:value-type="string">
            <text:p><text:span text:style-name="T3">https://www.waterloochronicle.ca/news-story/10693927-local-businessman-the-third-candidate-to-enter-mayor-s-race-in-waterloo/</text:span></text:p>
          </table:table-cell>
          <table:table-cell office:value-type="string" calcext:value-type="string">
            <text:p><text:span text:style-name="T2">Local businessman the third candidate to enter mayor’s race in Waterloo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4" calcext:value-type="date">
            <text:p>2022-08-14</text:p>
          </table:table-cell>
          <table:table-cell table:style-name="ce5" office:value-type="string" calcext:value-type="string">
            <text:p><text:span text:style-name="T3">https://www.waterloochronicle.ca/news-story/10692609-waterloo-gets-a-mayoral-race-as-dorothy-mccabe-seeks-top-job/</text:span></text:p>
          </table:table-cell>
          <table:table-cell office:value-type="string" calcext:value-type="string">
            <text:p><text:span text:style-name="T2">Waterloo gets a mayoral race as Dorothy McCabe seeks top job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0" calcext:value-type="date">
            <text:p>2022-08-10</text:p>
          </table:table-cell>
          <table:table-cell table:style-name="ce5" office:value-type="string" calcext:value-type="string">
            <text:p><text:span text:style-name="T3">https://www.waterloochronicle.ca/news-story/10690693-local-activists-seek-election-in-waterloo-region-townships/</text:span></text:p>
          </table:table-cell>
          <table:table-cell office:value-type="string" calcext:value-type="string">
            <text:p><text:span text:style-name="T2">Local activists seek election in Waterloo Region township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ilmot-Ward-04,Woolwich-Ward-03,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7-22" calcext:value-type="date">
            <text:p>2022-07-22</text:p>
          </table:table-cell>
          <table:table-cell table:style-name="ce5" office:value-type="string" calcext:value-type="string">
            <text:p><text:span text:style-name="T3">https://www.waterloochronicle.ca/news-story/10680287-kitchener-mayor-berry-vrbanovic-to-seek-third-term-in-fall-election/</text:span></text:p>
          </table:table-cell>
          <table:table-cell office:value-type="string" calcext:value-type="string">
            <text:p><text:span text:style-name="T2">Kitchener Mayor Berry Vrbanovic to seek third term in fal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2" calcext:value-type="date">
            <text:p>2022-08-22</text:p>
          </table:table-cell>
          <table:table-cell table:style-name="ce5" office:value-type="string" calcext:value-type="string">
            <text:p><text:span text:style-name="T3">https://www.waterloochronicle.ca/news-story/10697227-longtime-kitchener-councillor-john-gazzola-not-running-in-upcoming-municipal-election/</text:span></text:p>
          </table:table-cell>
          <table:table-cell office:value-type="string" calcext:value-type="string">
            <text:p><text:span text:style-name="T2">Longtime Kitchener councillor John Gazzola not running in upcoming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table:style-name="ce5" office:value-type="string" calcext:value-type="string">
            <text:p><text:span text:style-name="T3">https://www.waterloochronicle.ca/news-story/10695999-wilmot-mayor-les-armstrong-calls-it-quits/</text:span></text:p>
          </table:table-cell>
          <table:table-cell office:value-type="string" calcext:value-type="string">
            <text:p><text:span text:style-name="T2">Wilmot Mayor Les Armstrong calls it qui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7-04" calcext:value-type="date">
            <text:p>2022-07-04</text:p>
          </table:table-cell>
          <table:table-cell table:style-name="ce5" office:value-type="string" calcext:value-type="string">
            <text:p><text:span text:style-name="T3">https://www.waterloochronicle.ca/news-story/10668318-waterloo-region-councillor-sean-strickland-not-running-in-fall-municipal-election/</text:span></text:p>
          </table:table-cell>
          <table:table-cell office:value-type="string" calcext:value-type="string">
            <text:p><text:span text:style-name="T2">Waterloo Region councillor Sean Strickland not running in fall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table:style-name="ce5" office:value-type="string" calcext:value-type="string">
            <text:p><text:span text:style-name="T3">https://www.waterloochronicle.ca/news-story/10695780-wellesley-burns-paper-ballot-option-for-municipal-election/</text:span></text:p>
          </table:table-cell>
          <table:table-cell office:value-type="string" calcext:value-type="string">
            <text:p><text:span text:style-name="T2">Wellesley burns paper ballot option for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table:style-name="ce5" office:value-type="string" calcext:value-type="string">
            <text:p><text:span text:style-name="T3">https://www.waterloochronicle.ca/news-story/10694759-former-cambridge-mpp-seeks-city-council-seat/</text:span></text:p>
          </table:table-cell>
          <table:table-cell office:value-type="string" calcext:value-type="string">
            <text:p><text:span text:style-name="T2">Former Cambridge MPP seeks city council sea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6" calcext:value-type="date">
            <text:p>2022-08-16</text:p>
          </table:table-cell>
          <table:table-cell table:style-name="ce5" office:value-type="string" calcext:value-type="string">
            <text:p><text:span text:style-name="T3">https://www.waterloochronicle.ca/news-story/10693748-kitchener-coun-sarah-marsh-not-seeking-re-election/</text:span></text:p>
          </table:table-cell>
          <table:table-cell office:value-type="string" calcext:value-type="string">
            <text:p><text:span text:style-name="T2">Kitchener Coun. Sarah Marsh not seeking re-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6-08" calcext:value-type="date">
            <text:p>2022-06-08</text:p>
          </table:table-cell>
          <table:table-cell table:style-name="ce5" office:value-type="string" calcext:value-type="string">
            <text:p><text:span text:style-name="T3">https://www.waterloochronicle.ca/news-story/10652130-rookie-candidate-without-a-brand-is-first-to-seek-mayor-s-job-in-waterloo/</text:span></text:p>
          </table:table-cell>
          <table:table-cell office:value-type="string" calcext:value-type="string">
            <text:p><text:span text:style-name="T2">Rookie candidate ‘without a brand’ is first to seek mayor’s job in Waterloo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06" calcext:value-type="date">
            <text:p>2022-09-06</text:p>
          </table:table-cell>
          <table:table-cell table:style-name="ce5" office:value-type="string" calcext:value-type="string">
            <text:p><text:span text:style-name="T3">https://waterloolabour.ca/we-proudly-endorse/</text:span></text:p>
          </table:table-cell>
          <table:table-cell office:value-type="string" calcext:value-type="string">
            <text:p><text:span text:style-name="T2">Waterloo Region Endorsements</text:span></text:p>
          </table:table-cell>
          <table:table-cell office:value-type="string" calcext:value-type="string">
            <text:p><text:span text:style-name="T2">Waterloo Regional Labour Council</text:span></text:p>
          </table:table-cell>
          <table:table-cell office:value-type="string" calcext:value-type="string">
            <text:p><text:span text:style-name="T2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7" calcext:value-type="date">
            <text:p>2022-09-07</text:p>
          </table:table-cell>
          <table:table-cell table:style-name="ce5" office:value-type="string" calcext:value-type="string">
            <text:p><text:span text:style-name="T3">https://old.reddit.com/r/kitchener/comments/x8eulz/mayoral_candidates_for_kitchener/</text:span></text:p>
          </table:table-cell>
          <table:table-cell office:value-type="string" calcext:value-type="string">
            <text:p><text:span text:style-name="T2">Mayoral Candidates for Kitchene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8" calcext:value-type="date">
            <text:p>2022-09-08</text:p>
          </table:table-cell>
          <table:table-cell table:style-name="ce5" office:value-type="string" calcext:value-type="string">
            <text:p><text:span text:style-name="T3">https://old.reddit.com/r/waterloo/comments/x8xp4o/candidates_for_mayor/</text:span></text:p>
          </table:table-cell>
          <table:table-cell office:value-type="string" calcext:value-type="string">
            <text:p><text:span text:style-name="T2">Candidates for Mayo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08" calcext:value-type="date">
            <text:p>2022-09-08</text:p>
          </table:table-cell>
          <table:table-cell office:value-type="string" calcext:value-type="string">
            <text:p><text:span text:style-name="T2">https://observerxtra.com/2022/09/08/two-candidates-vying-for-wellesleys- ward-3-seat/</text:span></text:p>
          </table:table-cell>
          <table:table-cell office:value-type="string" calcext:value-type="string">
            <text:p><text:span text:style-name="T2">Two candidates vying for Wellesley’s Ward 3 seat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ellesley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24" calcext:value-type="date">
            <text:p>2022-08-24</text:p>
          </table:table-cell>
          <table:table-cell table:style-name="ce5" office:value-type="string" calcext:value-type="string">
            <text:p><text:span text:style-name="T3">https://www.therecord.com/news/municipal-election/2022/08/24/this-election-is-a-huge-opportunity-for-meaningful-change-if-only-we-knew-where-to-look-for-it.html</text:span></text:p>
          </table:table-cell>
          <table:table-cell office:value-type="string" calcext:value-type="string">
            <text:p><text:span text:style-name="T2">This election is a huge opportunity for meaningful change. If only we knew where to look for i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7-12" calcext:value-type="date">
            <text:p>2022-07-12</text:p>
          </table:table-cell>
          <table:table-cell office:value-type="string" calcext:value-type="string">
            <text:p><text:span text:style-name="T2">https://www.therecord.com/news/waterloo-region/2022/07/12/former-north-dumfries-mayor-rob-deutschmann-enters-race-for-regional-council.html</text:span></text:p>
          </table:table-cell>
          <table:table-cell office:value-type="string" calcext:value-type="string">
            <text:p><text:span text:style-name="T2">Former North Dumfries mayor Rob Deutschmann enters race for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therecord.com/news/municipal-election/opinion/2022/09/12/tom-galloway-the-clark-kent-of-municipal-politics-in-waterloo-region.html</text:span></text:p>
          </table:table-cell>
          <table:table-cell office:value-type="string" calcext:value-type="string">
            <text:p><text:span text:style-name="T2">Tom Galloway: the Clark Kent of municipal politic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table:style-name="ce5" office:value-type="string" calcext:value-type="string">
            <text:p><text:span text:style-name="T3">https://www.therecord.com/news/municipal-election/2022/09/08/tents-in-kitcheners-victoria-park-point-to-a-growing-housing-crisis.html</text:span></text:p>
          </table:table-cell>
          <table:table-cell office:value-type="string" calcext:value-type="string">
            <text:p><text:span text:style-name="T2">Tents in Kitchener’s Victoria Park point to a growing housing crisi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2">https://twitter.com/TimPetrovic/status/1568964096820658183</text:span></text:p>
          </table:table-cell>
          <table:table-cell office:value-type="string" calcext:value-type="string">
            <text:p><text:span text:style-name="T2">Tim Petrovic: If you love left-wing extremists, vote for Angie and Co. If you want common sense in #Wilmot, vote for this list</text:span></text:p>
          </table:table-cell>
          <table:table-cell office:value-type="string" calcext:value-type="string">
            <text:p><text:span text:style-name="T2">Twitter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therecord.com/news/waterloo-region/2022/09/10/liggett-was-st ruck-by-a-vehicle-and-taken-to-cambridge-memorial-hospital.html</text:span></text:p>
          </table:table-cell>
          <table:table-cell office:value-type="string" calcext:value-type="string">
            <text:p><text:span text:style-name="T2">Cambridge City Coun. Jan Liggett in hospital after acciden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09" calcext:value-type="date">
            <text:p>2022-09-09</text:p>
          </table:table-cell>
          <table:table-cell table:style-name="ce5" office:value-type="string" calcext:value-type="string">
            <text:p><text:span text:style-name="T3">https://citified.substack.com/p/region-of-waterloo-candidates</text:span></text:p>
          </table:table-cell>
          <table:table-cell office:value-type="string" calcext:value-type="string">
            <text:p><text:span text:style-name="T2">Region of Waterloo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office:value-type="string" calcext:value-type="string">
            <text:p><text:span text:style-name="T2">https://observerxtra.com/2022/09/15/middlebrook-bridge-advocates-look-to-make-saving-it-an-election-issue/</text:span></text:p>
          </table:table-cell>
          <table:table-cell office:value-type="string" calcext:value-type="string">
            <text:p><text:span text:style-name="T2">Middlebrook bridge advocates look to make saving it an election issu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office:value-type="string" calcext:value-type="string">
            <text:p><text:span text:style-name="T2">https://old.reddit.com/r/waterloo/comments/xfu3w4/hmm_mmmm_politics/</text:span></text:p>
          </table:table-cell>
          <table:table-cell office:value-type="string" calcext:value-type="string">
            <text:p><text:span text:style-name="T2">Hmm mmmm.... Politic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old.reddit.com/r/uwaterloo/comments/xen9ou/backpacker_college_ceo_is_running_for_waterloo/</text:span></text:p>
          </table:table-cell>
          <table:table-cell office:value-type="string" calcext:value-type="string">
            <text:p><text:span text:style-name="T2">Backpacker College CEO is running for Waterloo Mayo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old.reddit.com/r/kitchener/comments/xel25q/wth_voter_registration_cards/</text:span></text:p>
          </table:table-cell>
          <table:table-cell office:value-type="string" calcext:value-type="string">
            <text:p><text:span text:style-name="T2">WTH - voter registration card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citified.substack.com/p/cambridge-candidates</text:span></text:p>
          </table:table-cell>
          <table:table-cell office:value-type="string" calcext:value-type="string">
            <text:p><text:span text:style-name="T2">Cambridge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Cambridge, SchoolBoard-Catholic-English-Cambridge-NorthDumfries, SchoolBoard-Public-English-Cambridge-NorthDumfries,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old.reddit.com/r/waterloo/comments/xfwhar/if_youre_voting_in_the_election_you_should_know/</text:span></text:p>
          </table:table-cell>
          <table:table-cell office:value-type="string" calcext:value-type="string">
            <text:p><text:span text:style-name="T2">If you're voting in the election, you should know why many School Board candidates are campaigning about "age-appropriate" content in schools (and what they mean by that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therecord.com/news/waterloo-region/2022/09/13/outgoing-mayor-dave-jaworsky-ready-to-move-on-after-leaving-waterloo-nice-and-clean-and-tidy.html</text:span></text:p>
          </table:table-cell>
          <table:table-cell office:value-type="string" calcext:value-type="string">
            <text:p><text:span text:style-name="T2">‘I feel I’ve done what I need to do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therecord.com/news/waterloo-region/opinion/2022/09/16/statues-cast-a-long-shadow-over-wilmot-race.html</text:span></text:p>
          </table:table-cell>
          <table:table-cell office:value-type="string" calcext:value-type="string">
            <text:p><text:span text:style-name="T2">Luisa D’Amato: Statues cast a long shadow over Wilmot rac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5" office:value-type="string" calcext:value-type="string">
            <text:p><text:span text:style-name="T3">https://www.facebook.com/knowyourwaterlootrustees/posts/pfbid0bvKPL8bpr3nob2kBrY9c6uH4QpbxvdVNd567m93cT5kNAeDrNSvfhMtWFjpX1vwhl</text:span></text:p>
          </table:table-cell>
          <table:table-cell office:value-type="string" calcext:value-type="string">
            <text:p><text:span text:style-name="T2">Kitchener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facebook.com/knowyourwaterlootrustees/posts/pfbid0sxMHrpHT171LrhJ5xH5D4NKx6ybF8ejog5X86H2FsVuPVx1KobXjqNjnMv3nSUoMl</text:span></text:p>
          </table:table-cell>
          <table:table-cell office:value-type="string" calcext:value-type="string">
            <text:p><text:span text:style-name="T2">Waterloo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Waterloo-Wilmot, SchoolBoard-Catholic-English-Waterloo-Wellesley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facebook.com/knowyourwaterlootrustees/posts/pfbid0KsjnTCWED1gKuyVWFazFWszvTePRMVHJgJ4BNWVND2pDSNLMYoW9Q2Q7M8Lb7SMHl</text:span></text:p>
          </table:table-cell>
          <table:table-cell office:value-type="string" calcext:value-type="string">
            <text:p><text:span text:style-name="T2">Wellesley/Woolwich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2">https://www.facebook.com/knowyourwaterlootrustees/posts/pfbid0eZDDpdbCiviSQUR3oiug9ALJGrxEp9SkkdWN7eyE5YGL9ZZ2mqrX9v5WidW6FrTfl </text:span></text:p>
          </table:table-cell>
          <table:table-cell office:value-type="string" calcext:value-type="string">
            <text:p><text:span text:style-name="T2">Cambridge/North Dumfries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Catholic-English-Cambridge-NorthDumfries, SchoolBoard-Pub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5" office:value-type="string" calcext:value-type="string">
            <text:p><text:span text:style-name="T3">https://old.reddit.com/r/kitchener/comments/xgq6bl/update_1_psa_municipal_election_and_the_encampment/</text:span></text:p>
          </table:table-cell>
          <table:table-cell office:value-type="string" calcext:value-type="string">
            <text:p><text:span text:style-name="T2">Municipal Election and The Encampment Survey by /u/nhowlett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Kitchener, Regional-Chair, Kitchener-Ward-09, Kitchener-Ward-10, 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cbc.ca/news/canada/kitchener-waterloo/kitchener-city-council-municipal-election-encampments-1.6585369</text:span></text:p>
          </table:table-cell>
          <table:table-cell office:value-type="string" calcext:value-type="string">
            <text:p><text:span text:style-name="T2">Managed, outdoor encampment idea supported by many city council candidates in downtown Kitchener ward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Kitchener-Ward-09, 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8" calcext:value-type="date">
            <text:p>2022-09-18</text:p>
          </table:table-cell>
          <table:table-cell office:value-type="string" calcext:value-type="string">
            <text:p><text:span text:style-name="T2">https://www.youtube.com/watch?v=66ao__P9vlo</text:span></text:p>
          </table:table-cell>
          <table:table-cell office:value-type="string" calcext:value-type="string">
            <text:p><text:span text:style-name="T2">The Local Campaign: Councillor Candidate Q&amp;A - Cambridge (Wards 1-4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1, Cambridge-Ward-02, Cambridge-Ward-03, Cambridge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youtube.com/watch?v=uzKd_vQxogU</text:span></text:p>
          </table:table-cell>
          <table:table-cell office:value-type="string" calcext:value-type="string">
            <text:p><text:span text:style-name="T2">The Local Campaign: Cambridge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T1Li_MviwuQ</text:span></text:p>
          </table:table-cell>
          <table:table-cell office:value-type="string" calcext:value-type="string">
            <text:p><text:span text:style-name="T2">The Local Campaign: Kitchener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AlafyK0-w0k</text:span></text:p>
          </table:table-cell>
          <table:table-cell office:value-type="string" calcext:value-type="string">
            <text:p><text:span text:style-name="T2">The Local Campaign: Region of Waterloo Chair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a9e2krdIefA</text:span></text:p>
          </table:table-cell>
          <table:table-cell office:value-type="string" calcext:value-type="string">
            <text:p><text:span text:style-name="T2">The Local Campaign: Councillor Candidate Q&amp;A – Kitchener (Wards 1-6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1, Kitchener-Ward-02, Kitchener-Ward-03, Kitchener-Ward-04, Kitchener-Ward-05, Kitchener-Ward-06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globalnews.ca/news/9132446/2022-ontario-municipal-election-meet-kitchener-regional-councilor-candidates/</text:span></text:p>
          </table:table-cell>
          <table:table-cell office:value-type="string" calcext:value-type="string">
            <text:p><text:span text:style-name="T2">2022 Ontario municipal election: Meet the Kitchener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5-03" calcext:value-type="date">
            <text:p>2022-05-03</text:p>
          </table:table-cell>
          <table:table-cell office:value-type="string" calcext:value-type="string">
            <text:p><text:span text:style-name="T2">https://globalnews.ca/news/8805368/cambridge-mayor-kathryn-mcgarry-2022-election/</text:span></text:p>
          </table:table-cell>
          <table:table-cell office:value-type="string" calcext:value-type="string">
            <text:p><text:span text:style-name="T2">Cambridge Mayor Kathryn McGarry running for re-election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2">https://globalnews.ca/news/9066280/former-mpp-belinda-karahalios-cambridge-council-race/</text:span></text:p>
          </table:table-cell>
          <table:table-cell office:value-type="string" calcext:value-type="string">
            <text:p><text:span text:style-name="T2">Former MPP Belinda Karahalios enters name into Cambridge councillor race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office:value-type="string" calcext:value-type="string">
            <text:p><text:span text:style-name="T2">https://globalnews.ca/news/9072186/another-familiar-name-enters-2022-cambridge-municipal-election-jim-karahalios/</text:span></text:p>
          </table:table-cell>
          <table:table-cell office:value-type="string" calcext:value-type="string">
            <text:p><text:span text:style-name="T2">Another familiar name enters 2022 Cambridge municipal election: Jim Karahalio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globalnews.ca/news/9140129/2022-ontario-municipal-election-waterloo-regional-councillor-candidates/</text:span></text:p>
          </table:table-cell>
          <table:table-cell office:value-type="string" calcext:value-type="string">
            <text:p><text:span text:style-name="T2">2022 Ontario municipal election: Meet the Waterloo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bc.ca/news/canada/kitchener-waterloo/woolwich-candidates-township-s-future-1.6588119</text:span></text:p>
          </table:table-cell>
          <table:table-cell office:value-type="string" calcext:value-type="string">
            <text:p><text:span text:style-name="T2">Some Woolwich candidates have a diverse vision for the township's futur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youtube.com/watch?v=fvnx7jCaCes</text:span></text:p>
          </table:table-cell>
          <table:table-cell office:value-type="string" calcext:value-type="string">
            <text:p><text:span text:style-name="T2">The Local Campaign: Waterloo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mayor-says-she-knows-the-city-can-realize-its-potential-5728453</text:span></text:p>
          </table:table-cell>
          <table:table-cell office:value-type="string" calcext:value-type="string">
            <text:p><text:span text:style-name="T2">Mayor says she knows the city can realize its potential (Kathryn McGarr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mayoral-candidate-says-she-will-not-ignore-residents-concerns-5802272</text:span></text:p>
          </table:table-cell>
          <table:table-cell office:value-type="string" calcext:value-type="string">
            <text:p><text:span text:style-name="T2">Mayoral candidate says she will not ignore residents' concerns (Jan Liggett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ward-1-candidate-says-affordability-homelessness-are-top-city-issues-5786025</text:span></text:p>
          </table:table-cell>
          <table:table-cell office:value-type="string" calcext:value-type="string">
            <text:p><text:span text:style-name="T2">Ward 1 candidate says affordability, homelessness are top city issues (Erick Tako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ward-1-candidate-believes-current-council-is-out-of-touch-with-voters-5809822</text:span></text:p>
          </table:table-cell>
          <table:table-cell office:value-type="string" calcext:value-type="string">
            <text:p><text:span text:style-name="T2">Ward 1 candidate believes current council is out of touch with voters (Helen Shwer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5" office:value-type="string" calcext:value-type="string">
            <text:p><text:span text:style-name="T3">https://www.cambridgetoday.ca/2022-municipal-election-news/ward-1-candidate-aims-to-return-accountability-to-city-hall-5810055</text:span></text:p>
          </table:table-cell>
          <table:table-cell office:value-type="string" calcext:value-type="string">
            <text:p><text:span text:style-name="T2">Ward 1 candidate aims to return accountability to city hall (Paul Brow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cambridgetoday.ca/2022-municipal-election-news/candidate-for-mayor-wants-referendum-on-safe-injection-site-5811588</text:span></text:p>
          </table:table-cell>
          <table:table-cell office:value-type="string" calcext:value-type="string">
            <text:p><text:span text:style-name="T2">Candidate for mayor wants referendum on safe injection site (Cody Botelho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5" office:value-type="string" calcext:value-type="string">
            <text:p><text:span text:style-name="T3">https://www.cambridgetoday.ca/2022-municipal-election-news/meet-the-candidates-matt-rogers-ward-2-5816734</text:span></text:p>
          </table:table-cell>
          <table:table-cell office:value-type="string" calcext:value-type="string">
            <text:p><text:span text:style-name="T2">MEET THE CANDIDATES: Matt Rogers, Ward 2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5" office:value-type="string" calcext:value-type="string">
            <text:p><text:span text:style-name="T3">https://www.cambridgetoday.ca/2022-municipal-election-news/meet-the-candidates-piyush-nanda-ward-2-5788209</text:span></text:p>
          </table:table-cell>
          <table:table-cell office:value-type="string" calcext:value-type="string">
            <text:p><text:span text:style-name="T2">MEET THE CANDIDATES: Piyush Nanda, Ward 2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belinda-karahalios-ward-3-5820265</text:span></text:p>
          </table:table-cell>
          <table:table-cell office:value-type="string" calcext:value-type="string">
            <text:p><text:span text:style-name="T2">MEET THE CANDIDATES: Belinda Karahalios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nate-whalen-ward-3-5788354</text:span></text:p>
          </table:table-cell>
          <table:table-cell office:value-type="string" calcext:value-type="string">
            <text:p><text:span text:style-name="T2">MEET THE CANDIDATES: Nate Whalen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tracy-hipel-ward-3-5819052</text:span></text:p>
          </table:table-cell>
          <table:table-cell office:value-type="string" calcext:value-type="string">
            <text:p><text:span text:style-name="T2">MEET THE CANDIDATES: Tracy Hipel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corey-kimpson-ward-3-5819604</text:span></text:p>
          </table:table-cell>
          <table:table-cell office:value-type="string" calcext:value-type="string">
            <text:p><text:span text:style-name="T2">MEET THE CANDIDATES: Corey Kimpson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5" office:value-type="string" calcext:value-type="string">
            <text:p><text:span text:style-name="T3">https://www.cambridgetoday.ca/2022-municipal-election-news/meet-the-candidates-michele-braniff-ward-3-5820192</text:span></text:p>
          </table:table-cell>
          <table:table-cell office:value-type="string" calcext:value-type="string">
            <text:p><text:span text:style-name="T2">MEET THE CANDIDATES: Michele Braniff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candidate-for-regional-chair-says-weak-leadership-has-led-to-affordability-crisis-5796136</text:span></text:p>
          </table:table-cell>
          <table:table-cell office:value-type="string" calcext:value-type="string">
            <text:p><text:span text:style-name="T2">Candidate for regional chair says weak leadership has led to affordability crisis (Brendon John Da Costa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regional-chair-candidate-says-decision-making-shouldnt-be-left-to-politicians-5824230</text:span></text:p>
          </table:table-cell>
          <table:table-cell office:value-type="string" calcext:value-type="string">
            <text:p><text:span text:style-name="T2">Regional chair candidate says decision making shouldn't be left to politicians (Narine Dat Sookram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meet-the-candidates-barbara-harrington-ward-4-5826066</text:span></text:p>
          </table:table-cell>
          <table:table-cell office:value-type="string" calcext:value-type="string">
            <text:p><text:span text:style-name="T2">MEET THE CANDIDATES: Barbara Harrington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meet-the-candidates-ross-earnshaw-ward-4-5825959</text:span></text:p>
          </table:table-cell>
          <table:table-cell office:value-type="string" calcext:value-type="string">
            <text:p><text:span text:style-name="T2">MEET THE CANDIDATES: Ross Earnshaw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meet-the-candidates-clifford-vanclief-ward-4-5826341</text:span></text:p>
          </table:table-cell>
          <table:table-cell office:value-type="string" calcext:value-type="string">
            <text:p><text:span text:style-name="T2">MEET THE CANDIDATES: Clifford Vanclief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5" office:value-type="string" calcext:value-type="string">
            <text:p><text:span text:style-name="T3">https://www.cambridgetoday.ca/2022-municipal-election-news/meet-the-candidates-usman-lalva-ward-4-5826572</text:span></text:p>
          </table:table-cell>
          <table:table-cell office:value-type="string" calcext:value-type="string">
            <text:p><text:span text:style-name="T2">MEET THE CANDIDATES: Usman Lalva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homelessness-crisis-needs-positive-solutions-says-ward-1-candidate-5827184</text:span></text:p>
          </table:table-cell>
          <table:table-cell office:value-type="string" calcext:value-type="string">
            <text:p><text:span text:style-name="T2">Homelessness crisis needs positive solutions says Ward 1 candidate (Donna Reid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amanda-maxwell-ward-5-5832946</text:span></text:p>
          </table:table-cell>
          <table:table-cell office:value-type="string" calcext:value-type="string">
            <text:p><text:span text:style-name="T2">MEET THE CANDIDATES: Amanda Maxwell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mark-d-fisher-ward-5-5832599</text:span></text:p>
          </table:table-cell>
          <table:table-cell office:value-type="string" calcext:value-type="string">
            <text:p><text:span text:style-name="T2">MEET THE CANDIDATES: Mark D. Fisher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naeem-awan-ward-5-5832780</text:span></text:p>
          </table:table-cell>
          <table:table-cell office:value-type="string" calcext:value-type="string">
            <text:p><text:span text:style-name="T2">MEET THE CANDIDATES: Naeem Awan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sheri-roberts-ward-5-5788521</text:span></text:p>
          </table:table-cell>
          <table:table-cell office:value-type="string" calcext:value-type="string">
            <text:p><text:span text:style-name="T2">MEET THE CANDIDATES: Sheri Roberts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5" office:value-type="string" calcext:value-type="string">
            <text:p><text:span text:style-name="T3">https://www.cambridgetoday.ca/2022-municipal-election-news/meet-the-candidates-jim-karahalios-ward-5-5833022</text:span></text:p>
          </table:table-cell>
          <table:table-cell office:value-type="string" calcext:value-type="string">
            <text:p><text:span text:style-name="T2">MEET THE CANDIDATES: Jim Karahalios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5" office:value-type="string" calcext:value-type="string">
            <text:p><text:span text:style-name="T3">https://www.cambridgetoday.ca/2022-municipal-election-news/housing-attainability-one-of-the-key-goals-of-incumbent-regional-chair-5829722</text:span></text:p>
          </table:table-cell>
          <table:table-cell office:value-type="string" calcext:value-type="string">
            <text:p><text:span text:style-name="T2">Housing attainability one of the key goals of incumbent regional chair (Karen Redma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5" office:value-type="string" calcext:value-type="string">
            <text:p><text:span text:style-name="T3">https://www.cambridgetoday.ca/2022-municipal-election-news/regional-candidate-says-stronger-cambridge-voice-needed-on-council-5816586</text:span></text:p>
          </table:table-cell>
          <table:table-cell office:value-type="string" calcext:value-type="string">
            <text:p><text:span text:style-name="T2">Regional candidate says stronger Cambridge voice needed on council (Pam Wolf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8" calcext:value-type="date">
            <text:p>2022-09-18</text:p>
          </table:table-cell>
          <table:table-cell table:style-name="ce5" office:value-type="string" calcext:value-type="string">
            <text:p><text:span text:style-name="T3">https://www.cambridgetoday.ca/2022-municipal-election-news/failed-response-to-opioid-crisis-lack-of-safety-prompted-former-mayor-to-run-for-regional-council-5835726</text:span></text:p>
          </table:table-cell>
          <table:table-cell office:value-type="string" calcext:value-type="string">
            <text:p><text:span text:style-name="T2">Failed response to opioid crisis, lack of safety prompted former mayor to run for regional council (Doug Craig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regional-candidate-says-hell-ensure-cambridge-gets-value-for-tax-dollars-5838887</text:span></text:p>
          </table:table-cell>
          <table:table-cell office:value-type="string" calcext:value-type="string">
            <text:p><text:span text:style-name="T2">Regional candidate says he'll ensure Cambridge gets value for its tax dollars (Prakash Venkatarama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candidate-feels-ignored-over-concern-election-day-falls-on-diwali-5839687</text:span></text:p>
          </table:table-cell>
          <table:table-cell office:value-type="string" calcext:value-type="string">
            <text:p><text:span text:style-name="T2">Candidate feels 'ignored' over concern election day falls on Diwali (Vandan Pate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homelessness-traffic-and-road-repairs-top-issues-for-ward-6-candidate-5841301</text:span></text:p>
          </table:table-cell>
          <table:table-cell office:value-type="string" calcext:value-type="string">
            <text:p><text:span text:style-name="T2">Homelessness, traffic and road repairs top issues for Ward 6 candidate (Eian Campbel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housing-affordability-a-key-concern-for-incumbent-in-ward-6-5798996</text:span></text:p>
          </table:table-cell>
          <table:table-cell office:value-type="string" calcext:value-type="string">
            <text:p><text:span text:style-name="T2">Housing affordability a key concern for incumbent in Ward 6 (Shannon Adshade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5" office:value-type="string" calcext:value-type="string">
            <text:p><text:span text:style-name="T3">https://www.cambridgetoday.ca/2022-municipal-election-news/ward-6-candidate-says-city-needs-better-sports-and-recreation-facilities-5841074</text:span></text:p>
          </table:table-cell>
          <table:table-cell office:value-type="string" calcext:value-type="string">
            <text:p><text:span text:style-name="T2">Ward 6 candidate says city needs better sports and recreation facilities (Bill Conwa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5" office:value-type="string" calcext:value-type="string">
            <text:p><text:span text:style-name="T3">https://www.cambridgetoday.ca/2022-municipal-election-news/cambridge-needs-more-representation-on-regional-council-says-candidate-5841379</text:span></text:p>
          </table:table-cell>
          <table:table-cell office:value-type="string" calcext:value-type="string">
            <text:p><text:span text:style-name="T2">Cambridge needs more representation on regional council, says candidate (Crystal Whetham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5" office:value-type="string" calcext:value-type="string">
            <text:p><text:span text:style-name="T3">https://www.cambridgetoday.ca/2022-municipal-election-news/mayoral-candidate-confident-he-can-make-the-right-decisions-and-choices-for-the-people-of-this-city-5839151</text:span></text:p>
          </table:table-cell>
          <table:table-cell office:value-type="string" calcext:value-type="string">
            <text:p><text:span text:style-name="T2">Mayoral candidate confident he can make 'the right decisions and choices for the people of this city' (Randy Carte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5" office:value-type="string" calcext:value-type="string">
            <text:p><text:span text:style-name="T3">https://www.cambridgetoday.ca/2022-municipal-election-news/meet-the-candidates-scott-hamilton-incumbent-for-ward-7-5790082</text:span></text:p>
          </table:table-cell>
          <table:table-cell office:value-type="string" calcext:value-type="string">
            <text:p><text:span text:style-name="T2">MEET THE CANDIDATES: Scott Hamilton, incumbent for Ward 7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5" office:value-type="string" calcext:value-type="string">
            <text:p><text:span text:style-name="T3">https://www.cambridgetoday.ca/2022-municipal-election-news/meet-the-candidates-manuel-da-silva-ward-7-5845556</text:span></text:p>
          </table:table-cell>
          <table:table-cell office:value-type="string" calcext:value-type="string">
            <text:p><text:span text:style-name="T2">MEET THE CANDIDATES: Manuel da Silva, Ward 7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5" office:value-type="string" calcext:value-type="string">
            <text:p><text:span text:style-name="T3">https://www.cambridgetoday.ca/2022-municipal-election-news/candidate-says-we-need-compassionate-but-practical-solutions-to-issues-like-homelessness-5845716</text:span></text:p>
          </table:table-cell>
          <table:table-cell office:value-type="string" calcext:value-type="string">
            <text:p><text:span text:style-name="T2">Candidate says we need 'compassionate but practical solutions' to issues like homelessness (Tyler Calve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5" office:value-type="string" calcext:value-type="string">
            <text:p><text:span text:style-name="T3">https://www.cambridgetoday.ca/2022-municipal-election-news/city-infrastructure-hasnt-kept-up-to-growth-says-candidate-for-ward-8-5851205</text:span></text:p>
          </table:table-cell>
          <table:table-cell office:value-type="string" calcext:value-type="string">
            <text:p><text:span text:style-name="T2">City infrastructure hasn't kept up to growth, says candidate for Ward 8 (David Hood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5" office:value-type="string" calcext:value-type="string">
            <text:p><text:span text:style-name="T3">https://www.cambridgetoday.ca/2022-municipal-election-news/ward-8-candidate-frustrated-by-unresolved-issues-says-its-time-for-change-5849934</text:span></text:p>
          </table:table-cell>
          <table:table-cell office:value-type="string" calcext:value-type="string">
            <text:p><text:span text:style-name="T2">Ward 8 candidate frustrated by unresolved issues, says it's time for change (Vandan Pate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ambridgetoday.ca/local-news/address-homelessness-and-addiction-by-starting-at-root-of-problem-says-ward-8-candidate-5850977</text:span></text:p>
          </table:table-cell>
          <table:table-cell office:value-type="string" calcext:value-type="string">
            <text:p><text:span text:style-name="T2">Address homelessness and addiction by starting at root of problem, says Ward 8 candidate (Jack Perkes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waterloo/comments/xk3obw/mayors_debate_on_rogerstv_tonight/</text:span></text:p>
          </table:table-cell>
          <table:table-cell office:value-type="string" calcext:value-type="string">
            <text:p><text:span text:style-name="T2">Mayor's Debate on RogersTV tonight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globalnews.ca/news/9145941/2022-ontario-municipal-election-cambridge-ward-6-councillor-candidates</text:span></text:p>
          </table:table-cell>
          <table:table-cell office:value-type="string" calcext:value-type="string">
            <text:p><text:span text:style-name="T2">2022 Ontario municipal election: Meet the Cambridge Ward 6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kitchener/comments/xkognh/report_from_ward_9_candidate_qa/</text:span></text:p>
          </table:table-cell>
          <table:table-cell office:value-type="string" calcext:value-type="string">
            <text:p><text:span text:style-name="T2">Report from Ward 9 Candidate Q&amp;A (易缾) (/r/kitchener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ambridgetoday.ca/local-news/cambridge-trustee-proposes-free-public-transit-for-students-5852442</text:span></text:p>
          </table:table-cell>
          <table:table-cell office:value-type="string" calcext:value-type="string">
            <text:p><text:span text:style-name="T2">Cambridge trustee proposes free public transit for student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cambridgetoday.ca/2022-municipal-election-news/building-walkable-sustainable-neighbourhoods-will-ensure-cambridge-thrives-says-regional-candidate-5852311</text:span></text:p>
          </table:table-cell>
          <table:table-cell office:value-type="string" calcext:value-type="string">
            <text:p><text:span text:style-name="T2">Building walkable, sustainable neighbourhoods will ensure Cambridge thrives, says regional candidate (Bobbi Stewart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waterloo/comments/xkose7/report_from_ward_9_candidate_qa/</text:span></text:p>
          </table:table-cell>
          <table:table-cell office:value-type="string" calcext:value-type="string">
            <text:p><text:span text:style-name="T2">Report from Ward 9 Candidate Q&amp;A (易缾) (/r/waterloo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58ZlIUayPdo</text:span></text:p>
          </table:table-cell>
          <table:table-cell office:value-type="string" calcext:value-type="string">
            <text:p><text:span text:style-name="T2">The Local Campaign: Councillor Candidate Q&amp;A – Waterloo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aterloo-Ward-01, Waterloo-Ward-02, Waterloo-Ward-03, Waterloo-Ward-04, Waterloo-Ward-05, Waterloo-Ward-06, Waterloo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07sGNbTjcxc</text:span></text:p>
          </table:table-cell>
          <table:table-cell office:value-type="string" calcext:value-type="string">
            <text:p><text:span text:style-name="T2">The Local Campaign: Regional Council Candidate Q&amp;As for Kitchener 202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-JZAzH-RicI</text:span></text:p>
          </table:table-cell>
          <table:table-cell office:value-type="string" calcext:value-type="string">
            <text:p><text:span text:style-name="T2">The Local Campaign: Regional Council Candidate Q&amp;As for Cambridge and Waterloo 202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Cambridge, Regional-Waterloo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therecord.com/news/waterloo-region/opinion/2022/09/21/her-wheelchair-gives-this-municipal-candidate-a-unique-perspective.html</text:span></text:p>
          </table:table-cell>
          <table:table-cell office:value-type="string" calcext:value-type="string">
            <text:p><text:span text:style-name="T2">Luisa D’Amato: Her wheelchair gives this municipal candidate a unique perspectiv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twitter.com/csgw_wr/status/1573128821473431552</text:span></text:p>
          </table:table-cell>
          <table:table-cell office:value-type="string" calcext:value-type="string">
            <text:p><text:span text:style-name="T2">Citizens for Safe Ground Water Wilmot Candidates Survey on Aggregates</text:span></text:p>
          </table:table-cell>
          <table:table-cell office:value-type="string" calcext:value-type="string">
            <text:p><text:span text:style-name="T2">Citizens for Safe Ground Water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globalnews.ca/news/9146336/2022-ontario-municipal-election-kitchener-ward-1-council-candidates/</text:span></text:p>
          </table:table-cell>
          <table:table-cell office:value-type="string" calcext:value-type="string">
            <text:p><text:span text:style-name="T2">2022 Ontario municipal election: Meet the Kitchener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knowyourwrdsbtrustees.ca/</text:span></text:p>
          </table:table-cell>
          <table:table-cell office:value-type="string" calcext:value-type="string">
            <text:p><text:span text:style-name="T2">Know Your WRDSB Trustees website/candidate classification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therecord.com/news/waterloo-region/opinion/2022/09/23/the-magical-side-of-the-candidates-debate.html</text:span></text:p>
          </table:table-cell>
          <table:table-cell office:value-type="string" calcext:value-type="string">
            <text:p><text:span text:style-name="T2">Luisa D’Amato: The magical side of the candidates’ deb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908-waterloo-votes-cindy-watkin-region-of-waterloo-council-candidate/</text:span></text:p>
          </table:table-cell>
          <table:table-cell office:value-type="string" calcext:value-type="string">
            <text:p><text:span text:style-name="T2">WATERLOO VOTES: Cindy Watkin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2">WATERLOO VOTES: Karen Fischer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2">WATERLOO REGION VOTES: Ryan Keating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2">WATERLOO VOTES: Matthew Nicholas Schwarz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2">WATERLOO REGION VOTES: Conrad Stanley, Catholic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97-waterloo-votes-julie-wright-ward-7-candidate/</text:span></text:p>
          </table:table-cell>
          <table:table-cell office:value-type="string" calcext:value-type="string">
            <text:p><text:span text:style-name="T2">WATERLOO VOTES: Julie Wright, Ward 7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15-waterloo-votes-kypp-saunders-mayoral-candidate/</text:span></text:p>
          </table:table-cell>
          <table:table-cell office:value-type="string" calcext:value-type="string">
            <text:p><text:span text:style-name="T2">WATERLOO VOTES: Kypp Saunders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90-waterloo-votes-dorothy-mccabe-mayoral-candidate/</text:span></text:p>
          </table:table-cell>
          <table:table-cell office:value-type="string" calcext:value-type="string">
            <text:p><text:span text:style-name="T2">WATERLOO VOTES: Dorothy McCabe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1282-waterloo-votes-royce-bodaly-ward-2-candidate/</text:span></text:p>
          </table:table-cell>
          <table:table-cell office:value-type="string" calcext:value-type="string">
            <text:p><text:span text:style-name="T2">WATERLOO VOTES: Royce Bodaly, Ward 2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1178-waterloo-votes-diane-freeman-ward-4-candidate/</text:span></text:p>
          </table:table-cell>
          <table:table-cell office:value-type="string" calcext:value-type="string">
            <text:p><text:span text:style-name="T2">WATERLOO VOTES: Diane Freeman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citified.substack.com/p/kitchener-candidates</text:span></text:p>
          </table:table-cell>
          <table:table-cell office:value-type="string" calcext:value-type="string">
            <text:p><text:span text:style-name="T2">Kitchener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58-waterloo-votes-blayr-hogg-ward-5-candidate/</text:span></text:p>
          </table:table-cell>
          <table:table-cell office:value-type="string" calcext:value-type="string">
            <text:p><text:span text:style-name="T2">WATERLOO VOTES: Blayr Hogg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528-waterloo-votes-jen-vasic-ward-5-candidate/</text:span></text:p>
          </table:table-cell>
          <table:table-cell office:value-type="string" calcext:value-type="string">
            <text:p><text:span text:style-name="T2">WATERLOO VOTES: Jen Vasic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696-waterloo-region-votes-julie-molenaar-waterloo-catholic-district-school-board-trustee-candidate/</text:span></text:p>
          </table:table-cell>
          <table:table-cell office:value-type="string" calcext:value-type="string">
            <text:p><text:span text:style-name="T2">WATERLOO REGION VOTES: Julie Molenaar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50-waterloo-votes-mark-fisher-region-of-waterloo-council-candidate/</text:span></text:p>
          </table:table-cell>
          <table:table-cell office:value-type="string" calcext:value-type="string">
            <text:p><text:span text:style-name="T2">WATERLOO VOTES: Mark Fisher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63-waterloo-region-votes-george-schmidt-waterloo-region-district-school-board-trustee-candidate/</text:span></text:p>
          </table:table-cell>
          <table:table-cell office:value-type="string" calcext:value-type="string">
            <text:p><text:span text:style-name="T2">WATERLOO REGION VOTES: George Schmidt, Waterloo Region District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71-waterloo-region-votes-waterloo-region-district-school-board-trustee-candidate-wendy-woodhall/</text:span></text:p>
          </table:table-cell>
          <table:table-cell office:value-type="string" calcext:value-type="string">
            <text:p><text:span text:style-name="T2">WATERLOO REGION VOTES: Waterloo Region District School Board trustee candidate, Wendy Woodhall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10-waterloo-votes-obinna-obi-ward-4-candidate/</text:span></text:p>
          </table:table-cell>
          <table:table-cell office:value-type="string" calcext:value-type="string">
            <text:p><text:span text:style-name="T2">WATERLOO VOTES: Obinna Obi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23-waterloo-votes-bob-oberholtzer-ward-5-candidate/</text:span></text:p>
          </table:table-cell>
          <table:table-cell office:value-type="string" calcext:value-type="string">
            <text:p><text:span text:style-name="T2">WATERLOO VOTES: Bob Oberholtzer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27-waterloo-region-votes-jim-erb-region-of-waterloo-council-candidate/</text:span></text:p>
          </table:table-cell>
          <table:table-cell office:value-type="string" calcext:value-type="string">
            <text:p><text:span text:style-name="T2">WATERLOO REGION VOTES: Jim Erb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606-waterloo-region-votes-karen-redman-waterloo-regional-chair-candidate/</text:span></text:p>
          </table:table-cell>
          <table:table-cell office:value-type="string" calcext:value-type="string">
            <text:p><text:span text:style-name="T2">WATERLOO REGION VOTES: Karen Redman, Waterloo Regional Chair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728-waterloo-region-votes-john-vieth-region-of-waterloo-council-candidate/</text:span></text:p>
          </table:table-cell>
          <table:table-cell office:value-type="string" calcext:value-type="string">
            <text:p><text:span text:style-name="T2">WATERLOO REGION VOTES: John Vieth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749-waterloo-region-votes-gord-greavette-region-of-waterloo-council-candidate/</text:span></text:p>
          </table:table-cell>
          <table:table-cell office:value-type="string" calcext:value-type="string">
            <text:p><text:span text:style-name="T2">WATERLOO REGION VOTES: Gord Greavette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08-waterloo-votes-sandra-hanmer-ward-1-candidate/</text:span></text:p>
          </table:table-cell>
          <table:table-cell office:value-type="string" calcext:value-type="string">
            <text:p><text:span text:style-name="T2">WATERLOO VOTES: Sandra Hanmer, Ward 1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43-waterloo-votes-bruce-polan-ward-7-candidate/</text:span></text:p>
          </table:table-cell>
          <table:table-cell office:value-type="string" calcext:value-type="string">
            <text:p><text:span text:style-name="T2">WATERLOO VOTES: Bruce Polan, Ward 7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441-waterloo-votes-robert-parent-ward-1-candidate/</text:span></text:p>
          </table:table-cell>
          <table:table-cell office:value-type="string" calcext:value-type="string">
            <text:p><text:span text:style-name="T2">WATERLOO VOTES: Robert Parent, Ward 1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568-waterloo-votes-rob-evans-mayoral-candidate/</text:span></text:p>
          </table:table-cell>
          <table:table-cell office:value-type="string" calcext:value-type="string">
            <text:p><text:span text:style-name="T2">WATERLOO VOTES: Rob Evans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45-waterloo-votes-shannon-weber-mayoral-candidate/</text:span></text:p>
          </table:table-cell>
          <table:table-cell office:value-type="string" calcext:value-type="string">
            <text:p><text:span text:style-name="T2">WATERLOO VOTES: Shannon Weber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44-waterloo-votes-joe-brenner-ward-5-candidate/</text:span></text:p>
          </table:table-cell>
          <table:table-cell office:value-type="string" calcext:value-type="string">
            <text:p><text:span text:style-name="T2">WATERLOO VOTES: Joe Brenner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93-waterloo-votes-jim-bolger-region-of-waterloo-council-candidate/</text:span></text:p>
          </table:table-cell>
          <table:table-cell office:value-type="string" calcext:value-type="string">
            <text:p><text:span text:style-name="T2">WATERLOO VOTES: Jim Bolger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016-waterloo-votes-jonathan-cassels-ward-6-candidate/</text:span></text:p>
          </table:table-cell>
          <table:table-cell office:value-type="string" calcext:value-type="string">
            <text:p><text:span text:style-name="T2">WATERLOO VOTES: Jonathan Cassels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156-waterloo-votes-mary-lou-roe-ward-6-candidate/</text:span></text:p>
          </table:table-cell>
          <table:table-cell office:value-type="string" calcext:value-type="string">
            <text:p><text:span text:style-name="T2">WATERLOO VOTES: Mary Lou Ro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table:style-name="ce5" office:value-type="string" calcext:value-type="string">
            <text:p><text:span text:style-name="T3">https://www.therecord.com/local-waterloo/news/municipal-election/2022/09/23/waterloo-votes-chantal-huinink-region-of-waterloo-council-candidate.html</text:span></text:p>
          </table:table-cell>
          <table:table-cell office:value-type="string" calcext:value-type="string">
            <text:p><text:span text:style-name="T2">WATERLOO VOTES: Chantal Huinink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1028-waterloo-region-votes-catholic-school-board-trustee-candidate-linda-cuff/</text:span></text:p>
          </table:table-cell>
          <table:table-cell office:value-type="string" calcext:value-type="string">
            <text:p><text:span text:style-name="T2">WATERLOO REGION VOTES: Catholic school board trustee candidate Linda Cuff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32-waterloo-votes-maryssa-barras-ward-4-candidate/</text:span></text:p>
          </table:table-cell>
          <table:table-cell office:value-type="string" calcext:value-type="string">
            <text:p><text:span text:style-name="T2">WATERLOO VOTES: Maryssa Barras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63-waterloo-votes-hans-roach-ward-3-candidate/</text:span></text:p>
          </table:table-cell>
          <table:table-cell office:value-type="string" calcext:value-type="string">
            <text:p><text:span text:style-name="T2">WATERLOO VOTES: Hans Roach, Ward 3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67-waterloo-votes-madelyn-steiss-ward-3-candidate/</text:span></text:p>
          </table:table-cell>
          <table:table-cell office:value-type="string" calcext:value-type="string">
            <text:p><text:span text:style-name="T2">WATERLOO VOTES: Madelyn Steiss, Ward 3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616-waterloo-region-votes-james-ball-region-of-waterloo-council-candidate/</text:span></text:p>
          </table:table-cell>
          <table:table-cell office:value-type="string" calcext:value-type="string">
            <text:p><text:span text:style-name="T2">WATERLOO REGION VOTES: James Ball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960-waterloo-region-votes-narine-sookram-waterloo-regional-chair-candidate/</text:span></text:p>
          </table:table-cell>
          <table:table-cell office:value-type="string" calcext:value-type="string">
            <text:p><text:span text:style-name="T2">WATERLOO REGION VOTES: Narine Sookram, Waterloo Regional chair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845-waterloo-votes-khaled-berbash-ward-2-candidate/</text:span></text:p>
          </table:table-cell>
          <table:table-cell office:value-type="string" calcext:value-type="string">
            <text:p><text:span text:style-name="T2">WATERLOO VOTES: Khaled Berbash, Ward 2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15-waterloo-region-votes-martin-mirt-waterloo-region-district-school-board-trustee-candidate/</text:span></text:p>
          </table:table-cell>
          <table:table-cell office:value-type="string" calcext:value-type="string">
            <text:p><text:span text:style-name="T2">WATERLOO REGION VOTES: Martin Mirt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92-waterloo-region-votes-kathy-doherty-masters-waterloo-catholic-district-school-board-trustee-candidate/</text:span></text:p>
          </table:table-cell>
          <table:table-cell office:value-type="string" calcext:value-type="string">
            <text:p><text:span text:style-name="T2">WATERLOO REGION VOTES: Kathy Doherty-Masters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85-waterloo-region-votes-kathleen-woodcock-waterloo-region-district-school-board-trustee-candidate/</text:span></text:p>
          </table:table-cell>
          <table:table-cell office:value-type="string" calcext:value-type="string">
            <text:p><text:span text:style-name="T2">WATERLOO REGION VOTES: Kathleen Woodcock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90-waterloo-region-votes-gilles-roy-candidate-for-french-separate-board/</text:span></text:p>
          </table:table-cell>
          <table:table-cell office:value-type="string" calcext:value-type="string">
            <text:p><text:span text:style-name="T2">WATERLOO REGION VOTES: Gilles Roy, candidate for French separate board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Fren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87-waterloo-region-votes-brendon-john-da-costa-waterloo-regional-chair-candidate/</text:span></text:p>
          </table:table-cell>
          <table:table-cell office:value-type="string" calcext:value-type="string">
            <text:p><text:span text:style-name="T2">WATERLOO REGION VOTES: Brendon John Da Costa, Waterloo Regional Chair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103-waterloo-region-votes-cristina-bairos-fernandes-waterloo-region-district-school-board-trustee-candidate/</text:span></text:p>
          </table:table-cell>
          <table:table-cell office:value-type="string" calcext:value-type="string">
            <text:p><text:span text:style-name="T2">WATERLOO REGION VOTES: Cristina Bairos Fernandes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247-waterloo-region-votes-ren-e-kraft-waterloo-catholic-district-school-board-trustee-candidate/</text:span></text:p>
          </table:table-cell>
          <table:table-cell office:value-type="string" calcext:value-type="string">
            <text:p><text:span text:style-name="T2">WATERLOO REGION VOTES: Renée Kraft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275-waterloo-region-votes-wendy-ashby-waterloo-catholic-district-school-board-trustee-candidate/</text:span></text:p>
          </table:table-cell>
          <table:table-cell office:value-type="string" calcext:value-type="string">
            <text:p><text:span text:style-name="T2">WATERLOO REGION VOTES: Wendy Ashby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586-waterloo-region-votes-marie-snyder-waterloo-region-district-school-board-trustee-candidate/</text:span></text:p>
          </table:table-cell>
          <table:table-cell office:value-type="string" calcext:value-type="string">
            <text:p><text:span text:style-name="T2">WATERLOO REGION VOTES: Marie Snyder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546-waterloo-region-votes-scott-piatkowski-waterloo-region-district-school-board-candidate/</text:span></text:p>
          </table:table-cell>
          <table:table-cell office:value-type="string" calcext:value-type="string">
            <text:p><text:span text:style-name="T2">WATERLOO REGION VOTES: Scott Piatkowski, Waterloo Region District School Board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2">WATERLOO REGION VOTES: Conrad Stanley, Catholic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2">WATERLOO VOTES: Matthew Nicholas Schwarz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2">WATERLOO REGION VOTES: Ryan Keating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2">WATERLOO VOTES: Karen Fischer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733-waterloo-region-votes-peter-neufeld-region-of-waterloo-council-candidate/</text:span></text:p>
          </table:table-cell>
          <table:table-cell office:value-type="string" calcext:value-type="string">
            <text:p><text:span text:style-name="T2">WATERLOO REGION VOTES: Peter Neufeld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waterloochronicle.ca/news-story/10717200-ward-2-candidate-unable-to-continue-in-waterloo-but-name-to-remain-on-ballot/</text:span></text:p>
          </table:table-cell>
          <table:table-cell office:value-type="string" calcext:value-type="string">
            <text:p><text:span text:style-name="T2">Ward 2 candidate “unable to continue” in Waterloo, but name to remain on ballot (Shaheen Mujahid)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4" calcext:value-type="date">
            <text:p>2022-09-24</text:p>
          </table:table-cell>
          <table:table-cell office:value-type="string" calcext:value-type="string">
            <text:p><text:span text:style-name="T2">https://old.reddit.com/r/waterloo/comments/xmtjja/waterloo_mayoral_debate_who_won/</text:span></text:p>
          </table:table-cell>
          <table:table-cell office:value-type="string" calcext:value-type="string">
            <text:p><text:span text:style-name="T2">Waterloo Mayoral debate. Who won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2">https://youtu.be/5WVvTDuPdyg</text:span></text:p>
          </table:table-cell>
          <table:table-cell office:value-type="string" calcext:value-type="string">
            <text:p><text:span text:style-name="T2">Ward 9 All-Candidates Meeting (Hosted by Cherry Park and Victoria Park Neighbourhood Associations)</text:span></text:p>
          </table:table-cell>
          <table:table-cell office:value-type="string" calcext:value-type="string">
            <text:p><text:span text:style-name="T2">Cory Albrech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cbc.ca/news/canada/kitchener-waterloo/why-voters-should-care-about-municipal-politics-1.6591872</text:span></text:p>
          </table:table-cell>
          <table:table-cell office:value-type="string" calcext:value-type="string">
            <text:p><text:span text:style-name="T2">Don't care about the municipal election? You're not alone, but here's why you should vot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therecord.com/news/waterloo-region/opinion/2022/09/26/racism-with-a-smile-being-black-and-running-for-office-takes-a-certain-strength.html</text:span></text:p>
          </table:table-cell>
          <table:table-cell office:value-type="string" calcext:value-type="string">
            <text:p><text:span text:style-name="T2">‘Racism with a smile’ — being Black and running for office takes a certain strength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kitchener-1.6084485</text:span></text:p>
          </table:table-cell>
          <table:table-cell office:value-type="string" calcext:value-type="string">
            <text:p><text:span text:style-name="T2">Meet the candidates running for Mayor of Kitchener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2">https://www.cbc.ca/news/canada/kitchener-waterloo/top-municipal-election-issues-waterloo-region-1.6591570</text:span></text:p>
          </table:table-cell>
          <table:table-cell office:value-type="string" calcext:value-type="string">
            <text:p><text:span text:style-name="T2">We asked for your top municipal election issues. Here's what you told u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globalnews.ca/news/9151942/2022-ontario-municipal-election-meet-the-waterloo-ward-1-council-candidates/</text:span></text:p>
          </table:table-cell>
          <table:table-cell office:value-type="string" calcext:value-type="string">
            <text:p><text:span text:style-name="T2">2022 Ontario municipal election: Meet the Waterloo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wilmot-township-1.6084910</text:span></text:p>
          </table:table-cell>
          <table:table-cell office:value-type="string" calcext:value-type="string">
            <text:p><text:span text:style-name="T2">Meet the candidates running for mayor of Wilmot Township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waterloo-1.6084853</text:span></text:p>
          </table:table-cell>
          <table:table-cell office:value-type="string" calcext:value-type="string">
            <text:p><text:span text:style-name="T2">Meet the candidates running for mayor of Waterloo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ourspectrum.com/2022/09/26/results-of-2slgbtqia-questionnaire-for-waterloo-region-municipal-candidates/</text:span></text:p>
          </table:table-cell>
          <table:table-cell office:value-type="string" calcext:value-type="string">
            <text:p><text:span text:style-name="T2">Results of 2SLGBTQIA+ Questionnaire for Waterloo Region Municipal Candidates</text:span></text:p>
          </table:table-cell>
          <table:table-cell office:value-type="string" calcext:value-type="string">
            <text:p><text:span text:style-name="T2">SPECTRUM and OK2BME</text:span></text:p>
          </table:table-cell>
          <table:table-cell office:value-type="string" calcext:value-type="string">
            <text:p><text:span text:style-name="T2">Alias-Everything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03-cambridge-votes-sheri-roberts-cambridge-ward-5-candidate/</text:span></text:p>
          </table:table-cell>
          <table:table-cell office:value-type="string" calcext:value-type="string">
            <text:p><text:span text:style-name="T2">CAMBRIDGE VOTES: Sheri Roberts, Cambridge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13-cambridge-votes-helen-shwery-ward-1-candidate/</text:span></text:p>
          </table:table-cell>
          <table:table-cell office:value-type="string" calcext:value-type="string">
            <text:p><text:span text:style-name="T2">CAMBRIDGE VOTES: Helen Shwery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20-cambridge-votes-ross-earnshaw-ward-4-councillor-candidate/</text:span></text:p>
          </table:table-cell>
          <table:table-cell office:value-type="string" calcext:value-type="string">
            <text:p><text:span text:style-name="T2">CAMBRIDGE VOTES: Ross Earnshaw, Ward 4 councillor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26-cambridge-votes-michele-braniff-ward-3-candidate/</text:span></text:p>
          </table:table-cell>
          <table:table-cell office:value-type="string" calcext:value-type="string">
            <text:p><text:span text:style-name="T2">CAMBRIDGE VOTES: Michele Braniff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80-cambridge-votes-shannon-adshade-ward-6-candidate/</text:span></text:p>
          </table:table-cell>
          <table:table-cell office:value-type="string" calcext:value-type="string">
            <text:p><text:span text:style-name="T2">CAMBRIDGE VOTES: Shannon Adshade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927-cambridge-votes-barbara-harrington-ward-4-candidate/</text:span></text:p>
          </table:table-cell>
          <table:table-cell office:value-type="string" calcext:value-type="string">
            <text:p><text:span text:style-name="T2">CAMBRIDGE VOTES: Barbara Harrington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9940-cambridge-votes-paul-brown-ward-1-candidate/</text:span></text:p>
          </table:table-cell>
          <table:table-cell office:value-type="string" calcext:value-type="string">
            <text:p><text:span text:style-name="T2">CAMBRIDGE VOTES: Paul Brown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021-cambridge-votes-donna-reid-ward-1-candidate/</text:span></text:p>
          </table:table-cell>
          <table:table-cell office:value-type="string" calcext:value-type="string">
            <text:p><text:span text:style-name="T2">CAMBRIDGE VOTES: Donna Reid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063-cambridge-votes-piyush-nanda-ward-2-candidate/</text:span></text:p>
          </table:table-cell>
          <table:table-cell office:value-type="string" calcext:value-type="string">
            <text:p><text:span text:style-name="T2">CAMBRIDGE VOTES: Piyush Nanda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723-cambridge-votes-matt-rogers-ward-2-candidate/</text:span></text:p>
          </table:table-cell>
          <table:table-cell office:value-type="string" calcext:value-type="string">
            <text:p><text:span text:style-name="T2">CAMBRIDGE VOTES: Matt Rogers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767-cambridge-votes-corey-kimpson-ward-3-candidate/</text:span></text:p>
          </table:table-cell>
          <table:table-cell office:value-type="string" calcext:value-type="string">
            <text:p><text:span text:style-name="T2">CAMBRIDGE VOTES: Corey Kimpson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811-cambridge-votes-tracy-hipel-ward-3-candidate/</text:span></text:p>
          </table:table-cell>
          <table:table-cell office:value-type="string" calcext:value-type="string">
            <text:p><text:span text:style-name="T2">CAMBRIDGE VOTES: Tracy Hipel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854-cambridge-votes-belinda-karahalios-ward-3-candidate/</text:span></text:p>
          </table:table-cell>
          <table:table-cell office:value-type="string" calcext:value-type="string">
            <text:p><text:span text:style-name="T2">CAMBRIDGE VOTES: Belinda Karahalios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461-cambridge-votes-nate-whalen-ward-3-candidate/</text:span></text:p>
          </table:table-cell>
          <table:table-cell office:value-type="string" calcext:value-type="string">
            <text:p><text:span text:style-name="T2">CAMBRIDGE VOTES: Nate Whalen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752-cambridge-votes-clifford-vanclief-ward-4-candidate/</text:span></text:p>
          </table:table-cell>
          <table:table-cell office:value-type="string" calcext:value-type="string">
            <text:p><text:span text:style-name="T2">CAMBRIDGE VOTES: Clifford Vanclief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808-cambridge-votes-usman-lalva-ward-4-candidate/</text:span></text:p>
          </table:table-cell>
          <table:table-cell office:value-type="string" calcext:value-type="string">
            <text:p><text:span text:style-name="T2">CAMBRIDGE VOTES: Usman Lalva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119-cambridge-votes-mark-d-fisher-ward-5-candidate/</text:span></text:p>
          </table:table-cell>
          <table:table-cell office:value-type="string" calcext:value-type="string">
            <text:p><text:span text:style-name="T2">CAMBRIDGE VOTES: Mark D Fisher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184-cambridge-votes-naeem-awan-ward-5-candidate/</text:span></text:p>
          </table:table-cell>
          <table:table-cell office:value-type="string" calcext:value-type="string">
            <text:p><text:span text:style-name="T2">CAMBRIDGE VOTES: Naeem Awan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235-cambridge-votes-amanda-maxwell-ward-5-candidate/</text:span></text:p>
          </table:table-cell>
          <table:table-cell office:value-type="string" calcext:value-type="string">
            <text:p><text:span text:style-name="T2">CAMBRIDGE VOTES: Amanda Maxwell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352-cambridge-votes-jim-karahalios-ward-5-candidate/</text:span></text:p>
          </table:table-cell>
          <table:table-cell office:value-type="string" calcext:value-type="string">
            <text:p><text:span text:style-name="T2">CAMBRIDGE VOTES: Jim Karahalios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390-cambridge-votes-kris-langford-ward-6-candidate/</text:span></text:p>
          </table:table-cell>
          <table:table-cell office:value-type="string" calcext:value-type="string">
            <text:p><text:span text:style-name="T2">CAMBRIDGE VOTES: Kris Langford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3544-cambridge-votes-adam-cooper-ward-6-candidate/</text:span></text:p>
          </table:table-cell>
          <table:table-cell office:value-type="string" calcext:value-type="string">
            <text:p><text:span text:style-name="T2">CAMBRIDGE VOTES: Adam Cooper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3555-cambridge-votes-eian-campbell-ward-6-candidate/</text:span></text:p>
          </table:table-cell>
          <table:table-cell office:value-type="string" calcext:value-type="string">
            <text:p><text:span text:style-name="T2">CAMBRIDGE VOTES: Eian Campbell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2-cambridge-votes-scott-hamilton-ward-7-candidate/</text:span></text:p>
          </table:table-cell>
          <table:table-cell office:value-type="string" calcext:value-type="string">
            <text:p><text:span text:style-name="T2">CAMBRIDGE VOTES: Scott Hamilton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0-cambridge-votes-mike-devine-ward-2-candidate/</text:span></text:p>
          </table:table-cell>
          <table:table-cell office:value-type="string" calcext:value-type="string">
            <text:p><text:span text:style-name="T2">CAMBRIDGE VOTES: Mike Devine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6-cambridge-votes-chris-sim-ward-7-candidate/</text:span></text:p>
          </table:table-cell>
          <table:table-cell office:value-type="string" calcext:value-type="string">
            <text:p><text:span text:style-name="T2">CAMBRIDGE VOTES: Chris Sim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8-cambridge-votes-manuel-da-silva-ward-7-candidate/</text:span></text:p>
          </table:table-cell>
          <table:table-cell office:value-type="string" calcext:value-type="string">
            <text:p><text:span text:style-name="T2">CAMBRIDGE VOTES: Manuel da Silva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596-cambridge-votes-nicholas-ermeta-ward-8-candidate/</text:span></text:p>
          </table:table-cell>
          <table:table-cell office:value-type="string" calcext:value-type="string">
            <text:p><text:span text:style-name="T2">CAMBRIDGE VOTES: Nicholas Ermeta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638-cambridge-votes-jack-perkes-ward-8-candidate/</text:span></text:p>
          </table:table-cell>
          <table:table-cell office:value-type="string" calcext:value-type="string">
            <text:p><text:span text:style-name="T2">CAMBRIDGE VOTES: Jack Perkes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695-cambridge-votes-vandan-patel-ward-8-candidate/</text:span></text:p>
          </table:table-cell>
          <table:table-cell office:value-type="string" calcext:value-type="string">
            <text:p><text:span text:style-name="T2">CAMBRIDGE VOTES: Vandan Patel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768-cambridge-votes-david-hood-ward-8-candidate/</text:span></text:p>
          </table:table-cell>
          <table:table-cell office:value-type="string" calcext:value-type="string">
            <text:p><text:span text:style-name="T2">CAMBRIDGE VOTES: David Hood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838-cambridge-votes-kathryn-mcgarry-mayoral-candidate/</text:span></text:p>
          </table:table-cell>
          <table:table-cell office:value-type="string" calcext:value-type="string">
            <text:p><text:span text:style-name="T2">CAMBRIDGE VOTES: Kathryn McGarry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904-cambridge-votes-jan-liggett-mayoral-candidate/</text:span></text:p>
          </table:table-cell>
          <table:table-cell office:value-type="string" calcext:value-type="string">
            <text:p><text:span text:style-name="T2">CAMBRIDGE VOTES: Jan Liggett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951-cambridge-votes-randy-carter-mayoral-candidate/</text:span></text:p>
          </table:table-cell>
          <table:table-cell office:value-type="string" calcext:value-type="string">
            <text:p><text:span text:style-name="T2">CAMBRIDGE VOTES: Randy Carter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266-cambridge-votes-erick-takor-ward-1-candidate/</text:span></text:p>
          </table:table-cell>
          <table:table-cell office:value-type="string" calcext:value-type="string">
            <text:p><text:span text:style-name="T2">CAMBRIDGE VOTES: Erick Takor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308-cambridge-votes-doug-craig-regional-council-candidate/</text:span></text:p>
          </table:table-cell>
          <table:table-cell office:value-type="string" calcext:value-type="string">
            <text:p><text:span text:style-name="T2">CAMBRIDGE VOTES: Doug Craig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397-cambridge-votes-prakash-venkataraman-regional-council-candidate/</text:span></text:p>
          </table:table-cell>
          <table:table-cell office:value-type="string" calcext:value-type="string">
            <text:p><text:span text:style-name="T2">CAMBRIDGE VOTES: Prakash Venkataraman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table:style-name="ce5" office:value-type="string" calcext:value-type="string">
            <text:p><text:span text:style-name="T3">https://www.therecord.com/local-cambridge/news/municipal-election/2022/09/23/cambridge-votes-crystal-whetham-regional-council-candidate.html</text:span></text:p>
          </table:table-cell>
          <table:table-cell office:value-type="string" calcext:value-type="string">
            <text:p><text:span text:style-name="T2">CAMBRIDGE VOTES: Crystal Whetham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522-cambridge-votes-tyler-calver-regional-council-candidate/</text:span></text:p>
          </table:table-cell>
          <table:table-cell office:value-type="string" calcext:value-type="string">
            <text:p><text:span text:style-name="T2">CAMBRIDGE VOTES: Tyler Calver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984-cambridge-votes-pam-wolf-regional-council-candidate/</text:span></text:p>
          </table:table-cell>
          <table:table-cell office:value-type="string" calcext:value-type="string">
            <text:p><text:span text:style-name="T2">CAMBRIDGE VOTES: Pam Wolf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042-cambridge-votes-cindy-watson-waterloo-region-district-school-board-candidate/</text:span></text:p>
          </table:table-cell>
          <table:table-cell office:value-type="string" calcext:value-type="string">
            <text:p><text:span text:style-name="T2">CAMBRIDGE VOTES: Cindy Watson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658-cambridge-votes-jayne-herring-waterloo-region-district-school-board-candidate/</text:span></text:p>
          </table:table-cell>
          <table:table-cell office:value-type="string" calcext:value-type="string">
            <text:p><text:span text:style-name="T2">CAMBRIDGE VOTES: Jayne Herring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684-cambridge-votes-carla-johnson-waterloo-region-district-school-board-candidate/</text:span></text:p>
          </table:table-cell>
          <table:table-cell office:value-type="string" calcext:value-type="string">
            <text:p><text:span text:style-name="T2">CAMBRIDGE VOTES: Carla Johnson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748-cambridge-votes-lux-burgess-waterloo-region-district-school-board-candidate/</text:span></text:p>
          </table:table-cell>
          <table:table-cell office:value-type="string" calcext:value-type="string">
            <text:p><text:span text:style-name="T2">CAMBRIDGE VOTES: Lux Burgess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776-cambridge-votes-bill-cody-waterloo-region-district-school-board-candidate/</text:span></text:p>
          </table:table-cell>
          <table:table-cell office:value-type="string" calcext:value-type="string">
            <text:p><text:span text:style-name="T2">CAMBRIDGE VOTES: Bill Cody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825-cambridge-votes-bobbi-stewart-regional-council-candidate/</text:span></text:p>
          </table:table-cell>
          <table:table-cell office:value-type="string" calcext:value-type="string">
            <text:p><text:span text:style-name="T2">CAMBRIDGE VOTES: Bobbi Stewart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850-cambridge-votes-mandi-bond-waterloo-region-district-school-board-candidate/</text:span></text:p>
          </table:table-cell>
          <table:table-cell office:value-type="string" calcext:value-type="string">
            <text:p><text:span text:style-name="T2">CAMBRIDGE VOTES: Mandi Bond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32-cambridge-votes-linda-brooks-waterloo-region-district-school-board-candidate/</text:span></text:p>
          </table:table-cell>
          <table:table-cell office:value-type="string" calcext:value-type="string">
            <text:p><text:span text:style-name="T2">CAMBRIDGE VOTES: Linda Brooks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53-cambridge-votes-courtney-waterfall-waterloo-region-district-school-board-candidate/</text:span></text:p>
          </table:table-cell>
          <table:table-cell office:value-type="string" calcext:value-type="string">
            <text:p><text:span text:style-name="T2">CAMBRIDGE VOTES: Courtney Waterfall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73-cambridge-votes-marisa-phillips-waterloo-catholic-district-school-board-candidate/</text:span></text:p>
          </table:table-cell>
          <table:table-cell office:value-type="string" calcext:value-type="string">
            <text:p><text:span text:style-name="T2">CAMBRIDGE VOTES: Marisa Phillip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340-cambridge-votes-jesse-keels-waterloo-catholic-district-school-board-candidate/</text:span></text:p>
          </table:table-cell>
          <table:table-cell office:value-type="string" calcext:value-type="string">
            <text:p><text:span text:style-name="T2">CAMBRIDGE VOTES: Jesse Keel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457-cambridge-votes-michael-john-rattee-waterloo-catholic-district-school-board-candidate/</text:span></text:p>
          </table:table-cell>
          <table:table-cell office:value-type="string" calcext:value-type="string">
            <text:p><text:span text:style-name="T2">CAMBRIDGE VOTES: Michael John Rattee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483-cambridge-votes-winston-francis-waterloo-catholic-district-school-board-candidate/</text:span></text:p>
          </table:table-cell>
          <table:table-cell office:value-type="string" calcext:value-type="string">
            <text:p><text:span text:style-name="T2">CAMBRIDGE VOTES: Winston Franci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000-cambridge-votes-cody-botelho-mayoral-candidate/</text:span></text:p>
          </table:table-cell>
          <table:table-cell office:value-type="string" calcext:value-type="string">
            <text:p><text:span text:style-name="T2">CAMBRIDGE VOTES: Cody Botelho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cambridgetoday.ca/2022-municipal-election-news/meet-the-candidates-ward-8-incumbent-nicholas-ermeta-5873214</text:span></text:p>
          </table:table-cell>
          <table:table-cell office:value-type="string" calcext:value-type="string">
            <text:p><text:span text:style-name="T2">MEET THE CANDIDATES: Ward 8 incumbent Nicholas Ermeta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cambridgetoday.ca/2022-municipal-election-news/over-80-local-candidates-attend-event-ahead-of-october-election-5872987</text:span></text:p>
          </table:table-cell>
          <table:table-cell office:value-type="string" calcext:value-type="string">
            <text:p><text:span text:style-name="T2">Over 80 local candidates attend event ahead of October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youtube.com/watch?v=v1MT1rZjUkA</text:span></text:p>
          </table:table-cell>
          <table:table-cell office:value-type="string" calcext:value-type="string">
            <text:p><text:span text:style-name="T2">The Local Campaign: Councillor Candidate Q&amp;A - Cambridge (Update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1, Cambridge-Ward-02, Cambridge-Ward-03, Cambridge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cbc.ca/news/canada/kitchener-waterloo/waterloo-region-votes-2022-voter-voices-panel-1.6595911</text:span></text:p>
          </table:table-cell>
          <table:table-cell office:value-type="string" calcext:value-type="string">
            <text:p><text:span text:style-name="T2">These voters share their top issues in this fall's municipal election in Waterloo reg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globalnews.ca/news/9158863/2022-ontario-municipal-election-kitchener-ward-2-council-candidates/</text:span></text:p>
          </table:table-cell>
          <table:table-cell office:value-type="string" calcext:value-type="string">
            <text:p><text:span text:style-name="T2">2022 Ontario municipal election: Meet the Kitchener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aconwr.ca/blog/uncategorized/heritage-platforms-for-2022-elections/</text:span></text:p>
          </table:table-cell>
          <table:table-cell office:value-type="string" calcext:value-type="string">
            <text:p><text:span text:style-name="T2">Heritage Platforms for 2022 Elections</text:span></text:p>
          </table:table-cell>
          <table:table-cell office:value-type="string" calcext:value-type="string">
            <text:p><text:span text:style-name="T2">ACO (Architectural Conservancy Ontario) North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therecord.com/news/municipal-election/2022/09/27/uncontested-seats-outnumber-election-races-in-wellesley-north-dumfries.html</text:span></text:p>
          </table:table-cell>
          <table:table-cell office:value-type="string" calcext:value-type="string">
            <text:p><text:span text:style-name="T2">Uncontested seats outnumber election races in Wellesley, North Dumfrie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ellesley,Alias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newhamburgindependent.ca/news-story/10720077-waterloo-region-votes-tracey-weiler-waterloo-catholic-district-school-board-trustee-candidate/</text:span></text:p>
          </table:table-cell>
          <table:table-cell office:value-type="string" calcext:value-type="string">
            <text:p><text:span text:style-name="T2">WATERLOO REGION VOTES: Tracey Weiler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46-wilmot-votes-ron-downs-wilmot-township-ward-4-candidate/</text:span></text:p>
          </table:table-cell>
          <table:table-cell office:value-type="string" calcext:value-type="string">
            <text:p><text:span text:style-name="T2">WILMOT VOTES: Ron Downs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38-wilmot-votes-natasha-salonen-wilmot-township-mayoral-candidate/</text:span></text:p>
          </table:table-cell>
          <table:table-cell office:value-type="string" calcext:value-type="string">
            <text:p><text:span text:style-name="T2">WILMOT VOTES: Natasha Salonen, Wilmot Township mayoral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27-wilmot-votes-angie-hallman-wilmot-township-ward-1-candidate/</text:span></text:p>
          </table:table-cell>
          <table:table-cell office:value-type="string" calcext:value-type="string">
            <text:p><text:span text:style-name="T2">WILMOT VOTES: Angie Hallman, Wilmot Township Ward 1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36-wilmot-votes-jenn-pfenning-wilmot-township-mayoral-candidate/</text:span></text:p>
          </table:table-cell>
          <table:table-cell office:value-type="string" calcext:value-type="string">
            <text:p><text:span text:style-name="T2">WILMOT VOTES: Jenn Pfenning, Wilmot Township mayoral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42-wilmot-votes-cheryl-gordijk-wilmot-township-ward-2-candidate/</text:span></text:p>
          </table:table-cell>
          <table:table-cell office:value-type="string" calcext:value-type="string">
            <text:p><text:span text:style-name="T2">WILMOT VOTES: Cheryl Gordijk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81-wilmot-votes-harvir-sidhu-wilmot-township-ward-3-candidate/</text:span></text:p>
          </table:table-cell>
          <table:table-cell office:value-type="string" calcext:value-type="string">
            <text:p><text:span text:style-name="T2">WILMOT VOTES: Harvir Sidhu, Wilmot Township Ward 3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96-wilmot-votes-kris-wilkinson-wilmot-township-ward-2-candidate/</text:span></text:p>
          </table:table-cell>
          <table:table-cell office:value-type="string" calcext:value-type="string">
            <text:p><text:span text:style-name="T2">WILMOT VOTES: Kris Wilkinson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41-wilmot-votes-lillianne-dunstall-wilmot-township-ward-4-candidate/</text:span></text:p>
          </table:table-cell>
          <table:table-cell office:value-type="string" calcext:value-type="string">
            <text:p><text:span text:style-name="T2">WILMOT VOTES: Lillianne Dunstall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72-wilmot-votes-gary-mosburger-wilmot-township-ward-3-candidate/</text:span></text:p>
          </table:table-cell>
          <table:table-cell office:value-type="string" calcext:value-type="string">
            <text:p><text:span text:style-name="T2">WILMOT VOTES: Gary Mosburger, Wilmot Township Ward 3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94-wilmot-votes-terry-broda-wilmot-township-ward-4-candidate/</text:span></text:p>
          </table:table-cell>
          <table:table-cell office:value-type="string" calcext:value-type="string">
            <text:p><text:span text:style-name="T2">WILMOT VOTES: Terry Broda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9964-wilmot-votes-steph-goertz-wilmot-township-ward-4-candidate/</text:span></text:p>
          </table:table-cell>
          <table:table-cell office:value-type="string" calcext:value-type="string">
            <text:p><text:span text:style-name="T2">WILMOT VOTES: Steph Goertz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59-waterloo-region-votes-dariusz-grabka-waterloo-district-catholic-school-board-trustee-candidate/</text:span></text:p>
          </table:table-cell>
          <table:table-cell office:value-type="string" calcext:value-type="string">
            <text:p><text:span text:style-name="T2">WATERLOO REGION VOTES: Dariusz Grabka, Waterloo District Catholic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61-wilmot-votes-john-jordan-wilmot-township-ward-4-candidate/</text:span></text:p>
          </table:table-cell>
          <table:table-cell office:value-type="string" calcext:value-type="string">
            <text:p><text:span text:style-name="T2">WILMOT VOTES: John Jordan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76-wilmot-votes-steven-martin-wilmot-township-ward-4-candidate/</text:span></text:p>
          </table:table-cell>
          <table:table-cell office:value-type="string" calcext:value-type="string">
            <text:p><text:span text:style-name="T2">WILMOT VOTES: Steven Martin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1205-waterloo-region-votes-simone-beaucage-waterloo-catholic-district-school-board-trustee-candidate/</text:span></text:p>
          </table:table-cell>
          <table:table-cell office:value-type="string" calcext:value-type="string">
            <text:p><text:span text:style-name="T2">WATERLOO REGION VOTES: Simone Beaucage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1228-wilmot-votes-reginald-simpson-wilmot-township-ward-2-candidate/</text:span></text:p>
          </table:table-cell>
          <table:table-cell office:value-type="string" calcext:value-type="string">
            <text:p><text:span text:style-name="T2">WILMOT VOTES: Reginald Simpson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5501-waterloo-region-votes-madan-dheer-waterloo-region-district-school-board-trustee-candidate/</text:span></text:p>
          </table:table-cell>
          <table:table-cell office:value-type="string" calcext:value-type="string">
            <text:p><text:span text:style-name="T2">WATERLOO REGION VOTES: Madan Dheer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waterloochronicle.ca/opinion-story/10718880-elections-ontario-can-do-a-much-better-job-getting-the-word-out/</text:span></text:p>
          </table:table-cell>
          <table:table-cell office:value-type="string" calcext:value-type="string">
            <text:p><text:span text:style-name="T2">Elections Ontario can do a much better job getting the word out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ld.reddit.com/r/waterloo/comments/xqioau/ama_blayr_hogg_here_candidate_for_ward_5_waterloo/</text:span></text:p>
          </table:table-cell>
          <table:table-cell office:value-type="string" calcext:value-type="string">
            <text:p><text:span text:style-name="T2">Blayr Hogg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ld.reddit.com/r/waterloo/comments/xq6c4l/connecting_with_regional_candidate_colleen/</text:span></text:p>
          </table:table-cell>
          <table:table-cell office:value-type="string" calcext:value-type="string">
            <text:p><text:span text:style-name="T2">Colleen James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8p6Q2XL53sc</text:span></text:p>
          </table:table-cell>
          <table:table-cell office:value-type="string" calcext:value-type="string">
            <text:p><text:span text:style-name="T2">The Local Campaign: Councillor Candidate Q&amp;A – Kitchener (Wards 7-10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7, Kitchener-Ward-08, Kitchener-Ward-09, 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UzLYvRifA4E</text:span></text:p>
          </table:table-cell>
          <table:table-cell office:value-type="string" calcext:value-type="string">
            <text:p><text:span text:style-name="T2">The Local Campaign: Councillor Candidate Q&amp;A - Cambridge (Wards 5-8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5, Cambridge-Ward-06, Cambridge-Ward-07, Cambridge-Ward-08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globalnews.ca/news/9159024/2022-ontario-municipal-election-waterloo-ward-3-council-candidates/</text:span></text:p>
          </table:table-cell>
          <table:table-cell office:value-type="string" calcext:value-type="string">
            <text:p><text:span text:style-name="T2">2022 Ontario municipal election: Meet the Waterloo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globalnews.ca/news/9161431/2022-ontario-municipal-election-meet-cambridge-regional-councillor-candidates/</text:span></text:p>
          </table:table-cell>
          <table:table-cell office:value-type="string" calcext:value-type="string">
            <text:p><text:span text:style-name="T2">2022 Ontario municipal election: Meet the Cambridge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kitchener.ctvnews.ca/city-of-waterloo-to-reissue-voting-cards-after-incorrect-information-sent-out-1.6088345</text:span></text:p>
          </table:table-cell>
          <table:table-cell office:value-type="string" calcext:value-type="string">
            <text:p><text:span text:style-name="T2">City of Waterloo to reissue voting cards after incorrect information sent out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bserverxtra.com/2022/09/29/two-candidates-vying-for-wellesleys-ward-4/</text:span></text:p>
          </table:table-cell>
          <table:table-cell office:value-type="string" calcext:value-type="string">
            <text:p><text:span text:style-name="T2">Two candidates vying for Wellesley’s Ward 4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ellesley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bserverxtra.com/2022/09/29/one-stop-shop-for-municipal-election-info/</text:span></text:p>
          </table:table-cell>
          <table:table-cell office:value-type="string" calcext:value-type="string">
            <text:p><text:span text:style-name="T2">One-stop shop for municipal election info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therecord.com/news/municipal-election/2022/09/29/30-kmh-speed-limit-roils-waterloo-election-race.html</text:span></text:p>
          </table:table-cell>
          <table:table-cell office:value-type="string" calcext:value-type="string">
            <text:p><text:span text:style-name="T2">30 km/h speed limit roils Waterloo election rac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citified.substack.com/p/waterloo-candidates</text:span></text:p>
          </table:table-cell>
          <table:table-cell office:value-type="string" calcext:value-type="string">
            <text:p><text:span text:style-name="T2">Waterloo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CityWaterloo, SchoolBoard-Public-English-Waterloo-Wilmot, SchoolBoard-Catholic-English-Waterloo-Wellesley-Woolwich,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globalnews.ca/news/9162520/2022-ontario-municipal-election-kitchener-ward-3-council-candidates/</text:span></text:p>
          </table:table-cell>
          <table:table-cell office:value-type="string" calcext:value-type="string">
            <text:p><text:span text:style-name="T2">2022 Ontario municipal election: Meet the Kitchener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SItthvVC0TI</text:span></text:p>
          </table:table-cell>
          <table:table-cell office:value-type="string" calcext:value-type="string">
            <text:p><text:span text:style-name="T2">The Local Campaign: Wilmot/Woolwich Mayoral Debates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ilmot-Mayor, 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waterloo-candidates-running-for-waterloo-regional-council-1.6090013</text:span></text:p>
          </table:table-cell>
          <table:table-cell office:value-type="string" calcext:value-type="string">
            <text:p><text:span text:style-name="T2">Meet the Waterloo candidates running for Waterloo regional council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cambridge-candidates-running-for-waterloo-regional-council-1.6089961</text:span></text:p>
          </table:table-cell>
          <table:table-cell office:value-type="string" calcext:value-type="string">
            <text:p><text:span text:style-name="T2">Meet the Cambridge candidates running for Waterloo regional council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kitchener-candidates-running-for-waterloo-regional-council-1.6089686</text:span></text:p>
          </table:table-cell>
          <table:table-cell office:value-type="string" calcext:value-type="string">
            <text:p><text:span text:style-name="T2">Meet the Kitchener candidates running for Waterloo regional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youtube.com/watch?v=QuENRSbhKLw</text:span></text:p>
          </table:table-cell>
          <table:table-cell office:value-type="string" calcext:value-type="string">
            <text:p><text:span text:style-name="T2">Uptown Neighborhood Regional Waterloo Councilor Debates 2022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30" calcext:value-type="date">
            <text:p>2022-09-30</text:p>
          </table:table-cell>
          <table:table-cell office:value-type="string" calcext:value-type="string">
            <text:p><text:span text:style-name="T2">https://globalnews.ca/news/9165329/2022-ontario-municipal-election-waterloo-ward-3-candidates/</text:span></text:p>
          </table:table-cell>
          <table:table-cell office:value-type="string" calcext:value-type="string">
            <text:p><text:span text:style-name="T2">2022 Ontario municipal election: Meet the Waterloo Ward 5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dysee.com/@CanadaPoli:f/video1555558813:8?s=35</text:span></text:p>
          </table:table-cell>
          <table:table-cell office:value-type="string" calcext:value-type="string">
            <text:p><text:span text:style-name="T2">Ahmed Kassad - Speaking Moistly - School Board Trustee Series</text:span></text:p>
          </table:table-cell>
          <table:table-cell office:value-type="string" calcext:value-type="string">
            <text:p><text:span text:style-name="T2">CanadaPoli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82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81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79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667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464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468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669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bridgetoday.ca/around-ontario/beyond-local-municipal-election-date-clashes-with-diwali-festival-5892778</text:span></text:p>
          </table:table-cell>
          <table:table-cell office:value-type="string" calcext:value-type="string">
            <text:p><text:span text:style-name="T2">BEYOND LOCAL: Municipal election date clashes with Diwali festiva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bc.ca/news/canada/kitchener-waterloo/wilmot-mayoral-candidates-municipal-election-2022-1.6601916</text:span></text:p>
          </table:table-cell>
          <table:table-cell office:value-type="string" calcext:value-type="string">
            <text:p><text:span text:style-name="T2">Wilmot mayoral candidates on how they'd address housing, climate change and racism in township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9" calcext:value-type="date">
            <text:p>2022-10-09</text:p>
          </table:table-cell>
          <table:table-cell office:value-type="string" calcext:value-type="string">
            <text:p><text:span text:style-name="T2">https://www.therecord.com/news/waterloo-region/2022/09/29/housing-tops-the-list-of-issues-for-waterloo-candidates-running-for-regional-council.html</text:span></text:p>
          </table:table-cell>
          <table:table-cell office:value-type="string" calcext:value-type="string">
            <text:p><text:span text:style-name="T2">Housing tops the list of issues for Waterloo candidates running for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therecord.com/new_hamburg_independent/news/municipal-election/2022/10/03/wilmot-township-will-elect-a-female-mayor-for-the-first-time-this-municipal-election.htm</text:span></text:p>
          </table:table-cell>
          <table:table-cell office:value-type="string" calcext:value-type="string">
            <text:p><text:span text:style-name="T2">Wilmot Township will elect a female mayor for the first time this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ambridgetoday.ca/local-news/2slgbtq-month-a-time-for-celebration-and-action-in-cambridge-5901296</text:span></text:p>
          </table:table-cell>
          <table:table-cell office:value-type="string" calcext:value-type="string">
            <text:p><text:span text:style-name="T2">2SLGBTQ+ month a time for celebration and action in Cambridg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cbc.ca/news/canada/kitchener-waterloo/cambridge-mayoral-candidates-municipal-election-2022-1.6604497</text:span></text:p>
          </table:table-cell>
          <table:table-cell office:value-type="string" calcext:value-type="string">
            <text:p><text:span text:style-name="T2">Opioid crisis a top concern, but Cambridge mayoral candidates offer different views on solution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voteagainstwoke.ca/plan-your-vote-step-3-ecsb-waterloo-catholic-district-school-board</text:span></text:p>
          </table:table-cell>
          <table:table-cell office:value-type="string" calcext:value-type="string">
            <text:p><text:span text:style-name="T2">Vote Against Woke Endorsements (WCDSB)</text:span></text:p>
          </table:table-cell>
          <table:table-cell office:value-type="string" calcext:value-type="string">
            <text:p><text:span text:style-name="T2">Vote Against Woke</text:span></text:p>
          </table:table-cell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voteagainstwoke.ca/plan-your-vote-step-3-epsb-waterloo-region-district-school-board</text:span></text:p>
          </table:table-cell>
          <table:table-cell office:value-type="string" calcext:value-type="string">
            <text:p><text:span text:style-name="T2">Vote Against Woke Endorsements (WRDSB)</text:span></text:p>
          </table:table-cell>
          <table:table-cell office:value-type="string" calcext:value-type="string">
            <text:p><text:span text:style-name="T2">Vote Against Woke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youtube.com/watch?v=zcJhaxU4qQU</text:span></text:p>
          </table:table-cell>
          <table:table-cell office:value-type="string" calcext:value-type="string">
            <text:p><text:span text:style-name="T2">PART 2 - Meet the Candidates for Ward 10 Councillor, Oct 2-2022, Kitchener Downtown Community Centre</text:span></text:p>
          </table:table-cell>
          <table:table-cell office:value-type="string" calcext:value-type="string">
            <text:p><text:span text:style-name="T2">Olde Berlin Town Neighbourhood Association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youtube.com/watch?v=CuQGmF2O2Dw</text:span></text:p>
          </table:table-cell>
          <table:table-cell office:value-type="string" calcext:value-type="string">
            <text:p><text:span text:style-name="T2">PART 1 - Meet the Candidates for Ward 10 Councillor, Oct 2-2022, Kitchener Downtown Community Centre</text:span></text:p>
          </table:table-cell>
          <table:table-cell office:value-type="string" calcext:value-type="string">
            <text:p><text:span text:style-name="T2">Olde Berlin Town Neighbourhood Association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2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itynews.ca/local-news/wrdsb-weaponizing-code-of-conduct-to-quiet-criticism-trustee-5907572</text:span></text:p>
          </table:table-cell>
          <table:table-cell office:value-type="string" calcext:value-type="string">
            <text:p><text:span text:style-name="T2">WRDSB 'weaponizing' code of conduct to quiet criticism: Trustee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old.reddit.com/r/waterloo/comments/xuztxd/who_should_i_vote_for_in_the_city_of_waterloo/</text:span></text:p>
          </table:table-cell>
          <table:table-cell office:value-type="string" calcext:value-type="string">
            <text:p><text:span text:style-name="T2">Who should I vote for in the City of Waterloo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CityWaterloo, 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cbc.ca/news/canada/kitchener-waterloo/woolwich-township-mayor-candidates-municipal-election-2022-1.6605841</text:span></text:p>
          </table:table-cell>
          <table:table-cell office:value-type="string" calcext:value-type="string">
            <text:p><text:span text:style-name="T2">Future of housing, transit top of mind for Woolwich Township mayoral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globalnews.ca/news/9172207/2022-ontario-municipal-election-cambridge-ward-1-council-candidates/</text:span></text:p>
          </table:table-cell>
          <table:table-cell office:value-type="string" calcext:value-type="string">
            <text:p><text:span text:style-name="T2">2022 Ontario municipal election: Meet the Cambridge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globalnews.ca/news/9175351/2022-ontario-municipal-election-kitchener-ward-5-council-candidates-2/</text:span></text:p>
          </table:table-cell>
          <table:table-cell office:value-type="string" calcext:value-type="string">
            <text:p><text:span text:style-name="T2">2022 Ontario municipal election: Meet the Kitchener Ward 5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globalnews.ca/news/9175629/2022-ontario-municipal-election-waterloo-ward-6-council-candidates/</text:span></text:p>
          </table:table-cell>
          <table:table-cell office:value-type="string" calcext:value-type="string">
            <text:p><text:span text:style-name="T2">2022 Ontario municipal election: Meet the Waterloo Ward 6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3-candidates-1.6096201</text:span></text:p>
          </table:table-cell>
          <table:table-cell office:value-type="string" calcext:value-type="string">
            <text:p><text:span text:style-name="T2">Meet the Kitchener Ward 3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4-candidates-1.6096203</text:span></text:p>
          </table:table-cell>
          <table:table-cell office:value-type="string" calcext:value-type="string">
            <text:p><text:span text:style-name="T2">Meet the Kitchener Ward 4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2-candidates-1.6096190</text:span></text:p>
          </table:table-cell>
          <table:table-cell office:value-type="string" calcext:value-type="string">
            <text:p><text:span text:style-name="T2">Meet the Kitchener Ward 2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6-candidates-1.6096205</text:span></text:p>
          </table:table-cell>
          <table:table-cell office:value-type="string" calcext:value-type="string">
            <text:p><text:span text:style-name="T2">Meet the Kitchener Ward 6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8-candidates-1.6096210</text:span></text:p>
          </table:table-cell>
          <table:table-cell office:value-type="string" calcext:value-type="string">
            <text:p><text:span text:style-name="T2">Meet the Kitchener Ward 8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video?clipId=2534877</text:span></text:p>
          </table:table-cell>
          <table:table-cell office:value-type="string" calcext:value-type="string">
            <text:p><text:span text:style-name="T2">New campaign sign rules in Region of Waterloo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2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9-candidates-1.6096212</text:span></text:p>
          </table:table-cell>
          <table:table-cell office:value-type="string" calcext:value-type="string">
            <text:p><text:span text:style-name="T2">Meet the Kitchener Ward 9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wrdsb-trustee-candidate-passes-away-1.6098038</text:span></text:p>
          </table:table-cell>
          <table:table-cell office:value-type="string" calcext:value-type="string">
            <text:p><text:span text:style-name="T2">WRDSB trustee candidate passes away (Mark Fraser)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woolwich.ca/Modules/News/index.aspx?newsId=3c42e567-4c33-4407-b1d6-ad46e668da1e</text:span></text:p>
          </table:table-cell>
          <table:table-cell office:value-type="string" calcext:value-type="string">
            <text:p><text:span text:style-name="T2">Sudden passing of Waterloo Region District School Board (WRDSB) Trustee candidate Mark Fraser</text:span></text:p>
          </table:table-cell>
          <table:table-cell office:value-type="string" calcext:value-type="string">
            <text:p><text:span text:style-name="T2">Township of Woolwich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7-candidates-1.6097289</text:span></text:p>
          </table:table-cell>
          <table:table-cell office:value-type="string" calcext:value-type="string">
            <text:p><text:span text:style-name="T2">Meet the Waterloo Ward 7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5-candidates-1.6097249</text:span></text:p>
          </table:table-cell>
          <table:table-cell office:value-type="string" calcext:value-type="string">
            <text:p><text:span text:style-name="T2">Meet the Waterloo Ward 5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old.reddit.com/r/kitchener/comments/xvy44r/so_who_are_we_all_voting_for_kitchener_council/</text:span></text:p>
          </table:table-cell>
          <table:table-cell office:value-type="string" calcext:value-type="string">
            <text:p><text:span text:style-name="T2">So, who are we all voting for Kitchener Council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3-candidates-1.6097231</text:span></text:p>
          </table:table-cell>
          <table:table-cell office:value-type="string" calcext:value-type="string">
            <text:p><text:span text:style-name="T2">Meet the Waterloo Ward 3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6-candidates-1.6097267</text:span></text:p>
          </table:table-cell>
          <table:table-cell office:value-type="string" calcext:value-type="string">
            <text:p><text:span text:style-name="T2">Meet the Waterloo Ward 6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2-candidates-1.6097222</text:span></text:p>
          </table:table-cell>
          <table:table-cell office:value-type="string" calcext:value-type="string">
            <text:p><text:span text:style-name="T2">Meet the Waterloo Ward 2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4-candidates-1.6097238</text:span></text:p>
          </table:table-cell>
          <table:table-cell office:value-type="string" calcext:value-type="string">
            <text:p><text:span text:style-name="T2">Meet the Waterloo Ward 4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7-candidates-1.6096208</text:span></text:p>
          </table:table-cell>
          <table:table-cell office:value-type="string" calcext:value-type="string">
            <text:p><text:span text:style-name="T2">Meet the Kitchener Ward 7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10-candidates-1.6096217</text:span></text:p>
          </table:table-cell>
          <table:table-cell office:value-type="string" calcext:value-type="string">
            <text:p><text:span text:style-name="T2">Meet the Kitchener Ward 10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city-of-kitchener-candidates-for-council-1.6095812</text:span></text:p>
          </table:table-cell>
          <table:table-cell office:value-type="string" calcext:value-type="string">
            <text:p><text:span text:style-name="T2">Meet the Kitchener Ward 1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cambridgetoday.ca/2022-municipal-election-news/online-voting-for-municipal-election-set-to-begin-this-week-5909061</text:span></text:p>
          </table:table-cell>
          <table:table-cell office:value-type="string" calcext:value-type="string">
            <text:p><text:span text:style-name="T2">Online voting for municipal election set to begin this week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newhamburgindependent.ca/news-story/10735534-waterloo-region-votes-ric-sanderson-conseil-scolaire-catholique-monavenir-trustee-candidate/</text:span></text:p>
          </table:table-cell>
          <table:table-cell office:value-type="string" calcext:value-type="string">
            <text:p><text:span text:style-name="T2">WATERLOO REGION VOTES: Éric Sanderson, Conseil Scolaire Catholique MonAvenir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Fren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klbdDf9HDAs</text:span></text:p>
          </table:table-cell>
          <table:table-cell office:value-type="string" calcext:value-type="string">
            <text:p><text:span text:style-name="T2">The Local Campaign: Councillor Candidate Q&amp;A - Kitchener Ward 5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KLxxOOp8yT8</text:span></text:p>
          </table:table-cell>
          <table:table-cell office:value-type="string" calcext:value-type="string">
            <text:p><text:span text:style-name="T2">The Local Campaign: Councillor Candidate Q&amp;A - Kitchener Ward 4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wwDPJHgnqxI</text:span></text:p>
          </table:table-cell>
          <table:table-cell office:value-type="string" calcext:value-type="string">
            <text:p><text:span text:style-name="T2">The Local Campaign: Councillor Candidate Q&amp;A - Kitchener Ward 1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dYAZpE1Wcdk</text:span></text:p>
          </table:table-cell>
          <table:table-cell office:value-type="string" calcext:value-type="string">
            <text:p><text:span text:style-name="T2">The Local Campaign: Councillor Candidate Q&amp;A - Kitchener Ward 6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6680lco69Ig</text:span></text:p>
          </table:table-cell>
          <table:table-cell office:value-type="string" calcext:value-type="string">
            <text:p><text:span text:style-name="T2">The Local Campaign: Councillor Candidate Q&amp;A - Kitchener Ward 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5LtiQBF-XnE</text:span></text:p>
          </table:table-cell>
          <table:table-cell office:value-type="string" calcext:value-type="string">
            <text:p><text:span text:style-name="T2">The Local Campaign: Councillor Candidate Q&amp;A - Kitchener Ward 3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8aEjEsn2Wyg</text:span></text:p>
          </table:table-cell>
          <table:table-cell office:value-type="string" calcext:value-type="string">
            <text:p><text:span text:style-name="T2">The Local Campaign: Councillor Candidate Q&amp;A - Kitchener Ward 10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mZzn-R-EYU8</text:span></text:p>
          </table:table-cell>
          <table:table-cell office:value-type="string" calcext:value-type="string">
            <text:p><text:span text:style-name="T2">The Local Campaign: Councillor Candidate Q&amp;A - Kitchener Ward 7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7EPR1TkAamM</text:span></text:p>
          </table:table-cell>
          <table:table-cell office:value-type="string" calcext:value-type="string">
            <text:p><text:span text:style-name="T2">The Local Campaign: Councillor Candidate Q&amp;A - Kitchener Ward 8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WUmHwJU6ehE</text:span></text:p>
          </table:table-cell>
          <table:table-cell office:value-type="string" calcext:value-type="string">
            <text:p><text:span text:style-name="T2">The Local Campaign: Councillor Candidate Q&amp;A - Kitchener Ward 9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globalnews.ca/news/9181663/2022-ontario-municipal-election-cambridge-ward-3-council-candidates/</text:span></text:p>
          </table:table-cell>
          <table:table-cell office:value-type="string" calcext:value-type="string">
            <text:p><text:span text:style-name="T2">2022 Ontario municipal election: Meet the Cambridge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globalnews.ca/news/9184122/2022-ontario-municipal-election-waterloo-regional-chair-candidates/</text:span></text:p>
          </table:table-cell>
          <table:table-cell office:value-type="string" calcext:value-type="string">
            <text:p><text:span text:style-name="T2">2022 Ontario municipal election: Meet the Waterloo regional chai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citified.substack.com/p/election-day-is-near</text:span></text:p>
          </table:table-cell>
          <table:table-cell office:value-type="string" calcext:value-type="string">
            <text:p><text:span text:style-name="T2">Election Day is Near!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Kitchener-Ward-09, Regional-Kitchener, SchoolBoard-Public-English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midtownradiokw.transistor.fm/episodes/melissa-bowman-talks-to-brooklin-wallis-about-local-politics-and-running-for-council-as-a-trans-person</text:span></text:p>
          </table:table-cell>
          <table:table-cell office:value-type="string" calcext:value-type="string">
            <text:p><text:span text:style-name="T2">Barriers and Benefits: Melissa Bowman talks with Brooklin Wallis about Local Politics and Running for Council as a Trans Person</text:span></text:p>
          </table:table-cell>
          <table:table-cell office:value-type="string" calcext:value-type="string">
            <text:p><text:span text:style-name="T2">Midtown Radio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cbc.ca/news/canada/kitchener-waterloo/kitchener-mayor-candidates-2022-municipal-election-1.6608584</text:span></text:p>
          </table:table-cell>
          <table:table-cell office:value-type="string" calcext:value-type="string">
            <text:p><text:span text:style-name="T2">Kitchener's mayoral candidates outline their ideas on housing and homelessnes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2" calcext:value-type="date">
            <text:p>2022-10-02</text:p>
          </table:table-cell>
          <table:table-cell office:value-type="string" calcext:value-type="string">
            <text:p><text:span text:style-name="T2">https://www.cbc.ca/news/canada/kitchener-waterloo/waterloo-region-municipal-election-voter-voices-housing-1.6599168</text:span></text:p>
          </table:table-cell>
          <table:table-cell office:value-type="string" calcext:value-type="string">
            <text:p><text:span text:style-name="T2">Housing — from rent to availability to homelessness — top concern for these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bc.ca/news/canada/kitchener-waterloo/voter-voices-panel-municipal-election-waterloo-region-2022-1.6604135</text:span></text:p>
          </table:table-cell>
          <table:table-cell office:value-type="string" calcext:value-type="string">
            <text:p><text:span text:style-name="T2">Transit, climate, housing and amalgamation are key municipal issues for these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bc.ca/news/canada/kitchener-waterloo/waterloo-mayor-candidate-panel-2022-municipal-election-1.6607201</text:span></text:p>
          </table:table-cell>
          <table:table-cell office:value-type="string" calcext:value-type="string">
            <text:p><text:span text:style-name="T2">Lack of housing options — including for students — needs to be addressed, Waterloo mayoral candidates say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observerxtra.com/2022/10/06/four-candidates-vying-for-two-spots-in-woolwichs-ward-3/</text:span></text:p>
          </table:table-cell>
          <table:table-cell office:value-type="string" calcext:value-type="string">
            <text:p><text:span text:style-name="T2">Four candidates vying for two spots in Woolwich’s Ward 3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6/what-do-cambridge-residents-want-in-the-upcoming-election.html</text:span></text:p>
          </table:table-cell>
          <table:table-cell office:value-type="string" calcext:value-type="string">
            <text:p><text:span text:style-name="T2">What do Cambridge residents want in the upcoming election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6/mcgarry-liggett-offer-contrasting-views-in-cambridge-mayoral-race.html</text:span></text:p>
          </table:table-cell>
          <table:table-cell office:value-type="string" calcext:value-type="string">
            <text:p><text:span text:style-name="T2">Cambridge mayoral race a study in contras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 https://www.therecord.com/news/municipal-election/2022/10/06/voter-guide-advanced-polls-in-waterloo-region.html</text:span></text:p>
          </table:table-cell>
          <table:table-cell office:value-type="string" calcext:value-type="string">
            <text:p><text:span text:style-name="T2">Voter guide: advanced poll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therecord.com/news/municipal-election/2022/10/04/grassroots-groups-quiz-municipal-school-board-candidates-in-waterloo-region.html</text:span></text:p>
          </table:table-cell>
          <table:table-cell office:value-type="string" calcext:value-type="string">
            <text:p><text:span text:style-name="T2">Grassroots groups quiz municipal, school board candidate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ambridgetoday.ca/2022-municipal-election-news/municipal-candidates-surveyed-about-social-services-in-cambridge-5914613</text:span></text:p>
          </table:table-cell>
          <table:table-cell office:value-type="string" calcext:value-type="string">
            <text:p><text:span text:style-name="T2">Municipal candidates surveyed about social services in Cambridg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fcccnd.com/blog/10167-2022-municipal-election-survey-future-of-social-services-in-cambridge</text:span></text:p>
          </table:table-cell>
          <table:table-cell office:value-type="string" calcext:value-type="string">
            <text:p><text:span text:style-name="T2">Survey: Future of Social Services in Cambridge</text:span></text:p>
          </table:table-cell>
          <table:table-cell office:value-type="string" calcext:value-type="string">
            <text:p><text:span text:style-name="T2">Cambridge Food Bank, Cambridge Shelter, Family Counselling Centre of Cambridge and North Dumfries, YWCA Cambridge </text:span></text:p>
          </table:table-cell>
          <table:table-cell office:value-type="string" calcext:value-type="string">
            <text:p><text:span text:style-name="T2">Alias-Cambridge, Regional-Chair, 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ambridgetoday.ca/2022-municipal-election-news/damaging-election-signs-is-illegal-wrps-warn-5920224</text:span></text:p>
          </table:table-cell>
          <table:table-cell office:value-type="string" calcext:value-type="string">
            <text:p><text:span text:style-name="T2">Damaging election signs is illegal, WRPS warn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preventingcrime.ca/election/</text:span></text:p>
          </table:table-cell>
          <table:table-cell office:value-type="string" calcext:value-type="string">
            <text:p><text:span text:style-name="T2">2022 Election Candidates List Survey</text:span></text:p>
          </table:table-cell>
          <table:table-cell office:value-type="string" calcext:value-type="string">
            <text:p><text:span text:style-name="T2">Waterloo Crime Prevention Council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twitter.com/ReallocateW/status/1572920911195475968</text:span></text:p>
          </table:table-cell>
          <table:table-cell office:value-type="string" calcext:value-type="string">
            <text:p><text:span text:style-name="T2">Here are just a few of the candidates that we support.</text:span></text:p>
          </table:table-cell>
          <table:table-cell office:value-type="string" calcext:value-type="string">
            <text:p><text:span text:style-name="T2">ReallocateWR</text:span></text:p>
          </table:table-cell>
          <table:table-cell office:value-type="string" calcext:value-type="string">
            <text:p><text:span text:style-name="T2">Alias-SchoolBoard-Public-English, Regional-Kitchener, 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kitchener.ctvnews.ca/cambridge-and-wilmot-discuss-advance-and-day-of-voting-plans-for-municipal-election-1.6101381</text:span></text:p>
          </table:table-cell>
          <table:table-cell office:value-type="string" calcext:value-type="string">
            <text:p><text:span text:style-name="T2">Cambridge and Wilmot discuss advance and day-of voting plans for municipal election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old.reddit.com/r/waterloo/comments/xww12s/does_jonathan_cassels_have_a_platform/</text:span></text:p>
          </table:table-cell>
          <table:table-cell office:value-type="string" calcext:value-type="string">
            <text:p><text:span text:style-name="T2">Does Jonathan Cassels have a platform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old.reddit.com/r/kitchener/comments/xy728k/kitcheners_mayoral_candidates_outline_their_ideas/</text:span></text:p>
          </table:table-cell>
          <table:table-cell office:value-type="string" calcext:value-type="string">
            <text:p><text:span text:style-name="T2">Kitchener's mayoral candidates outline their ideas on housing and homelessness 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sites.google.com/view/fabwr/home</text:span></text:p>
          </table:table-cell>
          <table:table-cell office:value-type="string" calcext:value-type="string">
            <text:p><text:span text:style-name="T2">FABWR Candidate Survey Results</text:span></text:p>
          </table:table-cell>
          <table:table-cell office:value-type="string" calcext:value-type="string">
            <text:p><text:span text:style-name="T2">For a Better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www.gren.ca/activities.php?id=18</text:span></text:p>
          </table:table-cell>
          <table:table-cell office:value-type="string" calcext:value-type="string">
            <text:p><text:span text:style-name="T2">GREN Survey on Environmental Issues</text:span></text:p>
          </table:table-cell>
          <table:table-cell office:value-type="string" calcext:value-type="string">
            <text:p><text:span text:style-name="T2">Grand River Environmental Network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cyclewr.ca/2022-municipal-elections#Survey</text:span></text:p>
          </table:table-cell>
          <table:table-cell office:value-type="string" calcext:value-type="string">
            <text:p><text:span text:style-name="T2">CycleWR Survey</text:span></text:p>
          </table:table-cell>
          <table:table-cell office:value-type="string" calcext:value-type="string">
            <text:p><text:span text:style-name="T2">CycleWR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facebook.com/groups/355885149172210/posts/657434045683984/</text:span></text:p>
          </table:table-cell>
          <table:table-cell office:value-type="string" calcext:value-type="string">
            <text:p><text:span text:style-name="T2">Cheryle Baker response to Save Middlebrook Bridge Survey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facebook.com/groups/355885149172210/posts/647726596654729/?comment_id=649044569856265</text:span></text:p>
          </table:table-cell>
          <table:table-cell office:value-type="string" calcext:value-type="string">
            <text:p><text:span text:style-name="T2">Paul Bolger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facebook.com/groups/355885149172210/posts/651168352977220/</text:span></text:p>
          </table:table-cell>
          <table:table-cell office:value-type="string" calcext:value-type="string">
            <text:p><text:span text:style-name="T2">Fred Redekop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2">https://www.facebook.com/groups/355885149172210/posts/644706973623358/</text:span></text:p>
          </table:table-cell>
          <table:table-cell office:value-type="string" calcext:value-type="string">
            <text:p><text:span text:style-name="T2">Patrick Merlihan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office:value-type="string" calcext:value-type="string">
            <text:p><text:span text:style-name="T2">https://www.facebook.com/groups/355885149172210/posts/646496243444431/</text:span></text:p>
          </table:table-cell>
          <table:table-cell office:value-type="string" calcext:value-type="string">
            <text:p><text:span text:style-name="T2">Evan Burgess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2">https://www.facebook.com/groups/355885149172210/posts/644098710350851/</text:span></text:p>
          </table:table-cell>
          <table:table-cell office:value-type="string" calcext:value-type="string">
            <text:p><text:span text:style-name="T2">Bonnie Bryant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facebook.com/groups/355885149172210/posts/643404977086891/</text:span></text:p>
          </table:table-cell>
          <table:table-cell office:value-type="string" calcext:value-type="string">
            <text:p><text:span text:style-name="T2">Dan Holt post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facebook.com/groups/355885149172210/posts/643150110445711/</text:span></text:p>
          </table:table-cell>
          <table:table-cell office:value-type="string" calcext:value-type="string">
            <text:p><text:span text:style-name="T2">Nathan Cadeau post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old.reddit.com/r/kitchener/comments/y0fnjb/hi_everyone_im_brooklin_wallis_im_running_against/</text:span></text:p>
          </table:table-cell>
          <table:table-cell office:value-type="string" calcext:value-type="string">
            <text:p><text:span text:style-name="T2">Brooklin Wallis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old.reddit.com/r/kitchener/comments/y0h70q/who_to_vote_for_ward_10/</text:span></text:p>
          </table:table-cell>
          <table:table-cell office:value-type="string" calcext:value-type="string">
            <text:p><text:span text:style-name="T2">Who to Vote for in Ward 10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waterloo/comments/y1a22w/im_matthew_schwarze_and_im_running_to_be_your/</text:span></text:p>
          </table:table-cell>
          <table:table-cell office:value-type="string" calcext:value-type="string">
            <text:p><text:span text:style-name="T2">Matthew Schwarze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kitchener/comments/y1cxzr/wrds_trustees_summary_those_that_support_parental/</text:span></text:p>
          </table:table-cell>
          <table:table-cell office:value-type="string" calcext:value-type="string">
            <text:p><text:span text:style-name="T2">WRDS Trustees summary - those that support "parental values" are in green (ie, banning LGBT books, fighting against imaginary CRT in elementary school); those that support acknowledging LGBT people exist in yellow. Please vote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globalnews.ca/news/9190174/2022-ontario-municipal-election-meet-the-kitchener-mayoral-candidates/</text:span></text:p>
          </table:table-cell>
          <table:table-cell office:value-type="string" calcext:value-type="string">
            <text:p><text:span text:style-name="T2">2022 Ontario municipal election: Meet the Kitchener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therecord.com/waterloo_chronicle/news/2022/10/11/cast-an-informed-ballot-civictechwr-creates-one-stop-hub-to-inform-voters-in-waterloo-region.html</text:span></text:p>
          </table:table-cell>
          <table:table-cell office:value-type="string" calcext:value-type="string">
            <text:p><text:span text:style-name="T2">‘Cast an informed ballot’: CivicTechWR creates one-stop hub to inform voters in Waterloo Region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vUVYa2Pi1tE</text:span></text:p>
          </table:table-cell>
          <table:table-cell office:value-type="string" calcext:value-type="string">
            <text:p><text:span text:style-name="T2">Waterloo Candidate Forums (Regional Council, 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Regional-Waterloo, Regional-Chair, 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WHD3jhSpy-w</text:span></text:p>
          </table:table-cell>
          <table:table-cell office:value-type="string" calcext:value-type="string">
            <text:p><text:span text:style-name="T2">Kitchener Candidate Forums (Regional Council, 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Regional-Kitchener, Regional-Chair, 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3tHSuNW78nI</text:span></text:p>
          </table:table-cell>
          <table:table-cell office:value-type="string" calcext:value-type="string">
            <text:p><text:span text:style-name="T2">Cambridge Candidate Forums (Regional Council, Mayor, Regional Chair)</text:span></text:p>
          </table:table-cell>
          <table:table-cell office:value-type="string" calcext:value-type="string">
            <text:p><text:span text:style-name="T2">Cambridge Chamber of Commerce and CityNews 570)</text:span></text:p>
          </table:table-cell>
          <table:table-cell office:value-type="string" calcext:value-type="string">
            <text:p><text:span text:style-name="T2">Regional-Cambridge, Cambridge-Mayor, 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2hJz3BK16bo</text:span></text:p>
          </table:table-cell>
          <table:table-cell office:value-type="string" calcext:value-type="string">
            <text:p><text:span text:style-name="T2">Township of Woolwich Candidate Forums (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Woolwich-Mayor, 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twitter.com/blackparentckw/status/1578869236621283328</text:span></text:p>
          </table:table-cell>
          <table:table-cell office:value-type="string" calcext:value-type="string">
            <text:p><text:span text:style-name="T2">Black Parent Council KW Endorsements</text:span></text:p>
          </table:table-cell>
          <table:table-cell office:value-type="string" calcext:value-type="string">
            <text:p><text:span text:style-name="T2">Black Parent Council KW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globalnews.ca/news/9190296/2022-ontario-municipal-election-waterloo-ward-7-council-candidates/</text:span></text:p>
          </table:table-cell>
          <table:table-cell office:value-type="string" calcext:value-type="string">
            <text:p><text:span text:style-name="T2">2022 Ontario municipal election: Meet the Waterloo Ward 7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span></text:p>
          </table:table-cell>
          <table:table-cell office:value-type="string" calcext:value-type="string">
            <text:p><text:span text:style-name="T2">Long-time regional councillor provides insight into why competition is so high for Waterloo regional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kitchener/comments/y1unnf/hey_there_ward_1s_scott_davey_here_aka_the/</text:span></text:p>
          </table:table-cell>
          <table:table-cell office:value-type="string" calcext:value-type="string">
            <text:p><text:span text:style-name="T2">Scott Davey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youtube.com/watch?v=UzYVDfYfvZA</text:span></text:p>
          </table:table-cell>
          <table:table-cell office:value-type="string" calcext:value-type="string">
            <text:p><text:span text:style-name="T2">Berry Vrbanovic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youtube.com/watch?v=gxWfDAyqZ3k</text:span></text:p>
          </table:table-cell>
          <table:table-cell office:value-type="string" calcext:value-type="string">
            <text:p><text:span text:style-name="T2">Val Neekman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youtube.com/watch?v=E4kMCd9WgVg</text:span></text:p>
          </table:table-cell>
          <table:table-cell office:value-type="string" calcext:value-type="string">
            <text:p><text:span text:style-name="T2">Mani Nair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www.youtube.com/watch?v=isr5nYmW5vM</text:span></text:p>
          </table:table-cell>
          <table:table-cell office:value-type="string" calcext:value-type="string">
            <text:p><text:span text:style-name="T2">Shannon Weber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youtube.com/watch?v=ULotwQcWmZ0</text:span></text:p>
          </table:table-cell>
          <table:table-cell office:value-type="string" calcext:value-type="string">
            <text:p><text:span text:style-name="T2">Dorothy McCabe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youtube.com/watch?v=Duf51aSDa8c</text:span></text:p>
          </table:table-cell>
          <table:table-cell office:value-type="string" calcext:value-type="string">
            <text:p><text:span text:style-name="T2">Rob Evans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iMFViE92_0g</text:span></text:p>
          </table:table-cell>
          <table:table-cell office:value-type="string" calcext:value-type="string">
            <text:p><text:span text:style-name="T2">Kypp Saunders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50by30wr.ca/2022election</text:span></text:p>
          </table:table-cell>
          <table:table-cell office:value-type="string" calcext:value-type="string">
            <text:p><text:span text:style-name="T2">50 by 2030 WR Survey</text:span></text:p>
          </table:table-cell>
          <table:table-cell office:value-type="string" calcext:value-type="string">
            <text:p><text:span text:style-name="T2">50 by 2030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kitchener.citynews.ca/all-audio/the-mike-farwell-show/wednesday-october-12th-2022-5944021</text:span></text:p>
          </table:table-cell>
          <table:table-cell office:value-type="string" calcext:value-type="string">
            <text:p><text:span text:style-name="T2">The Mike Farwell Show for Wednesday Oct 12, 2022</text:span></text:p>
          </table:table-cell>
          <table:table-cell office:value-type="string" calcext:value-type="string">
            <text:p><text:span text:style-name="T2">News 570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therecord.com/news/municipal-election/opinion/2022/10/12/are-you-voting-for-climate-action-in-the-municipal-election.html</text:span></text:p>
          </table:table-cell>
          <table:table-cell office:value-type="string" calcext:value-type="string">
            <text:p><text:span text:style-name="T2">Are you voting for climate action in the municipal election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ld.reddit.com/r/kitchener/comments/y302i8/val_neekmans_homeless_plan/</text:span></text:p>
          </table:table-cell>
          <table:table-cell office:value-type="string" calcext:value-type="string">
            <text:p><text:span text:style-name="T2">Val Neekman's homeless plan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ld.reddit.com/r/waterloo/comments/y2wr35/the_farright_is_trying_to_stack_school_boards/</text:span></text:p>
          </table:table-cell>
          <table:table-cell office:value-type="string" calcext:value-type="string">
            <text:p><text:span text:style-name="T2">The far-right is trying to stack school boards. Vote for schools that are safe for all kids (/r/waterloo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cbc.ca/news/canada/kitchener-waterloo/waterloo-region-municipal-election-not-seeking-reelection-1.6613795?cmp=rss</text:span></text:p>
          </table:table-cell>
          <table:table-cell office:value-type="string" calcext:value-type="string">
            <text:p><text:span text:style-name="T2">These 3 councillors in Waterloo region share why they opted not to seek re-election this fal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old.reddit.com/r/waterloo/comments/y25ybf/my_opinion_of_the_ward_6_candidates_after/</text:span></text:p>
          </table:table-cell>
          <table:table-cell office:value-type="string" calcext:value-type="string">
            <text:p><text:span text:style-name="T2">My opinion of the Ward 6 candidates after yesterday's forum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haltonregionvotes.org/2022-municipal-elections-candidates-halton</text:span></text:p>
          </table:table-cell>
          <table:table-cell office:value-type="string" calcext:value-type="string">
            <text:p><text:span text:style-name="T2">The far-right is trying to stack school boards. Vote for schools that are safe for all kids (/r/kitchener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youtube.com/watch?v=rAo6rEEjCFE</text:span></text:p>
          </table:table-cell>
          <table:table-cell office:value-type="string" calcext:value-type="string">
            <text:p><text:span text:style-name="T2">Milos Posalvjak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spokeonline.com/2022/10/two-young-candidates-vie-to-unseat-incumbent-in-cambridge-ward-2-city-council-race/</text:span></text:p>
          </table:table-cell>
          <table:table-cell office:value-type="string" calcext:value-type="string">
            <text:p><text:span text:style-name="T2">Two young candidates vie to unseat incumbent in Cambridge Ward 2 city council race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meet-the-candidates-2/</text:span></text:p>
          </table:table-cell>
          <table:table-cell office:value-type="string" calcext:value-type="string">
            <text:p><text:span text:style-name="T2">Meet the Candidates (Report from all-candidates meeting)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Mayor, Woolwich-Ward-01, Woolwich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wrdsb-controversy-adds-spark-to-election/</text:span></text:p>
          </table:table-cell>
          <table:table-cell office:value-type="string" calcext:value-type="string">
            <text:p><text:span text:style-name="T2">WRDSB controversy adds spark to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three-candidates-vying-for-regional-chairs-job-in-election/</text:span></text:p>
          </table:table-cell>
          <table:table-cell office:value-type="string" calcext:value-type="string">
            <text:p><text:span text:style-name="T2">Three candidates vying for regional chair’s job in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online-hubs-gather-municipal-election-info-to-help-voters-get-informed-5947599</text:span></text:p>
          </table:table-cell>
          <table:table-cell office:value-type="string" calcext:value-type="string">
            <text:p><text:span text:style-name="T2">Online hubs gather municipal election info to help voters get inform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winston-francis-wcdsb-trustee-5948650</text:span></text:p>
          </table:table-cell>
          <table:table-cell office:value-type="string" calcext:value-type="string">
            <text:p><text:span text:style-name="T2">MEET THE CANDIDATES: Winston Francis, WC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david-guerin-wcdsb-trustee-5948785</text:span></text:p>
          </table:table-cell>
          <table:table-cell office:value-type="string" calcext:value-type="string">
            <text:p><text:span text:style-name="T2">MEET THE CANDIDATES: David Guerin, WC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michael-john-rattee-wcdsb-trustee-5949641</text:span></text:p>
          </table:table-cell>
          <table:table-cell office:value-type="string" calcext:value-type="string">
            <text:p><text:span text:style-name="T2">MEET THE CANDIDATES: Michael John Rattee, WCDSB trustee</text:span></text:p>
          </table:table-cell>
          <table:table-cell office:value-type="string" calcext:value-type="string">
            <text:p><text:span text:style-name="T2">Cambridge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courtney-waterfall-wrdsb-trustee-5950682</text:span></text:p>
          </table:table-cell>
          <table:table-cell office:value-type="string" calcext:value-type="string">
            <text:p><text:span text:style-name="T2">MEET THE CANDIDATES: Courtney Waterfall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luxon-burgess-wrdsb-trustee-5950760</text:span></text:p>
          </table:table-cell>
          <table:table-cell office:value-type="string" calcext:value-type="string">
            <text:p><text:span text:style-name="T2">MEET THE CANDIDATES: Luxon Burgess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bill-cody-wrdsb-trustee-5950810</text:span></text:p>
          </table:table-cell>
          <table:table-cell office:value-type="string" calcext:value-type="string">
            <text:p><text:span text:style-name="T2">MEET THE CANDIDATES: Bill Cody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linda-brooks-wrdsb-trustee-5950938</text:span></text:p>
          </table:table-cell>
          <table:table-cell office:value-type="string" calcext:value-type="string">
            <text:p><text:span text:style-name="T2">MEET THE CANDIDATES: Linda Brooks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carla-johnson-wrdsb-trustee-5950989</text:span></text:p>
          </table:table-cell>
          <table:table-cell office:value-type="string" calcext:value-type="string">
            <text:p><text:span text:style-name="T2">MEET THE CANDIDATES: Carla Johnson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jayne-herring-wrdsb-trustee-5951090</text:span></text:p>
          </table:table-cell>
          <table:table-cell office:value-type="string" calcext:value-type="string">
            <text:p><text:span text:style-name="T2">MEET THE CANDIDATES: Jayne Herring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globalnews.ca/news/9199221/2022-ontario-municipal-election-meet-the-cambridge-mayoral-candidates/</text:span></text:p>
          </table:table-cell>
          <table:table-cell office:value-type="string" calcext:value-type="string">
            <text:p><text:span text:style-name="T2">2022 Ontario municipal election: Meet the Cambridge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record.com/news/municipal-election/opinion/2022/10/14/how-to-choose-your-election-candidates.html</text:span></text:p>
          </table:table-cell>
          <table:table-cell office:value-type="string" calcext:value-type="string">
            <text:p><text:span text:style-name="T2">Luisa D’Amato: How to choose your election candidate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record.com/news/municipal-election/2022/10/14/renters-on-the-rise-in-waterloo-but-most-election-candidates-in-this-high-priced-city-are-homeowners.html</text:span></text:p>
          </table:table-cell>
          <table:table-cell office:value-type="string" calcext:value-type="string">
            <text:p><text:span text:style-name="T2">Renters on the rise in Waterloo but most election candidates in this high-priced city are homeowner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therecord.com/news/municipal-election/2022/10/12/township-residents-mine-waterloo-region-politicians-on-gravel-pit-issue.html</text:span></text:p>
          </table:table-cell>
          <table:table-cell office:value-type="string" calcext:value-type="string">
            <text:p><text:span text:style-name="T2">Township residents mine Waterloo Region politicians on gravel pit issu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ilmot, Alias-Wellesley, Alias-Woolwich, Alias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citified.substack.com/p/who-does-what</text:span></text:p>
          </table:table-cell>
          <table:table-cell office:value-type="string" calcext:value-type="string">
            <text:p><text:span text:style-name="T2">Who does what?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cambridgetoday.ca/2022-municipal-election-news/virtual-forum-features-candidates-for-regional-council-mayor-5954237</text:span></text:p>
          </table:table-cell>
          <table:table-cell office:value-type="string" calcext:value-type="string">
            <text:p><text:span text:style-name="T2">Virtual forum features candidates for regional council, mayor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, Regional-Cambridge, 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globeandmail.com/canada/article-why-a-waterloo-ont-school-board-has-emerged-as-a-battleground-for/</text:span></text:p>
          </table:table-cell>
          <table:table-cell office:value-type="string" calcext:value-type="string">
            <text:p><text:span text:style-name="T2">Why a Waterloo, Ont., school board has emerged as a battleground for ideological politics</text:span></text:p>
          </table:table-cell>
          <table:table-cell office:value-type="string" calcext:value-type="string">
            <text:p><text:span text:style-name="T2">The Globe and Mail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enilleb.com/news/2022/10/6/the-election-is-acoming-here-are-a-few-tips-on-choosing-candidates</text:span></text:p>
          </table:table-cell>
          <table:table-cell office:value-type="string" calcext:value-type="string">
            <text:p><text:span text:style-name="T2">It's election season! How to choose from a strong field (and a few names worth checking out)</text:span></text:p>
          </table:table-cell>
          <table:table-cell office:value-type="string" calcext:value-type="string">
            <text:p><text:span text:style-name="T2">Tenille Bonoguor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www.therecord.com/news/municipal-election/2022/10/08/four-people-vying-to-lead-waterloo-council-at-a-time-of-fast-but-uneven-growth.html</text:span></text:p>
          </table:table-cell>
          <table:table-cell office:value-type="string" calcext:value-type="string">
            <text:p><text:span text:style-name="T2">Four people vying to lead Waterloo council at a time of fast but uneven growth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youtube.com/watch?v=3pM1mm62qwU</text:span></text:p>
          </table:table-cell>
          <table:table-cell office:value-type="string" calcext:value-type="string">
            <text:p><text:span text:style-name="T2">Vista Hills Neighbourhood Association All-Candidates Meeting</text:span></text:p>
          </table:table-cell>
          <table:table-cell office:value-type="string" calcext:value-type="string">
            <text:p><text:span text:style-name="T2">Vista Hills Neighbourhood Association</text:span></text:p>
          </table:table-cell>
          <table:table-cell office:value-type="string" calcext:value-type="string">
            <text:p><text:span text:style-name="T2">Waterloo-Mayor, Waterloo-Ward-02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www.therecord.com/news/municipal-election/2022/10/15/the-waterloo-public-board-is-really-at-the-centre-of-the-current-culture-war-in-canadian-education-systems.html</text:span></text:p>
          </table:table-cell>
          <table:table-cell office:value-type="string" calcext:value-type="string">
            <text:p><text:span text:style-name="T2">‘The Waterloo public board is really at the centre of the current culture war in Canadian education systems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www.cbc.ca/news/canada/kitchener-waterloo/school-board-trustee-elections-1.6615227</text:span></text:p>
          </table:table-cell>
          <table:table-cell office:value-type="string" calcext:value-type="string">
            <text:p><text:span text:style-name="T2">Do your homework on who's running for school board trustees, say researchers and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All-SchoolBoard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anchor.fm/homerange/episodes/22-10-11-Promenade-segment-3-of-4-Paul-Nijjar-of-CivicTechWR-e1p6bqc</text:span></text:p>
          </table:table-cell>
          <table:table-cell office:value-type="string" calcext:value-type="string">
            <text:p><text:span text:style-name="T2">22 10 11 Promenade segment 3 of 4: Paul Nijjar of CivicTechWR</text:span></text:p>
          </table:table-cell>
          <table:table-cell office:value-type="string" calcext:value-type="string">
            <text:p><text:span text:style-name="T2">Home Range Podcast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archive.org/details/2022-10-15-wrdsb-kitchener-meeting</text:span></text:p>
          </table:table-cell>
          <table:table-cell office:value-type="string" calcext:value-type="string">
            <text:p><text:span text:style-name="T2">WRDSB Kitchener Public School Trustee Candidates Meeting – Oct 15, 2022</text:span></text:p>
          </table:table-cell>
          <table:table-cell office:value-type="string" calcext:value-type="string">
            <text:p><text:span text:style-name="T2">Cherry Park Neighbourhood Association and Victoria Park Neighbourhood Association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199475/2022-ontario-municipal-election-cambridge-ward-2-council-candidates/</text:span></text:p>
          </table:table-cell>
          <table:table-cell office:value-type="string" calcext:value-type="string">
            <text:p><text:span text:style-name="T2">2022 Ontario municipal election: Meet the Cambridge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199932/2022-ontario-municipal-election-meet-the-cambridge-ward-4-council-candidates/</text:span></text:p>
          </table:table-cell>
          <table:table-cell office:value-type="string" calcext:value-type="string">
            <text:p><text:span text:style-name="T2">2022 Ontario municipal election: Meet the Cambridge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0035/2022-ontario-municipal-election-kitchener-ward-6-council-candidates/</text:span></text:p>
          </table:table-cell>
          <table:table-cell office:value-type="string" calcext:value-type="string">
            <text:p><text:span text:style-name="T2">2022 Ontario municipal election: Meet the Kitchener Ward 6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1796/2022-ontario-municipal-election-meet-the-kitchener-ward-4-council-candidates/</text:span></text:p>
          </table:table-cell>
          <table:table-cell office:value-type="string" calcext:value-type="string">
            <text:p><text:span text:style-name="T2">2022 Ontario municipal election: Meet the Kitchener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1824/2022-ontario-municipal-election-kitchener-ward-7-council-candidates/</text:span></text:p>
          </table:table-cell>
          <table:table-cell office:value-type="string" calcext:value-type="string">
            <text:p><text:span text:style-name="T2">2022 Ontario municipal election: Meet the Kitchener Ward 7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3522/2022-ontario-municipal-election-meet-the-waterloo-mayoral-candidates/</text:span></text:p>
          </table:table-cell>
          <table:table-cell office:value-type="string" calcext:value-type="string">
            <text:p><text:span text:style-name="T2">2022 Ontario municipal election: Meet the Waterloo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cbc.ca/news/canada/kitchener-waterloo/voter-panel-municipal-election-housing-climate-concerns-1.6619027</text:span></text:p>
          </table:table-cell>
          <table:table-cell office:value-type="string" calcext:value-type="string">
            <text:p><text:span text:style-name="T2">Housing crisis and climate change are top of mind for these Waterloo region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cambridgetoday.ca/2022-municipal-election-news/politics-front-and-centre-in-contentious-school-board-election-5965923</text:span></text:p>
          </table:table-cell>
          <table:table-cell office:value-type="string" calcext:value-type="string">
            <text:p><text:span text:style-name="T2">Politics front and centre in contentious school board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kitchener.citynews.ca/local-news/complaint-suggests-website-seeking-to-sway-local-trustee-race-5955794</text:span></text:p>
          </table:table-cell>
          <table:table-cell office:value-type="string" calcext:value-type="string">
            <text:p><text:span text:style-name="T2">Complaint suggests website seeking to sway local trustee race</text:span></text:p>
          </table:table-cell>
          <table:table-cell office:value-type="string" calcext:value-type="string">
            <text:p><text:span text:style-name="T2">CityNews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yourlocaltrades.ca/election-2022/</text:span></text:p>
          </table:table-cell>
          <table:table-cell office:value-type="string" calcext:value-type="string">
            <text:p><text:span text:style-name="T2">Election 2022 Endorsement of Shannon Weber</text:span></text:p>
          </table:table-cell>
          <table:table-cell office:value-type="string" calcext:value-type="string">
            <text:p><text:span text:style-name="T2">Waterloo Wellington Dufferin and Grey Building and Construction Trades Council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youtube.com/watch?v=jJrovB3XGxc</text:span></text:p>
          </table:table-cell>
          <table:table-cell office:value-type="string" calcext:value-type="string">
            <text:p><text:span text:style-name="T2">WCDSB Kitchener Catholic School Trustee Candidates Meeting</text:span></text:p>
          </table:table-cell>
          <table:table-cell office:value-type="string" calcext:value-type="string">
            <text:p><text:span text:style-name="T2">Cherry Park Neighbourhood Association and Victoria Park Neighbourhood Association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2">Website grouping school board trustee beliefs by political stances under investiga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5" office:value-type="string" calcext:value-type="string">
            <text:p><text:span text:style-name="T3">https://www.therecord.com/news/municipal-election/2022/10/05/kitchener-votes-wendy-ashby-waterloo-catholic-district-school-board-candidate.html</text:span></text:p>
          </table:table-cell>
          <table:table-cell office:value-type="string" calcext:value-type="string">
            <text:p><text:span text:style-name="T2">KITCHENER VOTES: Wendy Ashby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simone-beaucage-waterloo-catholic-district-school-board-candidate.html</text:span></text:p>
          </table:table-cell>
          <table:table-cell office:value-type="string" calcext:value-type="string">
            <text:p><text:span text:style-name="T2">KITCHENER VOTES: Simone Beaucage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3/kitchener-votes-rene-kraft-waterloo-catholic-district-school-board-candidate.html</text:span></text:p>
          </table:table-cell>
          <table:table-cell office:value-type="string" calcext:value-type="string">
            <text:p><text:span text:style-name="T2">KITCHENER VOTES: Renée Kraft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5/kitchener-votes-hadembes-yebetit-waterloo-catholic-district-school-board-candidate.html</text:span></text:p>
          </table:table-cell>
          <table:table-cell office:value-type="string" calcext:value-type="string">
            <text:p><text:span text:style-name="T2">KITCHENER VOTES: Hadembes Yebetit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barb-chrysler-waterloo-region-district-school-board-candidate.html</text:span></text:p>
          </table:table-cell>
          <table:table-cell office:value-type="string" calcext:value-type="string">
            <text:p><text:span text:style-name="T2">KITCHENER VOTES: Barb Chrysler, Waterloo Region District School Board candidate 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claus-drisma-waterloo-region-district-school-board-trustee-candidate.html</text:span></text:p>
          </table:table-cell>
          <table:table-cell office:value-type="string" calcext:value-type="string">
            <text:p><text:span text:style-name="T2">KITCHENER VOTES: Claus Dérisma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julia-dunham-waterloo-region-district-school-board-trustee-candidate.html</text:span></text:p>
          </table:table-cell>
          <table:table-cell office:value-type="string" calcext:value-type="string">
            <text:p><text:span text:style-name="T2">KITCHENER VOTES: Julia Dunham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david-kuhn-waterloo-region-district-school-board-trustee-candidate.html</text:span></text:p>
          </table:table-cell>
          <table:table-cell office:value-type="string" calcext:value-type="string">
            <text:p><text:span text:style-name="T2">KITCHENER VOTES: David Kuh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5/kitchener-votes-christina-meekison-waterloo-region-district-school-board-trustee-candidate.html</text:span></text:p>
          </table:table-cell>
          <table:table-cell office:value-type="string" calcext:value-type="string">
            <text:p><text:span text:style-name="T2">KITCHENER VOTES: Christina Meekiso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aedith-radlein-waterloo-region-district-school-board-trustee-candidate.html</text:span></text:p>
          </table:table-cell>
          <table:table-cell office:value-type="string" calcext:value-type="string">
            <text:p><text:span text:style-name="T2">KITCHENER VOTES: Maedith Radlei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ike-ramsay-waterloo-region-district-school-board-trustee-candidate.html</text:span></text:p>
          </table:table-cell>
          <table:table-cell office:value-type="string" calcext:value-type="string">
            <text:p><text:span text:style-name="T2">KITCHENER VOTES: Mike Ramsay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5/kitchener-votes-natasha-rolleman-waterloo-region-district-school-board-trustee-candidate.html</text:span></text:p>
          </table:table-cell>
          <table:table-cell office:value-type="string" calcext:value-type="string">
            <text:p><text:span text:style-name="T2">KITCHENER VOTES: Natasha Rollema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tara-ross-waterloo-region-district-school-board-trustee-candidate.html</text:span></text:p>
          </table:table-cell>
          <table:table-cell office:value-type="string" calcext:value-type="string">
            <text:p><text:span text:style-name="T2">KITCHENER VOTES: Tara Ross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laurie-tremble-waterloo-region-district-school-board-candidate.html</text:span></text:p>
          </table:table-cell>
          <table:table-cell office:value-type="string" calcext:value-type="string">
            <text:p><text:span text:style-name="T2">KITCHENER VOTES: Laurie Tremble, Waterloo Region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3/kitchener-votes-meena-waseem-waterloo-region-district-school-board-trustee-candidate.html</text:span></text:p>
          </table:table-cell>
          <table:table-cell office:value-type="string" calcext:value-type="string">
            <text:p><text:span text:style-name="T2">KITCHENER VOTES: Meena Waseem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table:style-name="ce5" office:value-type="string" calcext:value-type="string">
            <text:p><text:span text:style-name="T3">https://www.therecord.com/news/municipal-election/2022/10/01/kitchener-votes-joanna-weston-waterloo-region-district-school-board-trustee-candidate.html</text:span></text:p>
          </table:table-cell>
          <table:table-cell office:value-type="string" calcext:value-type="string">
            <text:p><text:span text:style-name="T2">KITCHENER VOTES: Joanne Westo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table:style-name="ce5" office:value-type="string" calcext:value-type="string">
            <text:p><text:span text:style-name="T3">https://www.therecord.com/news/municipal-election/2022/10/18/kitchener-votes-jeff-musgrave-waterloo-region-district-school-board-candidate.html</text:span></text:p>
          </table:table-cell>
          <table:table-cell office:value-type="string" calcext:value-type="string">
            <text:p><text:span text:style-name="T2">KITCHENER VOTES: Jeff Musgrave, Waterloo Region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5" office:value-type="string" calcext:value-type="string">
            <text:p><text:span text:style-name="T3">https://www.therecord.com/news/municipal-election/2022/10/01/waterloo-region-votes-narine-dat-sookram-waterloo-regional-chair-candidate.html</text:span></text:p>
          </table:table-cell>
          <table:table-cell office:value-type="string" calcext:value-type="string">
            <text:p><text:span text:style-name="T2">WATERLOO REGION VOTES: Narine Dat Sookram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5" office:value-type="string" calcext:value-type="string">
            <text:p><text:span text:style-name="T3">https://www.therecord.com/news/municipal-election/2022/10/01/waterloo-region-votes-brendon-john-da-costa-waterloo-regional-chair-candidate.html</text:span></text:p>
          </table:table-cell>
          <table:table-cell office:value-type="string" calcext:value-type="string">
            <text:p><text:span text:style-name="T2">WATERLOO REGION VOTES: Brendon John Da Costa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5" office:value-type="string" calcext:value-type="string">
            <text:p><text:span text:style-name="T3">https://www.therecord.com/news/municipal-election/2022/10/01/waterloo-region-votes-karen-redman-waterloo-regional-chair-candidate.html</text:span></text:p>
          </table:table-cell>
          <table:table-cell office:value-type="string" calcext:value-type="string">
            <text:p><text:span text:style-name="T2">WATERLOO REGION VOTES: Karen Redman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table:style-name="ce5" office:value-type="string" calcext:value-type="string">
            <text:p><text:span text:style-name="T3">https://www.therecord.com/news/municipal-election/2022/10/17/kitchener-votes-tom-hiller-region-of-waterloo-council-candidate.html</text:span></text:p>
          </table:table-cell>
          <table:table-cell office:value-type="string" calcext:value-type="string">
            <text:p><text:span text:style-name="T2">KITCHENER VOTES: Tom Hiller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therecord.com/news/municipal-election/2022/10/17/kitchener-votes-matt-rodrigues-region-of-waterloo-council-candidate.html</text:span></text:p>
          </table:table-cell>
          <table:table-cell office:value-type="string" calcext:value-type="string">
            <text:p><text:span text:style-name="T2">KITCHENER VOTES: Matt Rodrigue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mac-graham-regional-council-candidate.html</text:span></text:p>
          </table:table-cell>
          <table:table-cell office:value-type="string" calcext:value-type="string">
            <text:p><text:span text:style-name="T2">KITCHENER VOTES: Mac Graham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joe-gowing-regional-council-candidate.html</text:span></text:p>
          </table:table-cell>
          <table:table-cell office:value-type="string" calcext:value-type="string">
            <text:p><text:span text:style-name="T2">KITCHENER VOTES: Joe Gowing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7/kitchener-votes-michael-parkinson-regional-council-candidate.html</text:span></text:p>
          </table:table-cell>
          <table:table-cell office:value-type="string" calcext:value-type="string">
            <text:p><text:span text:style-name="T2">KITCHENER VOTES: Michael Parkinson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7/kitchener-votes-colleen-james-regional-council-candidate.html</text:span></text:p>
          </table:table-cell>
          <table:table-cell office:value-type="string" calcext:value-type="string">
            <text:p><text:span text:style-name="T2">KITCHENER VOTES: Colleen Jame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michael-harris-regional-council-candidate.html</text:span></text:p>
          </table:table-cell>
          <table:table-cell office:value-type="string" calcext:value-type="string">
            <text:p><text:span text:style-name="T2">KITCHENER VOTES: Michael Harri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8/kitchener-votes-kari-williams-regional-council-candidate.html</text:span></text:p>
          </table:table-cell>
          <table:table-cell office:value-type="string" calcext:value-type="string">
            <text:p><text:span text:style-name="T2">KITCHENER VOTES: Kari William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5" office:value-type="string" calcext:value-type="string">
            <text:p><text:span text:style-name="T3">https://www.therecord.com/news/municipal-election/2022/10/18/kitchener-votes-mary-henein-thorn-regional-council-candidate.html</text:span></text:p>
          </table:table-cell>
          <table:table-cell office:value-type="string" calcext:value-type="string">
            <text:p><text:span text:style-name="T2">KITCHENER VOTES: Mary Henein Thorn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manikantan-nair-mayoral-candidate.html</text:span></text:p>
          </table:table-cell>
          <table:table-cell office:value-type="string" calcext:value-type="string">
            <text:p><text:span text:style-name="T2">KITCHENER VOTES: Manikantan Nair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berry-vrbanovic-mayoral-candidate.html</text:span></text:p>
          </table:table-cell>
          <table:table-cell office:value-type="string" calcext:value-type="string">
            <text:p><text:span text:style-name="T2">KITCHENER VOTES: Berry Vrbanovic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val-neekman-mayoral-candidate.html</text:span></text:p>
          </table:table-cell>
          <table:table-cell office:value-type="string" calcext:value-type="string">
            <text:p><text:span text:style-name="T2">KITCHENER VOTES: Val Neekman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scott-davey-ward-1-candidate.html</text:span></text:p>
          </table:table-cell>
          <table:table-cell office:value-type="string" calcext:value-type="string">
            <text:p><text:span text:style-name="T2">KITCHENER VOTES: Scott Davey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alan-becirevic-ward-1-candidate.html</text:span></text:p>
          </table:table-cell>
          <table:table-cell office:value-type="string" calcext:value-type="string">
            <text:p><text:span text:style-name="T2">KITCHENER VOTES: Alan Becirevic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simon-guthrie-ward-1-candidate.html</text:span></text:p>
          </table:table-cell>
          <table:table-cell office:value-type="string" calcext:value-type="string">
            <text:p><text:span text:style-name="T2">KITCHENER VOTES: Simon Guthrie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dave-schnider-ward-2-candidate.html</text:span></text:p>
          </table:table-cell>
          <table:table-cell office:value-type="string" calcext:value-type="string">
            <text:p><text:span text:style-name="T2">KITCHENER VOTES: Dave Schnider, Ward 2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derrick-rabethge-ward-2-councillor-candidate.html</text:span></text:p>
          </table:table-cell>
          <table:table-cell office:value-type="string" calcext:value-type="string">
            <text:p><text:span text:style-name="T2">KITCHENER VOTES: Derrick Rabethge, Ward 2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rosanne-berwick-ward-3-candidate.html</text:span></text:p>
          </table:table-cell>
          <table:table-cell office:value-type="string" calcext:value-type="string">
            <text:p><text:span text:style-name="T2">KITCHENER VOTES: Rosanne Berwick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jason-deneault-ward-3-candidate.html</text:span></text:p>
          </table:table-cell>
          <table:table-cell office:value-type="string" calcext:value-type="string">
            <text:p><text:span text:style-name="T2">KITCHENER VOTES: Jason Deneault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bryan-richardson-ward-3-candidate.html</text:span></text:p>
          </table:table-cell>
          <table:table-cell office:value-type="string" calcext:value-type="string">
            <text:p><text:span text:style-name="T2">KITCHENER VOTES: Bryan Richardso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arijo-howard-ward-3-candidate.html</text:span></text:p>
          </table:table-cell>
          <table:table-cell office:value-type="string" calcext:value-type="string">
            <text:p><text:span text:style-name="T2">KITCHENER VOTES: Marijo Howard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matthew-griffin-ward-3-candidate.html</text:span></text:p>
          </table:table-cell>
          <table:table-cell office:value-type="string" calcext:value-type="string">
            <text:p><text:span text:style-name="T2">KITCHENER VOTES: Matthew Griffi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devon-harnarain-ward-3-candidate.html</text:span></text:p>
          </table:table-cell>
          <table:table-cell office:value-type="string" calcext:value-type="string">
            <text:p><text:span text:style-name="T2">KITCHENER VOTES: Devon Harnarai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ali-akbar-ward-4-candidate.html</text:span></text:p>
          </table:table-cell>
          <table:table-cell office:value-type="string" calcext:value-type="string">
            <text:p><text:span text:style-name="T2">KITCHENER VOTES: Ali Akbar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john-vandonk-ward-4-candidate.html</text:span></text:p>
          </table:table-cell>
          <table:table-cell office:value-type="string" calcext:value-type="string">
            <text:p><text:span text:style-name="T2">KITCHENER VOTES: John Vandonk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christine-michaud-ward-4-candidate.html</text:span></text:p>
          </table:table-cell>
          <table:table-cell office:value-type="string" calcext:value-type="string">
            <text:p><text:span text:style-name="T2">KITCHENER VOTES: Christine Michaud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yo-owodunni-ward-5-candidate.html</text:span></text:p>
          </table:table-cell>
          <table:table-cell office:value-type="string" calcext:value-type="string">
            <text:p><text:span text:style-name="T2">KITCHENER VOTES: Ayo Owodunni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farah-muhammad-ward-5-candidate.html</text:span></text:p>
          </table:table-cell>
          <table:table-cell office:value-type="string" calcext:value-type="string">
            <text:p><text:span text:style-name="T2">KITCHENER VOTES: Farah Muhammad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jon-massimi-ward-5-candidate.html</text:span></text:p>
          </table:table-cell>
          <table:table-cell office:value-type="string" calcext:value-type="string">
            <text:p><text:span text:style-name="T2">KITCHENER VOTES: Jon Massimi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paul-singh-ward-6-candidate.html</text:span></text:p>
          </table:table-cell>
          <table:table-cell office:value-type="string" calcext:value-type="string">
            <text:p><text:span text:style-name="T2">KITCHENER VOTES: Paul Singh, Ward 6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nwar-arkani-ward-6-candidate.html</text:span></text:p>
          </table:table-cell>
          <table:table-cell office:value-type="string" calcext:value-type="string">
            <text:p><text:span text:style-name="T2">KITCHENER VOTES: Anwar Arkani, Ward 6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kevin-mccrea-ward-7-candidate.html</text:span></text:p>
          </table:table-cell>
          <table:table-cell office:value-type="string" calcext:value-type="string">
            <text:p><text:span text:style-name="T2">KITCHENER VOTES: Kevin McCrea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5" office:value-type="string" calcext:value-type="string">
            <text:p><text:span text:style-name="T3">https://www.therecord.com/news/municipal-election/2022/10/01/kitchener-votes-colin-maley-ward-7-candidate.html</text:span></text:p>
          </table:table-cell>
          <table:table-cell office:value-type="string" calcext:value-type="string">
            <text:p><text:span text:style-name="T2">KITCHENER VOTES: Colin Maley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5" office:value-type="string" calcext:value-type="string">
            <text:p><text:span text:style-name="T3">https://www.therecord.com/news/municipal-election/2022/10/01/kitchener-votes-bill-ioannidis-ward-6-candidate.html</text:span></text:p>
          </table:table-cell>
          <table:table-cell office:value-type="string" calcext:value-type="string">
            <text:p><text:span text:style-name="T2">KITCHENER VOTES: Bill Ioannidis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margaret-johnston-ward-8-candidate.html</text:span></text:p>
          </table:table-cell>
          <table:table-cell office:value-type="string" calcext:value-type="string">
            <text:p><text:span text:style-name="T2">KITCHENER VOTES: Margaret Johnston, Ward 8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debbie-chapman-ward-9-candidate.html</text:span></text:p>
          </table:table-cell>
          <table:table-cell office:value-type="string" calcext:value-type="string">
            <text:p><text:span text:style-name="T2">KITCHENER VOTES: Debbie Chapman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07/kitchener-votes-david-redman-ward-9-candidate.html</text:span></text:p>
          </table:table-cell>
          <table:table-cell office:value-type="string" calcext:value-type="string">
            <text:p><text:span text:style-name="T2">KITCHENER VOTES: David Redman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brooklin-wallis-ward-9-candidate.html</text:span></text:p>
          </table:table-cell>
          <table:table-cell office:value-type="string" calcext:value-type="string">
            <text:p><text:span text:style-name="T2">KITCHENER VOTES: Brooklin Wallis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lana-hiscock-ward-10-candidate.html</text:span></text:p>
          </table:table-cell>
          <table:table-cell office:value-type="string" calcext:value-type="string">
            <text:p><text:span text:style-name="T2">KITCHENER VOTES: Lana Hiscock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islinn-clancy-ward-10-candidate.html</text:span></text:p>
          </table:table-cell>
          <table:table-cell office:value-type="string" calcext:value-type="string">
            <text:p><text:span text:style-name="T2">KITCHENER VOTES: Aislinn Clancy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peter-davis-is-running-for-a-ward-10-councillor-seat-in-the-city-of-kitchener.html</text:span></text:p>
          </table:table-cell>
          <table:table-cell office:value-type="string" calcext:value-type="string">
            <text:p><text:span text:style-name="T2">KITCHENER VOTES: Peter Davis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stephanie-stretch-ward-10-candidate.html</text:span></text:p>
          </table:table-cell>
          <table:table-cell office:value-type="string" calcext:value-type="string">
            <text:p><text:span text:style-name="T2">KITCHENER VOTES: Stephanie Stretch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therecord.com/news/municipal-election/2022/10/01/kitchener-votes-phong-tran-ward-10-candidate.html</text:span></text:p>
          </table:table-cell>
          <table:table-cell office:value-type="string" calcext:value-type="string">
            <text:p><text:span text:style-name="T2">KITCHENER VOTES: Phong Tran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daniel-j-fife-ward-10-candidate.html</text:span></text:p>
          </table:table-cell>
          <table:table-cell office:value-type="string" calcext:value-type="string">
            <text:p><text:span text:style-name="T2">KITCHENER VOTES: Daniel J. Fife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old.reddit.com/r/waterloo/comments/y6w98o/im_james_ball_running_for_regional_council_in/</text:span></text:p>
          </table:table-cell>
          <table:table-cell office:value-type="string" calcext:value-type="string">
            <text:p><text:span text:style-name="T2">James Ball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kitchener.citynews.ca/local-news/thousands-of-voters-take-advantage-of-advanced-polls-in-k-w-5968885</text:span></text:p>
          </table:table-cell>
          <table:table-cell office:value-type="string" calcext:value-type="string">
            <text:p><text:span text:style-name="T2">Thousands of voters take advantage of advanced polls in K-W</text:span></text:p>
          </table:table-cell>
          <table:table-cell office:value-type="string" calcext:value-type="string">
            <text:p><text:span text:style-name="T2">CityNew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wOypzMllpfk</text:span></text:p>
          </table:table-cell>
          <table:table-cell office:value-type="string" calcext:value-type="string">
            <text:p><text:span text:style-name="T2">Breslau Ward 3 Debate Oct 12, 2022 Part 2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lrxW3CxOeSU</text:span></text:p>
          </table:table-cell>
          <table:table-cell office:value-type="string" calcext:value-type="string">
            <text:p><text:span text:style-name="T2">Breslau Ward 3 Debate Oct 12, 2022 Part 1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HLEd57_dYEs</text:span></text:p>
          </table:table-cell>
          <table:table-cell office:value-type="string" calcext:value-type="string">
            <text:p><text:span text:style-name="T2">Breslau Mayor Debate Oct 12, 2022 Part 2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qF_T0jwLLng</text:span></text:p>
          </table:table-cell>
          <table:table-cell office:value-type="string" calcext:value-type="string">
            <text:p><text:span text:style-name="T2">Breslau Mayor Debate Oct 12, 2022 Part 1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facebook.com/NewHamburgBoT/videos/844639710224881/</text:span></text:p>
          </table:table-cell>
          <table:table-cell office:value-type="string" calcext:value-type="string">
            <text:p><text:span text:style-name="T2">Wilmot Ward 4 and Mayor Debate Recording</text:span></text:p>
          </table:table-cell>
          <table:table-cell office:value-type="string" calcext:value-type="string">
            <text:p><text:span text:style-name="T2">New Hamburg Board of Trade</text:span></text:p>
          </table:table-cell>
          <table:table-cell office:value-type="string" calcext:value-type="string">
            <text:p><text:span text:style-name="T2">Wilmot-Ward-04, Wilmot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old.reddit.com/r/kitchener/comments/y6tt1q/ok_who_is_the_candidate_with_the_weird_mask_and/</text:span></text:p>
          </table:table-cell>
          <table:table-cell office:value-type="string" calcext:value-type="string">
            <text:p><text:span text:style-name="T2">Ok who is the candidate with the weird mask and are there photos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old.reddit.com/r/kitchener/comments/y7qsyl/in_yesterdays_mail/</text:span></text:p>
          </table:table-cell>
          <table:table-cell office:value-type="string" calcext:value-type="string">
            <text:p><text:span text:style-name="T2">In yesterday's mail.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cambridgetoday.ca/2022-municipal-election-news/local-campaigns-under-investigation-for-violating-elections-act-5979095</text:span></text:p>
          </table:table-cell>
          <table:table-cell office:value-type="string" calcext:value-type="string">
            <text:p><text:span text:style-name="T2">Local campaigns under investigation for violating Elections Act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therecord.com/news/municipal-election/2022/10/19/advance-voting-rises-in-kitchener-and-waterloo-but-does-this-really-mean-voters-are-more-interested.html</text:span></text:p>
          </table:table-cell>
          <table:table-cell office:value-type="string" calcext:value-type="string">
            <text:p><text:span text:style-name="T2">Advance voting rises in Kitchener and Waterloo, but does this really mean voters are more interested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cbc.ca/news/canada/kitchener-waterloo/kitchener-voting-disabilities-concerns-1.6620262</text:span></text:p>
          </table:table-cell>
          <table:table-cell office:value-type="string" calcext:value-type="string">
            <text:p><text:span text:style-name="T2">Kitchener man concerned city didn't fully consider voters with disabilities in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cbc.ca/news/canada/kitchener-waterloo/region-of-waterloo-chair-candidates-panel-2022-1.6620671</text:span></text:p>
          </table:table-cell>
          <table:table-cell office:value-type="string" calcext:value-type="string">
            <text:p><text:span text:style-name="T2">Questions on housing and homelessness posed to Region of Waterloo chair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kitchener.ctvnews.ca/regional-chair-candidate-s-share-ideas-for-tackling-homelessness-1.6114587</text:span></text:p>
          </table:table-cell>
          <table:table-cell office:value-type="string" calcext:value-type="string">
            <text:p><text:span text:style-name="T2">Here's where the candidates for Region of Waterloo chair stand on addressing homelessnes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kitchener.ctvnews.ca/big-decision-ahead-for-cambridge-voters-1.6114821</text:span></text:p>
          </table:table-cell>
          <table:table-cell office:value-type="string" calcext:value-type="string">
            <text:p><text:span text:style-name="T2">Big decision ahead for Cambridge vote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kitchener.ctvnews.ca/the-latest-battleground-in-culture-wars-school-board-trustee-vote-taking-a-political-tone-1.6116634</text:span></text:p>
          </table:table-cell>
          <table:table-cell office:value-type="string" calcext:value-type="string">
            <text:p><text:span text:style-name="T2">'The latest battleground in culture wars': School board trustee vote taking a political tone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cbc.ca/news/canada/kitchener-waterloo/waterloo-region-high-school-students-municipal-election-1.6617067</text:span></text:p>
          </table:table-cell>
          <table:table-cell office:value-type="string" calcext:value-type="string">
            <text:p><text:span text:style-name="T2">These high school students say municipal politicians should talk to young people mor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youtube.com/watch?v=PnojTijDr1Q</text:span></text:p>
          </table:table-cell>
          <table:table-cell office:value-type="string" calcext:value-type="string">
            <text:p><text:span text:style-name="T2">Cody Botelho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6820/2022-ontario-municipal-election-meet-the-kitchener-ward-9-council-candidates/</text:span></text:p>
          </table:table-cell>
          <table:table-cell office:value-type="string" calcext:value-type="string">
            <text:p><text:span text:style-name="T2">2022 Ontario municipal election: Meet the Kitchener Ward 9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4927/2022-ontario-municipal-election-waterloo-ward-4-council-candidates/</text:span></text:p>
          </table:table-cell>
          <table:table-cell office:value-type="string" calcext:value-type="string">
            <text:p><text:span text:style-name="T2">2022 Ontario municipal election: Meet the Waterloo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5019/2022-ontario-municipal-election-waterloo-ward-2-council-candidates/</text:span></text:p>
          </table:table-cell>
          <table:table-cell office:value-type="string" calcext:value-type="string">
            <text:p><text:span text:style-name="T2">2022 Ontario municipal election: Meet the Waterloo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5176/2022-ontario-municipal-election-kitchener-ward-8-council-candidates/</text:span></text:p>
          </table:table-cell>
          <table:table-cell office:value-type="string" calcext:value-type="string">
            <text:p><text:span text:style-name="T2">2022 Ontario municipal election: Meet the Kitchener Ward 8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7089/2022-ontario-municipal-election-kitchener-ward-10-council-candidates/</text:span></text:p>
          </table:table-cell>
          <table:table-cell office:value-type="string" calcext:value-type="string">
            <text:p><text:span text:style-name="T2">2022 Ontario municipal election: Meet Kitchener’s Ward 10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7995/2022-ontario-municipal-election-cambridge-ward-8-councillor-candidates/</text:span></text:p>
          </table:table-cell>
          <table:table-cell office:value-type="string" calcext:value-type="string">
            <text:p><text:span text:style-name="T2">2022 Ontario municipal election: Meet the Cambridge Ward 8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globalnews.ca/news/9207818/2022-ontario-municipal-election-meet-the-cambridge-ward-7-councillor-candidates/</text:span></text:p>
          </table:table-cell>
          <table:table-cell office:value-type="string" calcext:value-type="string">
            <text:p><text:span text:style-name="T2">2022 Ontario municipal election: Meet the Cambridge Ward 7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spokeonline.com/2022/10/cambridge-council-candidate-bobbi-smith-is-a-fresh-face-looking-to-make-a-political-splash/</text:span></text:p>
          </table:table-cell>
          <table:table-cell office:value-type="string" calcext:value-type="string">
            <text:p><text:span text:style-name="T2">Cambridge council candidate Bobbi Smith is a fresh face looking to make a political splash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2">Website grouping school board trustee beliefs by political stances under investiga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youtube.com/watch?v=lcHvbx6zckw</text:span></text:p>
          </table:table-cell>
          <table:table-cell office:value-type="string" calcext:value-type="string">
            <text:p><text:span text:style-name="T2">Kathryn McGarry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19/waterloo-mayoral-candidates-debate-housing-strong-mayors-green-space-and-30-kmh-speed-limits.htm</text:span></text:p>
          </table:table-cell>
          <table:table-cell office:value-type="string" calcext:value-type="string">
            <text:p><text:span text:style-name="T2">Waterloo mayoral candidates debate housing, strong mayors, green space, and 30 km/h speed limi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youtube.com/watch?v=8-ZYNKRiZa8</text:span></text:p>
          </table:table-cell>
          <table:table-cell office:value-type="string" calcext:value-type="string">
            <text:p><text:span text:style-name="T2">2022 Waterloo Mayoral Candidate Debate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20/longtime-school-board-trustee-resigns-ahead-of-election-calls-out-political-division-on-board.html</text:span></text:p>
          </table:table-cell>
          <table:table-cell office:value-type="string" calcext:value-type="string">
            <text:p><text:span text:style-name="T2">Longtime school board trustee resigns ahead of election, calls out political division on Waterloo Region boar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20/half-of-regional-council-will-be-newcomers-after-next-weeks-municipal-election.html</text:span></text:p>
          </table:table-cell>
          <table:table-cell office:value-type="string" calcext:value-type="string">
            <text:p><text:span text:style-name="T2">Half of regional council will be newcomers after next week’s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youtube.com/watch?v=YrxYrRVLvco</text:span></text:p>
          </table:table-cell>
          <table:table-cell office:value-type="string" calcext:value-type="string">
            <text:p><text:span text:style-name="T2">2022 Waterloo Ward 7 Candidate Debate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cambridgetoday.ca/local-news/advanced-voting-a-hit-in-cambridge-still-time-to-vote-online-5981874</text:span></text:p>
          </table:table-cell>
          <table:table-cell office:value-type="string" calcext:value-type="string">
            <text:p><text:span text:style-name="T2">Advanced voting a hit in Cambridge, still time to vote onlin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globalnews.ca/news/9214218/advanced-voter-turnout-up-across-kitchener-cambridge-and-waterloo/</text:span></text:p>
          </table:table-cell>
          <table:table-cell office:value-type="string" calcext:value-type="string">
            <text:p><text:span text:style-name="T2">Advanced voter turnout up across Kitchener, Cambridge and Waterloo 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bserverxtra.com/2022/10/20/township-residents-vote-on-october-24/</text:span></text:p>
          </table:table-cell>
          <table:table-cell office:value-type="string" calcext:value-type="string">
            <text:p><text:span text:style-name="T2">Township residents vote on October 24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citified.substack.com/p/to-the-polls</text:span></text:p>
          </table:table-cell>
          <table:table-cell office:value-type="string" calcext:value-type="string">
            <text:p><text:span text:style-name="T2">To the polls!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ld.reddit.com/r/waterloo/comments/y9cvjd/ama_dorothy_mccabe_for_mayor/</text:span></text:p>
          </table:table-cell>
          <table:table-cell office:value-type="string" calcext:value-type="string">
            <text:p><text:span text:style-name="T2">Dorothy McCabe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ld.reddit.com/r/waterloo/comments/y9tw5k/regional_chair/</text:span></text:p>
          </table:table-cell>
          <table:table-cell office:value-type="string" calcext:value-type="string">
            <text:p><text:span text:style-name="T2">Regional Chai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waterloo-candidates-municipal-election-2022-1.6623341?cmp=rss</text:span></text:p>
          </table:table-cell>
          <table:table-cell office:value-type="string" calcext:value-type="string">
            <text:p><text:span text:style-name="T2">Waterloo candidates state top 3 reasons they want to be on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cambridge-candidates-municipal-election-2022-1.6616738?cmp=rss</text:span></text:p>
          </table:table-cell>
          <table:table-cell office:value-type="string" calcext:value-type="string">
            <text:p><text:span text:style-name="T2">Questions on housing and homelessness posed to Region of Waterloo chair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kitchener-candidates-municipal-election-2022-1.6622120?cmp=rss</text:span></text:p>
          </table:table-cell>
          <table:table-cell office:value-type="string" calcext:value-type="string">
            <text:p><text:span text:style-name="T2">Get to know your Kitchener candidates ahead of Monday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regional-chair-and-council-candidates-municipal-election-2022-1.6623814?cmp=rss</text:span></text:p>
          </table:table-cell>
          <table:table-cell office:value-type="string" calcext:value-type="string">
            <text:p><text:span text:style-name="T2">Change is coming to Region of Waterloo council. Candidates offer top reasons they want the job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 https://www.cbc.ca/news/canada/kitchener-waterloo/woolwich-township-municipal-election-candidates-2022-1.6625339</text:span></text:p>
          </table:table-cell>
          <table:table-cell office:value-type="string" calcext:value-type="string">
            <text:p><text:span text:style-name="T2">Woolwich Township council candidates on their vision for future of community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wellesley-township-municipal-election-candidates-2022-1.6624881</text:span></text:p>
          </table:table-cell>
          <table:table-cell office:value-type="string" calcext:value-type="string">
            <text:p><text:span text:style-name="T2">2 new councillors to be chosen in Wellesley Township.    Candidates give top reasons they're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north-dumfries-municipal-election-campaign-2022-1.6624906</text:span></text:p>
          </table:table-cell>
          <table:table-cell office:value-type="string" calcext:value-type="string">
            <text:p><text:span text:style-name="T2">Two candidates seek only open council seat in North Dumfri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wilmot-township-candidates-municipal-election-2022-1.6625030</text:span></text:p>
          </table:table-cell>
          <table:table-cell office:value-type="string" calcext:value-type="string">
            <text:p><text:span text:style-name="T2">Wilmot Township set to elect new mayor in Monday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ambridgetoday.ca/2022-municipal-election-news/ballot-blunder-city-suspends-wcdsb-election-5993146</text:span></text:p>
          </table:table-cell>
          <table:table-cell office:value-type="string" calcext:value-type="string">
            <text:p><text:span text:style-name="T2">Ballot blunder: city suspends WCDSB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old.reddit.com/r/uwaterloo/comments/y195do/im_running_for_city_council_and_you_can_vote_for/</text:span></text:p>
          </table:table-cell>
          <table:table-cell office:value-type="string" calcext:value-type="string">
            <text:p><text:span text:style-name="T2">Matthew Schwarze Q&amp;A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ambridge.ca/Modules/News/index.aspx?newsId=fdad4279-400c-407a-8f88-beb6958b2363</text:span></text:p>
          </table:table-cell>
          <table:table-cell office:value-type="string" calcext:value-type="string">
            <text:p><text:span text:style-name="T2">City Clerk declares emergency under section 53 of the Municipal Election Act, 1996 to ensure the integrity of the election for the English-Separate, Waterloo Catholic District School Board </text:span></text:p>
          </table:table-cell>
          <table:table-cell office:value-type="string" calcext:value-type="string">
            <text:p><text:span text:style-name="T2">City of Cambridge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www.cbc.ca/news/canada/kitchener-waterloo/waterloo-region-distri ct-school-board-trustee-candidates-2022-1.6625161</text:span></text:p>
          </table:table-cell>
          <table:table-cell office:value-type="string" calcext:value-type="string">
            <text:p><text:span text:style-name="T2">In their words: Candidates for Waterloo region public school board trustees give top reasons for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www.cbc.ca/news/canada/kitchener-waterloo/wcdsb-waterloo-region-catholic-trustee-election-2022-1.6625124</text:span></text:p>
          </table:table-cell>
          <table:table-cell office:value-type="string" calcext:value-type="string">
            <text:p><text:span text:style-name="T2">In their words: Waterloo region's Catholic school board trustee candidates on their reasons for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groundupwr.weebly.com/election-2022.html</text:span></text:p>
          </table:table-cell>
          <table:table-cell office:value-type="string" calcext:value-type="string">
            <text:p><text:span text:style-name="T2">GroundUpWR endorsement summary</text:span></text:p>
          </table:table-cell>
          <table:table-cell office:value-type="string" calcext:value-type="string">
            <text:p><text:span text:style-name="T2">GroundUpWR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kitchener.ctvnews.ca/last-minute-campaigning-can-make-a-difference-says-wilfrid-laurier-political-scientist-1.6121654</text:span></text:p>
          </table:table-cell>
          <table:table-cell office:value-type="string" calcext:value-type="string">
            <text:p><text:span text:style-name="T2">Last minute campaigning can make a difference, says Wilfrid Laurier political scientist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3216/2022-ontario-municipal-election-waterloo-mayor-council/</text:span></text:p>
          </table:table-cell>
          <table:table-cell office:value-type="string" calcext:value-type="string">
            <text:p><text:span text:style-name="T2">Waterloo residents elect Dorothy McCabe as new mayo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2989/2022-ontario-municipal-election-kitchener-mayor-council/</text:span></text:p>
          </table:table-cell>
          <table:table-cell office:value-type="string" calcext:value-type="string">
            <text:p><text:span text:style-name="T2">Mayor Berry Vrbanovic given third term by Kitchener resident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2883/2022-ontario-municipal-election-waterloo-regional-chair/</text:span></text:p>
          </table:table-cell>
          <table:table-cell office:value-type="string" calcext:value-type="string">
            <text:p><text:span text:style-name="T2">Karen Redman gets second term as Waterloo Regional Chai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3217/2022-ontario-municipal-election-cambridge-mayor-council/</text:span></text:p>
          </table:table-cell>
          <table:table-cell office:value-type="string" calcext:value-type="string">
            <text:p><text:span text:style-name="T2">Cambridge residents vote for change, elect Jan Liggett new mayo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old.reddit.com/r/waterloo/comments/ydhq2j/if_you_did_not_vote_in_yesterdays_elections_what/</text:span></text:p>
          </table:table-cell>
          <table:table-cell office:value-type="string" calcext:value-type="string">
            <text:p><text:span text:style-name="T2">If you did not vote in yesterday's elections, what would it take to get you out there for the next one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old.reddit.com/r/waterloo/comments/yce13l/wrdsb_candidates/</text:span></text:p>
          </table:table-cell>
          <table:table-cell office:value-type="string" calcext:value-type="string">
            <text:p><text:span text:style-name="T2">WRDSB candidate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old.reddit.com/r/kitchener/comments/yctcoj/voter_turnout/</text:span></text:p>
          </table:table-cell>
          <table:table-cell office:value-type="string" calcext:value-type="string">
            <text:p><text:span text:style-name="T2">Voter turnout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old.reddit.com/r/kitchener/comments/ydeizl/wrdsb/</text:span></text:p>
          </table:table-cell>
          <table:table-cell office:value-type="string" calcext:value-type="string">
            <text:p><text:span text:style-name="T2">WRDSB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old.reddit.com/r/kitchener/comments/ye6nwt/20_is_a_mandate/</text:span></text:p>
          </table:table-cell>
          <table:table-cell office:value-type="string" calcext:value-type="string">
            <text:p><text:span text:style-name="T2">20% is a mandate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ellesley-township-municipal-election-results-2022-1.6627670</text:span></text:p>
          </table:table-cell>
          <table:table-cell office:value-type="string" calcext:value-type="string">
            <text:p><text:span text:style-name="T2">Derek Brick and Claude Hergott win open councillor seats in Wellesley Township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ilmot-township-municipal-election-2022-1.6627743</text:span></text:p>
          </table:table-cell>
          <table:table-cell office:value-type="string" calcext:value-type="string">
            <text:p><text:span text:style-name="T2">Natasha Salonen becomes Wilmot Township's 1st woman mayor, set to lead entirely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rdsb-waterloo-region-district-school-board-trustee-1.6627918</text:span></text:p>
          </table:table-cell>
          <table:table-cell office:value-type="string" calcext:value-type="string">
            <text:p><text:span text:style-name="T2">Waterloo Region District School Board chair Scott Piatkowski among re-elected truste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oolwich-township-vote-waterloo-region-kw-1.6627826</text:span></text:p>
          </table:table-cell>
          <table:table-cell office:value-type="string" calcext:value-type="string">
            <text:p><text:span text:style-name="T2">Sandy Shantz re-elected as Woolwich Township mayor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cambridge-municipal-election-1.6627815</text:span></text:p>
          </table:table-cell>
          <table:table-cell office:value-type="string" calcext:value-type="string">
            <text:p><text:span text:style-name="T2">Jan Liggett elected mayor in Cambridge, ousting incumbent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city-of-waterloo-vote-waterloo-region-kw-1.6627890</text:span></text:p>
          </table:table-cell>
          <table:table-cell office:value-type="string" calcext:value-type="string">
            <text:p><text:span text:style-name="T2">Dorothy McCabe elected as new mayor of Waterloo, says she 'can't wait to get started'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aterloo-regional-council-municipal-election-results-2022-1.6627416</text:span></text:p>
          </table:table-cell>
          <table:table-cell office:value-type="string" calcext:value-type="string">
            <text:p><text:span text:style-name="T2">Regional Chair Karen Redman re-elected, familiar names to sit on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kitchener-municipal-election-2022-results-1.6627632</text:span></text:p>
          </table:table-cell>
          <table:table-cell office:value-type="string" calcext:value-type="string">
            <text:p><text:span text:style-name="T2">Kitchener Mayor Berry Vrbanovic 'very humbled' to be re-elected for 3rd term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aterloo-catholic-district-school-board-election-results-2022-1.6628334</text:span></text:p>
          </table:table-cell>
          <table:table-cell office:value-type="string" calcext:value-type="string">
            <text:p><text:span text:style-name="T2">Many new faces elected to Waterloo Catholic District School Board and more to come next month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SchoolBoard-Catho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bc.ca/radio/low-voter-turnout-biggest-surprise-of-the-night-for-this-waterloo-region-political-watcher-1.6628572</text:span></text:p>
          </table:table-cell>
          <table:table-cell office:value-type="string" calcext:value-type="string">
            <text:p><text:span text:style-name="T2">Low voter turnout biggest surprise of the night for this Waterloo region political watcher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cbc.ca/news/canada/kitchener-waterloo/voter-turnout-waterloo-region-down-1.6628304</text:span></text:p>
          </table:table-cell>
          <table:table-cell office:value-type="string" calcext:value-type="string">
            <text:p><text:span text:style-name="T2">Number of voters who cast Ontario municipal election ballots is down. Here's why that mat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cbc.ca/news/canada/kitchener-waterloo/diverse-candidates-waterloo-region-election-2022-representation-matters-1.6629086</text:span></text:p>
          </table:table-cell>
          <table:table-cell office:value-type="string" calcext:value-type="string">
            <text:p><text:span text:style-name="T2">Representation 'absolutely matters' in local politics, say newly elected trustee, regional councillo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Regional-Waterloo, Regional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2">Karen Redman looks forward to ‘new dynamics’ after being re-elect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kitchener-voters-will-elect-at-least-three-new-faces-to-council.html</text:span></text:p>
          </table:table-cell>
          <table:table-cell office:value-type="string" calcext:value-type="string">
            <text:p><text:span text:style-name="T2">Vrbanovic makes decisive return as Kitchener’s mayor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wilmot-will-elect-first-female-mayor-woolwich-decides-between-shantz-and-merlihan.html</text:span></text:p>
          </table:table-cell>
          <table:table-cell office:value-type="string" calcext:value-type="string">
            <text:p><text:span text:style-name="T2">Electorate votes in entirely new council in Wilmo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Wilmot, Alias-Woolwich, Alias-NorthDumfries, Alias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highly-politicized-public-school-board-race-comes-to-a-close.html</text:span></text:p>
          </table:table-cell>
          <table:table-cell office:value-type="string" calcext:value-type="string">
            <text:p><text:span text:style-name="T2">Public school board election results are in, and current chair is ready for productive ‘disagreements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cambridge-residents-take-to-the-polls.html</text:span></text:p>
          </table:table-cell>
          <table:table-cell office:value-type="string" calcext:value-type="string">
            <text:p><text:span text:style-name="T2">Jan Liggett takes Cambridg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homelessness-dominates-waterloo-region-election-campaign.html</text:span></text:p>
          </table:table-cell>
          <table:table-cell office:value-type="string" calcext:value-type="string">
            <text:p><text:span text:style-name="T2">Colleen James is the first Black woman elected to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waterloo-waits-on-a-new-mayor.html</text:span></text:p>
          </table:table-cell>
          <table:table-cell office:value-type="string" calcext:value-type="string">
            <text:p><text:span text:style-name="T2">Waterloo’s new mayor, Dorothy McCabe, ‘can’t wait to get started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waterloo-region/2022/10/24/changing-of-the-guard-includes-upset-in-cambridge.html</text:span></text:p>
          </table:table-cell>
          <table:table-cell office:value-type="string" calcext:value-type="string">
            <text:p><text:span text:style-name="T2">A changing of the guard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therecord.com/news/waterloo-region/opinion/2022/10/25/these-municipal-elections-made-history.html</text:span></text:p>
          </table:table-cell>
          <table:table-cell office:value-type="string" calcext:value-type="string">
            <text:p><text:span text:style-name="T2">Luisa D’Amato: These municipal elections made history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therecord.com/news/municipal-election/2022/10/25/why-voter-turnout-was-so-low-this-time-around.html</text:span></text:p>
          </table:table-cell>
          <table:table-cell office:value-type="string" calcext:value-type="string">
            <text:p><text:span text:style-name="T2">Why voter turnout was so low this time aroun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therecord.com/news/municipal-election/2022/10/25/colleen-james-is-looking-for-change-at-waterloo-region-council.html</text:span></text:p>
          </table:table-cell>
          <table:table-cell office:value-type="string" calcext:value-type="string">
            <text:p><text:span text:style-name="T2">Colleen James is looking for change at Waterloo Region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therecord.com/news/municipal-election/2022/10/27/the-culture-wars-will-continue-in-the-years-to-come-at-waterloo-regions-public-board.html</text:span></text:p>
          </table:table-cell>
          <table:table-cell office:value-type="string" calcext:value-type="string">
            <text:p><text:span text:style-name="T2">‘The culture wars will continue in the years to come’ at Waterloo Region’s public boar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wellesley-will-have-three-new-facesat-the-council-table/</text:span></text:p>
          </table:table-cell>
          <table:table-cell office:value-type="string" calcext:value-type="string">
            <text:p><text:span text:style-name="T2">Wellesley will have three new faces at the council tabl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Alias-Wellesley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shantz-re-elected-mayor-in-woolwich/</text:span></text:p>
          </table:table-cell>
          <table:table-cell office:value-type="string" calcext:value-type="string">
            <text:p><text:span text:style-name="T2">Shantz re-elected mayor in Woolwich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for-newly-elected-officials-the-real-work-is-yet-to-come/</text:span></text:p>
          </table:table-cell>
          <table:table-cell office:value-type="string" calcext:value-type="string">
            <text:p><text:span text:style-name="T2">For newly elected officials, the real work is yet to com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s-deliver-vrbanovic-third-term-as-mayor-of-kitchener-1.6123280</text:span></text:p>
          </table:table-cell>
          <table:table-cell office:value-type="string" calcext:value-type="string">
            <text:p><text:span text:style-name="T2">Voters deliver Vrbanovic third term as mayor of Kitchener, three new councillors elected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atasha-salonen-elected-mayor-of-wilmot-1.6123489</text:span></text:p>
          </table:table-cell>
          <table:table-cell office:value-type="string" calcext:value-type="string">
            <text:p><text:span text:style-name="T2">Natasha Salonen elected mayor of Wilmot, all new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s-elect-six-new-faces-to-wrdsb-trustee-positions-1.6123582</text:span></text:p>
          </table:table-cell>
          <table:table-cell office:value-type="string" calcext:value-type="string">
            <text:p><text:span text:style-name="T2">Voters elect six new faces to WRDSB trustee position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dorothy-mccabe-elected-waterloo-s-new-mayor-three-new-councillors-1.6123319</text:span></text:p>
          </table:table-cell>
          <table:table-cell office:value-type="string" calcext:value-type="string">
            <text:p><text:span text:style-name="T2">Dorothy McCabe elected Waterloo’s new mayor, three new councillo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sandy-shantz-wins-third-term-as-mayor-of-woolwich-1.6123491</text:span></text:p>
          </table:table-cell>
          <table:table-cell office:value-type="string" calcext:value-type="string">
            <text:p><text:span text:style-name="T2">Sandy Shantz wins third term as mayor of Woolwich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two-term-city-councillor-jan-liggett-unseats-incumbent-cambridge-mayor-1.6123461</text:span></text:p>
          </table:table-cell>
          <table:table-cell office:value-type="string" calcext:value-type="string">
            <text:p><text:span text:style-name="T2">Two-term city councillor Jan Liggett unseats incumbent Cambridge mayor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here-are-the-new-directly-elected-waterloo-regional-councillors-1.6123577</text:span></text:p>
          </table:table-cell>
          <table:table-cell office:value-type="string" calcext:value-type="string">
            <text:p><text:span text:style-name="T2">Here are the new directly elected Waterloo regional councillor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early-full-slate-of-new-wcdsb-trustees-elected-some-results-still-suspended-1.6123585</text:span></text:p>
          </table:table-cell>
          <table:table-cell office:value-type="string" calcext:value-type="string">
            <text:p><text:span text:style-name="T2">Nearly full slate of new WCDSB trustees elected, some results still suspended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SchoolBoard-Catholic-English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-turnout-low-in-region-according-to-preliminary-numbers-1.6124088</text:span></text:p>
          </table:table-cell>
          <table:table-cell office:value-type="string" calcext:value-type="string">
            <text:p><text:span text:style-name="T2">Voter turnout low in region according to preliminary numbe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ew-waterloo-regional-councillors-make-history-1.6124601</text:span></text:p>
          </table:table-cell>
          <table:table-cell office:value-type="string" calcext:value-type="string">
            <text:p><text:span text:style-name="T2">New Waterloo regional councillors make history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sea-of-change-majority-of-waterloo-politicians-now-women-1.6124888</text:span></text:p>
          </table:table-cell>
          <table:table-cell office:value-type="string" calcext:value-type="string">
            <text:p><text:span text:style-name="T2">'Sea of change': Majority of Waterloo politicians now wome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ward-5-councillor-roberts-focusing-on-accessibility-inclusion-at-city-council-6015833</text:span></text:p>
          </table:table-cell>
          <table:table-cell office:value-type="string" calcext:value-type="string">
            <text:p><text:span text:style-name="T2">Ward 5 councillor Roberts focusing on accessibility, inclusion at city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5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2">Voters cast ballots for more diverse leadership on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we-have-a-big-failure-in-schools-political-science-expert-on-low-voter-turnout-6015074</text:span></text:p>
          </table:table-cell>
          <table:table-cell office:value-type="string" calcext:value-type="string">
            <text:p><text:span text:style-name="T2">'We have a big failure in schools': Political science expert on low voter turnout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mcgarry-makes-statement-following-election-loss-6009871</text:span></text:p>
          </table:table-cell>
          <table:table-cell office:value-type="string" calcext:value-type="string">
            <text:p><text:span text:style-name="T2">McGarry makes statement following election los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Mayo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first-person-living-with-disability-elected-to-regional-council-6009147</text:span></text:p>
          </table:table-cell>
          <table:table-cell office:value-type="string" calcext:value-type="string">
            <text:p><text:span text:style-name="T2">First person living with disability elected to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local-news/fresh-faces-ready-to-join-waterloo-region-district-school-board-6005378</text:span></text:p>
          </table:table-cell>
          <table:table-cell office:value-type="string" calcext:value-type="string">
            <text:p><text:span text:style-name="T2">Fresh faces ready to join Waterloo Region District School Boar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2">Voters cast ballots for more diverse leadership on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complete-failure-councillor-elect-doug-craig-critical-of-regions-approach-to-opioid-crisis-6012020</text:span></text:p>
          </table:table-cell>
          <table:table-cell office:value-type="string" calcext:value-type="string">
            <text:p><text:span text:style-name="T2">'Complete failure': Councillor-elect Doug Craig critical of region's approach to opioid crisi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Cambridge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2">Karen Redman looks forward to ‘new dynamics’ after being re-elect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Chair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waterloochronicle.ca/news-story/10748140-voter-turnout-drops-to-27-2-per-cent-in-waterloo-dorothy-mccabe-new-mayor-elect/</text:span></text:p>
          </table:table-cell>
          <table:table-cell office:value-type="string" calcext:value-type="string">
            <text:p><text:span text:style-name="T2">Voter turnout drops to 27.2 per cent in Waterloo; Dorothy McCabe new mayor-elect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imes.ca/news-story/10748744-cambridge-voters-rush-to-cast-ballot-in-preston-as-server-error-prevents-them-from-voting-online/</text:span></text:p>
          </table:table-cell>
          <table:table-cell office:value-type="string" calcext:value-type="string">
            <text:p><text:span text:style-name="T2">Cambridge voters rush to cast ballot in Preston as ‘server error’ prevents them from voting onlin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newhamburgindependent.ca/news-story/10748749--they-were-ready-for-a-change-wilmot-township-votes-in-completely-new-council-and-its-first-female-mayor-in-history/</text:span></text:p>
          </table:table-cell>
          <table:table-cell office:value-type="string" calcext:value-type="string">
            <text:p><text:span text:style-name="T2">'They were ready for a change': Wilmot Township votes in completely new council and its first female mayor in history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newhamburgindependent.ca/news-story/10749371-what-wilmot-township-councillors-elect-say-they-re-bringing-to-the-table/</text:span></text:p>
          </table:table-cell>
          <table:table-cell office:value-type="string" calcext:value-type="string">
            <text:p><text:span text:style-name="T2">What Wilmot Township councillors-elect say they're bringing to the tabl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spokeonline.com/2022/10/where-cambridge-ward-3-candidates-stand-on-homelessness/</text:span></text:p>
          </table:table-cell>
          <table:table-cell office:value-type="string" calcext:value-type="string">
            <text:p><text:span text:style-name="T2">Where Cambridge Ward 3 candidates stand on homelessness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waterloo-region/2022/10/27/chantal-huinink-uses-a-wheelchair-but-shes-not-a-one-issue-councillor.html</text:span></text:p>
          </table:table-cell>
          <table:table-cell office:value-type="string" calcext:value-type="string">
            <text:p><text:span text:style-name="T2">Chantal Huinink uses a wheelchair but she’s not a one-issue councillor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, 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cambridge_times/news/2022/10/28/cambridge-coun-scott-hamilton-has-become-a-piece-of-trivia-with-re-election.html</text:span></text:p>
          </table:table-cell>
          <table:table-cell office:value-type="string" calcext:value-type="string">
            <text:p><text:span text:style-name="T2">Cambridge Coun. Scott Hamilton has become a piece of trivia with re-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Ward-07, 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waterloo-region/opinion/2022/10/28/in-cambridge-apathy-and-anger-came-together.html</text:span></text:p>
          </table:table-cell>
          <table:table-cell office:value-type="string" calcext:value-type="string">
            <text:p><text:span text:style-name="T2">Luisa D’Amato: In Cambridge, ‘apathy and anger came together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ambridge, 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council/2022/10/28/i-like-to-fight-for-the-little-person-kitcheners-new-councillors-ready-to-serve.html</text:span></text:p>
          </table:table-cell>
          <table:table-cell office:value-type="string" calcext:value-type="string">
            <text:p><text:span text:style-name="T2">‘I like to fight for the little person’: Kitchener’s new councillors ready to serv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Kitchener, 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cambridgetimes.ca/news-story/10750411—i-was-shocked-so-few-people-voted-cambridge-voters-react-to-2022-municipal-election-results/</text:span></text:p>
          </table:table-cell>
          <table:table-cell office:value-type="string" calcext:value-type="string">
            <text:p><text:span text:style-name="T2">'I was shocked so few people voted': Cambridge voters react to 2022 municipal election results:Residents look forward to improvements in Cambridge following Oct. 24 election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Alias-Cambridge, 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29" calcext:value-type="date">
            <text:p>2022-10-29</text:p>
          </table:table-cell>
          <table:table-cell office:value-type="string" calcext:value-type="string">
            <text:p><text:span text:style-name="T2">https://www.cbc.ca/news/canada/kitchener-waterloo/young-candidates-municipal-election-2022-1.6631683</text:span></text:p>
          </table:table-cell>
          <table:table-cell office:value-type="string" calcext:value-type="string">
            <text:p><text:span text:style-name="T2">Generation next: Young candidates share their experiences on the municipal election campaign tra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30" calcext:value-type="date">
            <text:p>2022-10-30</text:p>
          </table:table-cell>
          <table:table-cell office:value-type="string" calcext:value-type="string">
            <text:p><text:span text:style-name="T2">https://www.cbc.ca/news/canada/kitchener-waterloo/wilmot-township-new-council-faces-1.6632650</text:span></text:p>
          </table:table-cell>
          <table:table-cell office:value-type="string" calcext:value-type="string">
            <text:p><text:span text:style-name="T2">Meet the people who will make up Wilmot Township's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2">https://observerxtra.com/2022/11/03/no-quick-solutions-to-falling-voter-turnout/</text:span></text:p>
          </table:table-cell>
          <table:table-cell office:value-type="string" calcext:value-type="string">
            <text:p><text:span text:style-name="T2">No quick solutions to falling voter turnout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Self-Promotion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0-31" calcext:value-type="date">
            <text:p>2022-10-31</text:p>
          </table:table-cell>
          <table:table-cell office:value-type="string" calcext:value-type="string">
            <text:p><text:span text:style-name="T2">https://www.newhamburgindependent.ca/news-story/10750821-wilmot-township-residents-react-to-first-ever-hybrid-voting-for-2022-municipal-election/</text:span></text:p>
          </table:table-cell>
          <table:table-cell office:value-type="string" calcext:value-type="string">
            <text:p><text:span text:style-name="T2">Wilmot Township residents react to first ever hybrid voting for 2022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2">https://www.cambridgetoday.ca/local-news/cooper-taking-resident-first-approach-to-cambridge-city-council-6044254</text:span></text:p>
          </table:table-cell>
          <table:table-cell office:value-type="string" calcext:value-type="string">
            <text:p><text:span text:style-name="T2">Cooper taking resident-first approach to Cambridge city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6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1-01" calcext:value-type="date">
            <text:p>2022-11-01</text:p>
          </table:table-cell>
          <table:table-cell office:value-type="string" calcext:value-type="string">
            <text:p><text:span text:style-name="T2">https://www.cambridgetoday.ca/2022-municipal-election-news/corey-kimpson-proud-to-represent-her-community-as-ward-3-councillor-6039292</text:span></text:p>
          </table:table-cell>
          <table:table-cell office:value-type="string" calcext:value-type="string">
            <text:p><text:span text:style-name="T2">Corey Kimpson proud to represent her community as Ward 3 councillor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3</text:span>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11-02" calcext:value-type="date">
            <text:p>2022-11-02</text:p>
          </table:table-cell>
          <table:table-cell office:value-type="string" calcext:value-type="string">
            <text:p><text:span text:style-name="T2">https://www.cambridgetoday.ca/2022-municipal-election-news/new-councilor-for-ward-4-is-ready-to-take-on-citys-pressing-issues-6040007</text:span></text:p>
          </table:table-cell>
          <table:table-cell office:value-type="string" calcext:value-type="string">
            <text:p><text:span text:style-name="T2">New councillor for Ward 4 is ready to take on city's pressing issue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4</text:span></text:p>
          </table:table-cell>
          <table:table-cell table:number-columns-repeated="1019"/>
        </table:table-row>
        <table:table-row table:style-name="ro3">
          <table:table-cell table:style-name="ce20" office:value-type="date" office:date-value="2022-11-07" calcext:value-type="date">
            <text:p>2022-11-07</text:p>
          </table:table-cell>
          <table:table-cell table:style-name="ce10" office:value-type="string" calcext:value-type="string">
            <text:p><text:a xlink:href="https://www.therecord.com/news/waterloo-region/2022/11/07/liggett-won-24-of-37-polls-in-successful-cambridge-mayoral-bid.html" xlink:type="simple">https://www.therecord.com/news/waterloo-region/2022/11/07/liggett-won-24-of-37-polls-in-successful-cambridge-mayoral-bid.html</text:a></text:p>
          </table:table-cell>
          <table:table-cell office:value-type="string" calcext:value-type="string">
            <text:p>Liggett won 24 of 37 polls in successful Cambridge mayoral bi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Cambridge-Mayor</text:p>
          </table:table-cell>
          <table:table-cell table:number-columns-repeated="1019"/>
        </table:table-row>
        <table:table-row table:style-name="ro3">
          <table:table-cell table:style-name="ce20" office:value-type="date" office:date-value="2022-11-11" calcext:value-type="date">
            <text:p>2022-11-11</text:p>
          </table:table-cell>
          <table:table-cell table:style-name="ce10" office:value-type="string" calcext:value-type="string">
            <text:p><text:a xlink:href="https://www.cambridgetoday.ca/local-news/cambridge-catholic-school-board-electors-say-voter-cards-missing-609291" xlink:type="simple">https://www.cambridgetoday.ca/local-news/cambridge-catholic-school-board-electors-say-voter-cards-missing-609291</text:a></text:p>
          </table:table-cell>
          <table:table-cell office:value-type="string" calcext:value-type="string">
            <text:p>Cambridge Catholic school board electors say voter cards missing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 table:number-rows-repeated="10479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media.$A$1" table:cell-range-address="$media.$E$1:$media.$E$564"/>
        </table:named-expressions>
      </table:table>
      <table:table table:name="overrides" table:style-name="ta4"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5" table:number-columns-repeated="2" table:default-cell-style-name="Default"/>
        <table:table-column table:style-name="co36" table:default-cell-style-name="ce11"/>
        <table:table-column table:style-name="co37" table:default-cell-style-name="Default"/>
        <table:table-column table:style-name="co38" table:number-columns-repeated="52" table:default-cell-style-name="Default"/>
        <table:table-row table:style-name="ro2">
          <table:table-cell office:value-type="string" calcext:value-type="string">
            <text:p><text:span text:style-name="T2">Last_Name</text:span></text:p>
          </table:table-cell>
          <table:table-cell office:value-type="string" calcext:value-type="string">
            <text:p><text:span text:style-name="T2">Given_Names</text:span></text:p>
          </table:table-cell>
          <table:table-cell office:value-type="string" calcext:value-type="string">
            <text:p><text:span text:style-name="T2">Withdrawn</text:span></text:p>
          </table:table-cell>
          <table:table-cell office:value-type="string" calcext:value-type="string">
            <text:p><text:span text:style-name="T2">Phone</text:span></text:p>
          </table:table-cell>
          <table:table-cell office:value-type="string" calcext:value-type="string">
            <text:p><text:span text:style-name="T2">Email</text:span></text:p>
          </table:table-cell>
          <table:table-cell office:value-type="string" calcext:value-type="string">
            <text:p><text:span text:style-name="T2">Website</text:span></text:p>
          </table:table-cell>
          <table:table-cell office:value-type="string" calcext:value-type="string">
            <text:p><text:span text:style-name="T2">Twitter</text:span></text:p>
          </table:table-cell>
          <table:table-cell office:value-type="string" calcext:value-type="string">
            <text:p><text:span text:style-name="T2">Facebook</text:span></text:p>
          </table:table-cell>
          <table:table-cell office:value-type="string" calcext:value-type="string">
            <text:p><text:span text:style-name="T2">LinkedIn</text:span></text:p>
          </table:table-cell>
          <table:table-cell office:value-type="string" calcext:value-type="string">
            <text:p><text:span text:style-name="T2">Instagram</text:span></text:p>
          </table:table-cell>
          <table:table-cell table:style-name="Default" office:value-type="string" calcext:value-type="string">
            <text:p><text:span text:style-name="T2">Votes</text:span></text:p>
          </table:table-cell>
          <table:table-cell office:value-type="string" calcext:value-type="string">
            <text:p><text:span text:style-name="T2">Winner</text:span></text:p>
          </table:table-cell>
          <table:table-cell office:value-type="string" calcext:value-type="string">
            <text:p><text:span text:style-name="T2">IDReversed</text:span></text:p>
          </table:table-cell>
          <table:table-cell office:value-type="string" calcext:value-type="string">
            <text:p><text:span text:style-name="T2">Unique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telho</text:span></text:p>
          </table:table-cell>
          <table:table-cell office:value-type="string" calcext:value-type="string">
            <text:p><text:span text:style-name="T2">Cody</text:span></text:p>
          </table:table-cell>
          <table:table-cell table:number-columns-repeated="7"/>
          <table:table-cell office:value-type="string" calcext:value-type="string">
            <text:p><text:span text:style-name="T2">http://instagram.com/codybotelhoformayor/</text:span>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<text:span text:style-name="T2">cody-botelho-Cambridge-Mayor</text:span></text:p>
          </table:table-cell>
          <table:table-cell office:value-type="string" calcext:value-type="string">
            <text:p><text:span text:style-name="T2">Cambridge-Mayor-cody-botelho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iggett</text:span></text:p>
          </table:table-cell>
          <table:table-cell office:value-type="string" calcext:value-type="string">
            <text:p><text:span text:style-name="T2">Jan</text:span></text:p>
          </table:table-cell>
          <table:table-cell/>
          <table:table-cell office:value-type="string" calcext:value-type="string">
            <text:p><text:span text:style-name="T2">1-877-856-7371</text:span>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an-liggett-Cambridge-Mayor</text:span></text:p>
          </table:table-cell>
          <table:table-cell office:value-type="string" calcext:value-type="string">
            <text:p><text:span text:style-name="T2">Cambridge-Mayor-jan-ligget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Garry</text:span></text:p>
          </table:table-cell>
          <table:table-cell office:value-type="string" calcext:value-type="string">
            <text:p><text:span text:style-name="T2">Kathryn</text:span></text:p>
          </table:table-cell>
          <table:table-cell table:number-columns-repeated="2"/>
          <table:table-cell office:value-type="string" calcext:value-type="string">
            <text:p><text:span text:style-name="T2">info@VoteMcGarry.ca</text:span></text:p>
          </table:table-cell>
          <table:table-cell table:number-columns-repeated="2"/>
          <table:table-cell office:value-type="string" calcext:value-type="string">
            <text:p><text:span text:style-name="T2">https://www.facebook.com/kathryn.mcgarry.5</text:span>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<text:span text:style-name="T2">kathryn-mcgarry-Cambridge-Mayor</text:span></text:p>
          </table:table-cell>
          <table:table-cell office:value-type="string" calcext:value-type="string">
            <text:p><text:span text:style-name="T2">Cambridge-Mayor-kathryn-mcgarr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rter</text:span></text:p>
          </table:table-cell>
          <table:table-cell office:value-type="string" calcext:value-type="string">
            <text:p><text:span text:style-name="T2">Randy</text:span>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<text:span text:style-name="T2">randy-carter-Cambridge-Mayor</text:span></text:p>
          </table:table-cell>
          <table:table-cell office:value-type="string" calcext:value-type="string">
            <text:p><text:span text:style-name="T2">Cambridge-Mayor-randy-cart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eid</text:span></text:p>
          </table:table-cell>
          <table:table-cell office:value-type="string" calcext:value-type="string">
            <text:p><text:span text:style-name="T2">Donna</text:span>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nna-reid-Cambridge-Ward-01</text:span></text:p>
          </table:table-cell>
          <table:table-cell office:value-type="string" calcext:value-type="string">
            <text:p><text:span text:style-name="T2">Cambridge-Ward-01-donna-re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akor</text:span></text:p>
          </table:table-cell>
          <table:table-cell office:value-type="string" calcext:value-type="string">
            <text:p><text:span text:style-name="T2">Erick</text:span>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<text:span text:style-name="T2">erick-takor-Cambridge-Ward-01</text:span></text:p>
          </table:table-cell>
          <table:table-cell office:value-type="string" calcext:value-type="string">
            <text:p><text:span text:style-name="T2">Cambridge-Ward-01-erick-tako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hwery</text:span></text:p>
          </table:table-cell>
          <table:table-cell office:value-type="string" calcext:value-type="string">
            <text:p><text:span text:style-name="T2">Helen</text:span></text:p>
          </table:table-cell>
          <table:table-cell table:number-columns-repeated="5"/>
          <table:table-cell office:value-type="string" calcext:value-type="string">
            <text:p><text:span text:style-name="T2">DELETE</text:span>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<text:span text:style-name="T2">helen-shwery-Cambridge-Ward-01</text:span></text:p>
          </table:table-cell>
          <table:table-cell office:value-type="string" calcext:value-type="string">
            <text:p><text:span text:style-name="T2">Cambridge-Ward-01-helen-shwer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oodridge</text:span></text:p>
          </table:table-cell>
          <table:table-cell office:value-type="string" calcext:value-type="string">
            <text:p><text:span text:style-name="T2">Michelle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ichelle-goodridge-Cambridge-Ward-01</text:span></text:p>
          </table:table-cell>
          <table:table-cell office:value-type="string" calcext:value-type="string">
            <text:p><text:span text:style-name="T2">Cambridge-Ward-01-michelle-goodrid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own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<text:span text:style-name="T2">paul-brown-Cambridge-Ward-01</text:span></text:p>
          </table:table-cell>
          <table:table-cell office:value-type="string" calcext:value-type="string">
            <text:p><text:span text:style-name="T2">Cambridge-Ward-01-paul-brow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gers</text:span></text:p>
          </table:table-cell>
          <table:table-cell office:value-type="string" calcext:value-type="string">
            <text:p><text:span text:style-name="T2">Matt</text:span>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span text:style-name="T2">matt-rogers-Cambridge-Ward-02</text:span></text:p>
          </table:table-cell>
          <table:table-cell office:value-type="string" calcext:value-type="string">
            <text:p><text:span text:style-name="T2">Cambridge-Ward-02-matt-rog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evine</text:span></text:p>
          </table:table-cell>
          <table:table-cell office:value-type="string" calcext:value-type="string">
            <text:p><text:span text:style-name="T2">Mike</text:span>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ke-devine-Cambridge-Ward-02</text:span></text:p>
          </table:table-cell>
          <table:table-cell office:value-type="string" calcext:value-type="string">
            <text:p><text:span text:style-name="T2">Cambridge-Ward-02-mike-devin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anda</text:span></text:p>
          </table:table-cell>
          <table:table-cell office:value-type="string" calcext:value-type="string">
            <text:p><text:span text:style-name="T2">Piyush</text:span>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<text:span text:style-name="T2">piyush-nanda-Cambridge-Ward-02</text:span></text:p>
          </table:table-cell>
          <table:table-cell office:value-type="string" calcext:value-type="string">
            <text:p><text:span text:style-name="T2">Cambridge-Ward-02-piyush-nand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arahalios</text:span></text:p>
          </table:table-cell>
          <table:table-cell office:value-type="string" calcext:value-type="string">
            <text:p><text:span text:style-name="T2">Belinda</text:span>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<text:span text:style-name="T2">belinda-karahalios-Cambridge-Ward-03</text:span></text:p>
          </table:table-cell>
          <table:table-cell office:value-type="string" calcext:value-type="string">
            <text:p><text:span text:style-name="T2">Cambridge-Ward-03-belinda-karahali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impson</text:span></text:p>
          </table:table-cell>
          <table:table-cell office:value-type="string" calcext:value-type="string">
            <text:p><text:span text:style-name="T2">Corey</text:span></text:p>
          </table:table-cell>
          <table:table-cell table:number-columns-repeated="5"/>
          <table:table-cell office:value-type="string" calcext:value-type="string">
            <text:p><text:span text:style-name="T2">https://www.facebook.com/CoreyKimpsonWard3</text:span></text:p>
          </table:table-cell>
          <table:table-cell/>
          <table:table-cell office:value-type="string" calcext:value-type="string">
            <text:p><text:span text:style-name="T2">https://www.instagram.com/elect_corey_kimpson_ward_3/</text:span>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orey-kimpson-Cambridge-Ward-03</text:span></text:p>
          </table:table-cell>
          <table:table-cell office:value-type="string" calcext:value-type="string">
            <text:p><text:span text:style-name="T2">Cambridge-Ward-03-corey-kimp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aniff</text:span></text:p>
          </table:table-cell>
          <table:table-cell office:value-type="string" calcext:value-type="string">
            <text:p><text:span text:style-name="T2">Michele</text:span>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<text:span text:style-name="T2">michele-braniff-Cambridge-Ward-03</text:span></text:p>
          </table:table-cell>
          <table:table-cell office:value-type="string" calcext:value-type="string">
            <text:p><text:span text:style-name="T2">Cambridge-Ward-03-michele-branif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halen</text:span></text:p>
          </table:table-cell>
          <table:table-cell office:value-type="string" calcext:value-type="string">
            <text:p><text:span text:style-name="T2">Nate</text:span></text:p>
          </table:table-cell>
          <table:table-cell table:number-columns-repeated="2"/>
          <table:table-cell office:value-type="string" calcext:value-type="string">
            <text:p><text:span text:style-name="T2">nate@natewhalen.com</text:span>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<text:span text:style-name="T2">nate-whalen-Cambridge-Ward-03</text:span></text:p>
          </table:table-cell>
          <table:table-cell office:value-type="string" calcext:value-type="string">
            <text:p><text:span text:style-name="T2">Cambridge-Ward-03-nate-whal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ipel</text:span></text:p>
          </table:table-cell>
          <table:table-cell office:value-type="string" calcext:value-type="string">
            <text:p><text:span text:style-name="T2">Tracy</text:span>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<text:span text:style-name="T2">tracy-hipel-Cambridge-Ward-03</text:span></text:p>
          </table:table-cell>
          <table:table-cell office:value-type="string" calcext:value-type="string">
            <text:p><text:span text:style-name="T2">Cambridge-Ward-03-tracy-hipe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rrington</text:span></text:p>
          </table:table-cell>
          <table:table-cell office:value-type="string" calcext:value-type="string">
            <text:p><text:span text:style-name="T2">Barbara</text:span></text:p>
          </table:table-cell>
          <table:table-cell table:number-columns-repeated="2"/>
          <table:table-cell office:value-type="string" calcext:value-type="string">
            <text:p><text:span text:style-name="T2">barbaraharrington6322@gmail.com</text:span>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<text:span text:style-name="T2">barbara-harrington-Cambridge-Ward-04</text:span></text:p>
          </table:table-cell>
          <table:table-cell office:value-type="string" calcext:value-type="string">
            <text:p><text:span text:style-name="T2">Cambridge-Ward-04-barbara-harring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anclief</text:span></text:p>
          </table:table-cell>
          <table:table-cell office:value-type="string" calcext:value-type="string">
            <text:p><text:span text:style-name="T2">Clifford</text:span></text:p>
          </table:table-cell>
          <table:table-cell table:number-columns-repeated="7"/>
          <table:table-cell office:value-type="string" calcext:value-type="string">
            <text:p><text:span text:style-name="T2">https://www.instagram.com/cliffordforward4/</text:span>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<text:span text:style-name="T2">clifford-vanclief-Cambridge-Ward-04</text:span></text:p>
          </table:table-cell>
          <table:table-cell office:value-type="string" calcext:value-type="string">
            <text:p><text:span text:style-name="T2">Cambridge-Ward-04-clifford-vanclie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arnshaw</text:span></text:p>
          </table:table-cell>
          <table:table-cell office:value-type="string" calcext:value-type="string">
            <text:p><text:span text:style-name="T2">Ross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ss-earnshaw-Cambridge-Ward-04</text:span></text:p>
          </table:table-cell>
          <table:table-cell office:value-type="string" calcext:value-type="string">
            <text:p><text:span text:style-name="T2">Cambridge-Ward-04-ross-earnshaw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alva</text:span></text:p>
          </table:table-cell>
          <table:table-cell office:value-type="string" calcext:value-type="string">
            <text:p><text:span text:style-name="T2">Usman</text:span>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<text:span text:style-name="T2">usman-lalva-Cambridge-Ward-04</text:span></text:p>
          </table:table-cell>
          <table:table-cell office:value-type="string" calcext:value-type="string">
            <text:p><text:span text:style-name="T2">Cambridge-Ward-04-usman-lalv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xwell</text:span></text:p>
          </table:table-cell>
          <table:table-cell office:value-type="string" calcext:value-type="string">
            <text:p><text:span text:style-name="T2">Amanda</text:span>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span text:style-name="T2">amanda-maxwell-Cambridge-Ward-05</text:span></text:p>
          </table:table-cell>
          <table:table-cell office:value-type="string" calcext:value-type="string">
            <text:p><text:span text:style-name="T2">Cambridge-Ward-05-amanda-maxwe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arahalios</text:span></text:p>
          </table:table-cell>
          <table:table-cell office:value-type="string" calcext:value-type="string">
            <text:p><text:span text:style-name="T2">Jim</text:span>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<text:span text:style-name="T2">jim-karahalios-Cambridge-Ward-05</text:span></text:p>
          </table:table-cell>
          <table:table-cell office:value-type="string" calcext:value-type="string">
            <text:p><text:span text:style-name="T2">Cambridge-Ward-05-jim-karahali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sher</text:span></text:p>
          </table:table-cell>
          <table:table-cell office:value-type="string" calcext:value-type="string">
            <text:p><text:span text:style-name="T2">Mark D.</text:span></text:p>
          </table:table-cell>
          <table:table-cell/>
          <table:table-cell office:value-type="string" calcext:value-type="string">
            <text:p><text:span text:style-name="T2">647-299-0947</text:span></text:p>
          </table:table-cell>
          <table:table-cell office:value-type="string" calcext:value-type="string">
            <text:p><text:span text:style-name="T2">mark@markdfisher.ca</text:span></text:p>
          </table:table-cell>
          <table:table-cell office:value-type="string" calcext:value-type="string">
            <text:p><text:span text:style-name="T2">https://markdfisher.ca</text:span></text:p>
          </table:table-cell>
          <table:table-cell/>
          <table:table-cell office:value-type="string" calcext:value-type="string">
            <text:p><text:span text:style-name="T2">https://www.facebook.com/MarkDFisherCambridge</text:span>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<text:span text:style-name="T2">mark-d-fisher-Cambridge-Ward-05</text:span></text:p>
          </table:table-cell>
          <table:table-cell office:value-type="string" calcext:value-type="string">
            <text:p><text:span text:style-name="T2">Cambridge-Ward-05-mark-d-fis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wan</text:span></text:p>
          </table:table-cell>
          <table:table-cell office:value-type="string" calcext:value-type="string">
            <text:p><text:span text:style-name="T2">Naeem</text:span>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<text:span text:style-name="T2">naeem-awan-Cambridge-Ward-05</text:span></text:p>
          </table:table-cell>
          <table:table-cell office:value-type="string" calcext:value-type="string">
            <text:p><text:span text:style-name="T2">Cambridge-Ward-05-naeem-aw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berts</text:span></text:p>
          </table:table-cell>
          <table:table-cell office:value-type="string" calcext:value-type="string">
            <text:p><text:span text:style-name="T2">Sheri</text:span>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heri-roberts-Cambridge-Ward-05</text:span></text:p>
          </table:table-cell>
          <table:table-cell office:value-type="string" calcext:value-type="string">
            <text:p><text:span text:style-name="T2">Cambridge-Ward-05-sheri-robert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ooper</text:span></text:p>
          </table:table-cell>
          <table:table-cell office:value-type="string" calcext:value-type="string">
            <text:p><text:span text:style-name="T2">Adam</text:span>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dam-cooper-Cambridge-Ward-06</text:span></text:p>
          </table:table-cell>
          <table:table-cell office:value-type="string" calcext:value-type="string">
            <text:p><text:span text:style-name="T2">Cambridge-Ward-06-adam-coop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onway</text:span></text:p>
          </table:table-cell>
          <table:table-cell office:value-type="string" calcext:value-type="string">
            <text:p><text:span text:style-name="T2">Bill</text:span>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<text:span text:style-name="T2">bill-conway-Cambridge-Ward-06</text:span></text:p>
          </table:table-cell>
          <table:table-cell office:value-type="string" calcext:value-type="string">
            <text:p><text:span text:style-name="T2">Cambridge-Ward-06-bill-conwa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mpbell</text:span></text:p>
          </table:table-cell>
          <table:table-cell office:value-type="string" calcext:value-type="string">
            <text:p><text:span text:style-name="T2">Eian</text:span>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<text:span text:style-name="T2">eian-campbell-Cambridge-Ward-06</text:span></text:p>
          </table:table-cell>
          <table:table-cell office:value-type="string" calcext:value-type="string">
            <text:p><text:span text:style-name="T2">Cambridge-Ward-06-eian-campbe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angford</text:span></text:p>
          </table:table-cell>
          <table:table-cell office:value-type="string" calcext:value-type="string">
            <text:p><text:span text:style-name="T2">Kris</text:span>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<text:span text:style-name="T2">kris-langford-Cambridge-Ward-06</text:span></text:p>
          </table:table-cell>
          <table:table-cell office:value-type="string" calcext:value-type="string">
            <text:p><text:span text:style-name="T2">Cambridge-Ward-06-kris-langfor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dshade</text:span></text:p>
          </table:table-cell>
          <table:table-cell office:value-type="string" calcext:value-type="string">
            <text:p><text:span text:style-name="T2">Shannon</text:span>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<text:span text:style-name="T2">shannon-adshade-Cambridge-Ward-06</text:span></text:p>
          </table:table-cell>
          <table:table-cell office:value-type="string" calcext:value-type="string">
            <text:p><text:span text:style-name="T2">Cambridge-Ward-06-shannon-adshad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m</text:span></text:p>
          </table:table-cell>
          <table:table-cell office:value-type="string" calcext:value-type="string">
            <text:p><text:span text:style-name="T2">Chris</text:span>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<text:span text:style-name="T2">chris-sim-Cambridge-Ward-07</text:span></text:p>
          </table:table-cell>
          <table:table-cell office:value-type="string" calcext:value-type="string">
            <text:p><text:span text:style-name="T2">Cambridge-Ward-07-chris-si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 Silva</text:span></text:p>
          </table:table-cell>
          <table:table-cell office:value-type="string" calcext:value-type="string">
            <text:p><text:span text:style-name="T2">Manuel</text:span>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<text:span text:style-name="T2">manuel-da-silva-Cambridge-Ward-07</text:span></text:p>
          </table:table-cell>
          <table:table-cell office:value-type="string" calcext:value-type="string">
            <text:p><text:span text:style-name="T2">Cambridge-Ward-07-manuel-da-silv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milton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hamilton-Cambridge-Ward-07</text:span></text:p>
          </table:table-cell>
          <table:table-cell office:value-type="string" calcext:value-type="string">
            <text:p><text:span text:style-name="T2">Cambridge-Ward-07-scott-hamil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od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2"/>
          <table:table-cell office:value-type="string" calcext:value-type="string">
            <text:p><text:span text:style-name="T2">dhood@rogers.com</text:span>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<text:span text:style-name="T2">david-hood-Cambridge-Ward-08</text:span></text:p>
          </table:table-cell>
          <table:table-cell office:value-type="string" calcext:value-type="string">
            <text:p><text:span text:style-name="T2">Cambridge-Ward-08-david-hoo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erkes</text:span></text:p>
          </table:table-cell>
          <table:table-cell office:value-type="string" calcext:value-type="string">
            <text:p><text:span text:style-name="T2">Jack</text:span>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<text:span text:style-name="T2">jack-perkes-Cambridge-Ward-08</text:span></text:p>
          </table:table-cell>
          <table:table-cell office:value-type="string" calcext:value-type="string">
            <text:p><text:span text:style-name="T2">Cambridge-Ward-08-jack-perk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rmeta</text:span></text:p>
          </table:table-cell>
          <table:table-cell office:value-type="string" calcext:value-type="string">
            <text:p><text:span text:style-name="T2">Nicholas</text:span></text:p>
          </table:table-cell>
          <table:table-cell table:number-columns-repeated="2"/>
          <table:table-cell office:value-type="string" calcext:value-type="string">
            <text:p><text:span text:style-name="T2">Nicholas_Ermeta_4_Cambridge@yahoo.ca</text:span></text:p>
          </table:table-cell>
          <table:table-cell/>
          <table:table-cell office:value-type="string" calcext:value-type="string">
            <text:p><text:span text:style-name="T2">http://twitter.com/NicholasErmeta</text:span></text:p>
          </table:table-cell>
          <table:table-cell office:value-type="string" calcext:value-type="string">
            <text:p><text:span text:style-name="T2">https://www.facebook.com/Nicholas.Ermeta</text:span>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icholas-ermeta-Cambridge-Ward-08</text:span></text:p>
          </table:table-cell>
          <table:table-cell office:value-type="string" calcext:value-type="string">
            <text:p><text:span text:style-name="T2">Cambridge-Ward-08-nicholas-ermet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atel</text:span></text:p>
          </table:table-cell>
          <table:table-cell office:value-type="string" calcext:value-type="string">
            <text:p><text:span text:style-name="T2">Vandan</text:span>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<text:span text:style-name="T2">vandan-patel-Cambridge-Ward-08</text:span></text:p>
          </table:table-cell>
          <table:table-cell office:value-type="string" calcext:value-type="string">
            <text:p><text:span text:style-name="T2">Cambridge-Ward-08-vandan-pate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rbanovic</text:span></text:p>
          </table:table-cell>
          <table:table-cell office:value-type="string" calcext:value-type="string">
            <text:p><text:span text:style-name="T2">Berry</text:span>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erry-vrbanovic-Kitchener-Mayor</text:span></text:p>
          </table:table-cell>
          <table:table-cell office:value-type="string" calcext:value-type="string">
            <text:p><text:span text:style-name="T2">Kitchener-Mayor-berry-vrbanov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air</text:span></text:p>
          </table:table-cell>
          <table:table-cell office:value-type="string" calcext:value-type="string">
            <text:p><text:span text:style-name="T2">Manikantan</text:span>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<text:span text:style-name="T2">manikantan-nair-Kitchener-Mayor</text:span></text:p>
          </table:table-cell>
          <table:table-cell office:value-type="string" calcext:value-type="string">
            <text:p><text:span text:style-name="T2">Kitchener-Mayor-manikantan-nai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osavljak</text:span></text:p>
          </table:table-cell>
          <table:table-cell office:value-type="string" calcext:value-type="string">
            <text:p><text:span text:style-name="T2">Milos Sokollu</text:span></text:p>
          </table:table-cell>
          <table:table-cell table:number-columns-repeated="6"/>
          <table:table-cell office:value-type="string" calcext:value-type="string">
            <text:p><text:span text:style-name="T2">DELETE</text:span>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<text:span text:style-name="T2">milos-sokollu-posavljak-Kitchener-Mayor</text:span></text:p>
          </table:table-cell>
          <table:table-cell office:value-type="string" calcext:value-type="string">
            <text:p><text:span text:style-name="T2">Kitchener-Mayor-milos-sokollu-posavlja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han</text:span></text:p>
          </table:table-cell>
          <table:table-cell office:value-type="string" calcext:value-type="string">
            <text:p><text:span text:style-name="T2">Rehman-Ullah</text:span>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<text:span text:style-name="T2">rehman-ullah-khan-Kitchener-Mayor</text:span></text:p>
          </table:table-cell>
          <table:table-cell office:value-type="string" calcext:value-type="string">
            <text:p><text:span text:style-name="T2">Kitchener-Mayor-rehman-ullah-kh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eekman</text:span></text:p>
          </table:table-cell>
          <table:table-cell office:value-type="string" calcext:value-type="string">
            <text:p><text:span text:style-name="T2">Val</text:span>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<text:span text:style-name="T2">val-neekman-Kitchener-Mayor</text:span></text:p>
          </table:table-cell>
          <table:table-cell office:value-type="string" calcext:value-type="string">
            <text:p><text:span text:style-name="T2">Kitchener-Mayor-val-neek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ecirevic</text:span></text:p>
          </table:table-cell>
          <table:table-cell office:value-type="string" calcext:value-type="string">
            <text:p><text:span text:style-name="T2">Alan</text:span>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<text:span text:style-name="T2">alan-becirevic-Kitchener-Ward-01</text:span></text:p>
          </table:table-cell>
          <table:table-cell office:value-type="string" calcext:value-type="string">
            <text:p><text:span text:style-name="T2">Kitchener-Ward-01-alan-becirev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we</text:span></text:p>
          </table:table-cell>
          <table:table-cell office:value-type="string" calcext:value-type="string">
            <text:p><text:span text:style-name="T2">James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james-howe-Kitchener-Ward-01</text:span></text:p>
          </table:table-cell>
          <table:table-cell office:value-type="string" calcext:value-type="string">
            <text:p><text:span text:style-name="T2">Kitchener-Ward-01-james-how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eol</text:span></text:p>
          </table:table-cell>
          <table:table-cell office:value-type="string" calcext:value-type="string">
            <text:p><text:span text:style-name="T2">Prashant</text:span>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<text:span text:style-name="T2">prashant-deol-Kitchener-Ward-01</text:span></text:p>
          </table:table-cell>
          <table:table-cell office:value-type="string" calcext:value-type="string">
            <text:p><text:span text:style-name="T2">Kitchener-Ward-01-prashant-deo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vey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davey-Kitchener-Ward-01</text:span></text:p>
          </table:table-cell>
          <table:table-cell office:value-type="string" calcext:value-type="string">
            <text:p><text:span text:style-name="T2">Kitchener-Ward-01-scott-dav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uthrie</text:span></text:p>
          </table:table-cell>
          <table:table-cell office:value-type="string" calcext:value-type="string">
            <text:p><text:span text:style-name="T2">Simon</text:span>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<text:span text:style-name="T2">simon-guthrie-Kitchener-Ward-01</text:span></text:p>
          </table:table-cell>
          <table:table-cell office:value-type="string" calcext:value-type="string">
            <text:p><text:span text:style-name="T2">Kitchener-Ward-01-simon-guthri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hahzad</text:span></text:p>
          </table:table-cell>
          <table:table-cell office:value-type="string" calcext:value-type="string">
            <text:p><text:span text:style-name="T2">Asher</text:span></text:p>
          </table:table-cell>
          <table:table-cell table:number-columns-repeated="3"/>
          <table:table-cell office:value-type="string" calcext:value-type="string">
            <text:p><text:span text:style-name="T2">https://www.ashershahzad.ca/</text:span>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2">asher-shahzad-Kitchener-Ward-02</text:span></text:p>
          </table:table-cell>
          <table:table-cell office:value-type="string" calcext:value-type="string">
            <text:p><text:span text:style-name="T2">Kitchener-Ward-02-asher-shahz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chnider</text:span></text:p>
          </table:table-cell>
          <table:table-cell office:value-type="string" calcext:value-type="string">
            <text:p><text:span text:style-name="T2">Dave</text:span>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ave-schnider-Kitchener-Ward-02</text:span></text:p>
          </table:table-cell>
          <table:table-cell office:value-type="string" calcext:value-type="string">
            <text:p><text:span text:style-name="T2">Kitchener-Ward-02-dave-schni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bethge</text:span></text:p>
          </table:table-cell>
          <table:table-cell office:value-type="string" calcext:value-type="string">
            <text:p><text:span text:style-name="T2">Derrick</text:span></text:p>
          </table:table-cell>
          <table:table-cell table:number-columns-repeated="5"/>
          <table:table-cell table:style-name="ce5" office:value-type="string" calcext:value-type="string">
            <text:p><text:span text:style-name="T3">https://m.facebook.com/515683952/</text:span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<text:span text:style-name="T2">derrick-rabethge-Kitchener-Ward-02</text:span></text:p>
          </table:table-cell>
          <table:table-cell office:value-type="string" calcext:value-type="string">
            <text:p><text:span text:style-name="T2">Kitchener-Ward-02-derrick-rabeth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ichardson</text:span></text:p>
          </table:table-cell>
          <table:table-cell office:value-type="string" calcext:value-type="string">
            <text:p><text:span text:style-name="T2">Bryan</text:span>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span text:style-name="T2">bryan-richardson-Kitchener-Ward-03</text:span></text:p>
          </table:table-cell>
          <table:table-cell office:value-type="string" calcext:value-type="string">
            <text:p><text:span text:style-name="T2">Kitchener-Ward-03-bryan-richard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rnarain</text:span></text:p>
          </table:table-cell>
          <table:table-cell office:value-type="string" calcext:value-type="string">
            <text:p><text:span text:style-name="T2">Devon</text:span>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pan text:style-name="T2">devon-harnarain-Kitchener-Ward-03</text:span></text:p>
          </table:table-cell>
          <table:table-cell office:value-type="string" calcext:value-type="string">
            <text:p><text:span text:style-name="T2">Kitchener-Ward-03-devon-harnara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eneault</text:span></text:p>
          </table:table-cell>
          <table:table-cell office:value-type="string" calcext:value-type="string">
            <text:p><text:span text:style-name="T2">Jason</text:span>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ason-deneault-Kitchener-Ward-03</text:span></text:p>
          </table:table-cell>
          <table:table-cell office:value-type="string" calcext:value-type="string">
            <text:p><text:span text:style-name="T2">Kitchener-Ward-03-jason-deneaul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ward</text:span></text:p>
          </table:table-cell>
          <table:table-cell office:value-type="string" calcext:value-type="string">
            <text:p><text:span text:style-name="T2">Marijo</text:span>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<text:span text:style-name="T2">marijo-howard-Kitchener-Ward-03</text:span></text:p>
          </table:table-cell>
          <table:table-cell office:value-type="string" calcext:value-type="string">
            <text:p><text:span text:style-name="T2">Kitchener-Ward-03-marijo-howar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iffin</text:span></text:p>
          </table:table-cell>
          <table:table-cell office:value-type="string" calcext:value-type="string">
            <text:p><text:span text:style-name="T2">Matthew</text:span></text:p>
          </table:table-cell>
          <table:table-cell table:style-name="ce12"/>
          <table:table-cell/>
          <table:table-cell table:style-name="ce5" office:value-type="string" calcext:value-type="string">
            <text:p><text:span text:style-name="T3">matthewg4ward3@gmail.com</text:span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2">matthew-griffin-Kitchener-Ward-03</text:span></text:p>
          </table:table-cell>
          <table:table-cell office:value-type="string" calcext:value-type="string">
            <text:p><text:span text:style-name="T2">Kitchener-Ward-03-matthew-griff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erwick</text:span></text:p>
          </table:table-cell>
          <table:table-cell office:value-type="string" calcext:value-type="string">
            <text:p><text:span text:style-name="T2">Rosanne</text:span>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<text:span text:style-name="T2">rosanne-berwick-Kitchener-Ward-03</text:span></text:p>
          </table:table-cell>
          <table:table-cell office:value-type="string" calcext:value-type="string">
            <text:p><text:span text:style-name="T2">Kitchener-Ward-03-rosanne-berw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kbar</text:span></text:p>
          </table:table-cell>
          <table:table-cell office:value-type="string" calcext:value-type="string">
            <text:p><text:span text:style-name="T2">Ali</text:span>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<text:span text:style-name="T2">ali-akbar-Kitchener-Ward-04</text:span></text:p>
          </table:table-cell>
          <table:table-cell office:value-type="string" calcext:value-type="string">
            <text:p><text:span text:style-name="T2">Kitchener-Ward-04-ali-akba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ichaud</text:span></text:p>
          </table:table-cell>
          <table:table-cell office:value-type="string" calcext:value-type="string">
            <text:p><text:span text:style-name="T2">Christine</text:span></text:p>
          </table:table-cell>
          <table:table-cell table:number-columns-repeated="4"/>
          <table:table-cell table:style-name="ce5" office:value-type="string" calcext:value-type="string">
            <text:p><text:span text:style-name="T3">https://twitter.com/christinemward4</text:span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hristine-michaud-Kitchener-Ward-04</text:span></text:p>
          </table:table-cell>
          <table:table-cell office:value-type="string" calcext:value-type="string">
            <text:p><text:span text:style-name="T2">Kitchener-Ward-04-christine-michau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andonk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<text:span text:style-name="T2">john-vandonk-Kitchener-Ward-04</text:span></text:p>
          </table:table-cell>
          <table:table-cell office:value-type="string" calcext:value-type="string">
            <text:p><text:span text:style-name="T2">Kitchener-Ward-04-john-vandon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ndur</text:span></text:p>
          </table:table-cell>
          <table:table-cell office:value-type="string" calcext:value-type="string">
            <text:p><text:span text:style-name="T2">Ajmer Singh</text:span>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<text:span text:style-name="T2">ajmer-singh-mandur-Kitchener-Ward-05</text:span></text:p>
          </table:table-cell>
          <table:table-cell office:value-type="string" calcext:value-type="string">
            <text:p><text:span text:style-name="T2">Kitchener-Ward-05-ajmer-singh-mandu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wodunni</text:span></text:p>
          </table:table-cell>
          <table:table-cell office:value-type="string" calcext:value-type="string">
            <text:p><text:span text:style-name="T2">Ayo</text:span></text:p>
          </table:table-cell>
          <table:table-cell table:number-columns-repeated="6"/>
          <table:table-cell table:style-name="ce5" office:value-type="string" calcext:value-type="string">
            <text:p><text:span text:style-name="T3">https://www.linkedin.com/in/%F0%9F%87%A8%F0%9F%87%A6-ayo-owodunni-mba-51642743/</text:span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yo-owodunni-Kitchener-Ward-05</text:span></text:p>
          </table:table-cell>
          <table:table-cell office:value-type="string" calcext:value-type="string">
            <text:p><text:span text:style-name="T2">Kitchener-Ward-05-ayo-owodun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uhammad</text:span></text:p>
          </table:table-cell>
          <table:table-cell office:value-type="string" calcext:value-type="string">
            <text:p><text:span text:style-name="T2">Farah</text:span>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2">farah-muhammad-Kitchener-Ward-05</text:span></text:p>
          </table:table-cell>
          <table:table-cell office:value-type="string" calcext:value-type="string">
            <text:p><text:span text:style-name="T2">Kitchener-Ward-05-farah-muhamm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ssimi</text:span></text:p>
          </table:table-cell>
          <table:table-cell office:value-type="string" calcext:value-type="string">
            <text:p><text:span text:style-name="T2">Jon</text:span></text:p>
          </table:table-cell>
          <table:table-cell table:number-columns-repeated="4"/>
          <table:table-cell table:style-name="ce5" office:value-type="string" calcext:value-type="string">
            <text:p><text:span text:style-name="T3">https://twitter.com/jonforfive</text:span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<text:span text:style-name="T2">jon-massimi-Kitchener-Ward-05</text:span></text:p>
          </table:table-cell>
          <table:table-cell office:value-type="string" calcext:value-type="string">
            <text:p><text:span text:style-name="T2">Kitchener-Ward-05-jon-massim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ajmuddin</text:span></text:p>
          </table:table-cell>
          <table:table-cell office:value-type="string" calcext:value-type="string">
            <text:p><text:span text:style-name="T2">Naveed</text:span>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<text:span text:style-name="T2">naveed-najmuddin-Kitchener-Ward-05</text:span></text:p>
          </table:table-cell>
          <table:table-cell office:value-type="string" calcext:value-type="string">
            <text:p><text:span text:style-name="T2">Kitchener-Ward-05-naveed-najmudd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rkani</text:span></text:p>
          </table:table-cell>
          <table:table-cell office:value-type="string" calcext:value-type="string">
            <text:p><text:span text:style-name="T2">Anwar</text:span></text:p>
          </table:table-cell>
          <table:table-cell table:number-columns-repeated="3"/>
          <table:table-cell office:value-type="string" calcext:value-type="string">
            <text:p><text:span text:style-name="T2">https://www.voteforarkani.net/</text:span>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<text:span text:style-name="T2">anwar-arkani-Kitchener-Ward-06</text:span></text:p>
          </table:table-cell>
          <table:table-cell office:value-type="string" calcext:value-type="string">
            <text:p><text:span text:style-name="T2">Kitchener-Ward-06-anwar-arka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ngh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paul-singh-Kitchener-Ward-06</text:span></text:p>
          </table:table-cell>
          <table:table-cell office:value-type="string" calcext:value-type="string">
            <text:p><text:span text:style-name="T2">Kitchener-Ward-06-paul-sing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Ioannidis</text:span></text:p>
          </table:table-cell>
          <table:table-cell office:value-type="string" calcext:value-type="string">
            <text:p><text:span text:style-name="T2">Bil</text:span>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il-ioannidis-Kitchener-Ward-07</text:span></text:p>
          </table:table-cell>
          <table:table-cell office:value-type="string" calcext:value-type="string">
            <text:p><text:span text:style-name="T2">Kitchener-Ward-07-bil-ioannid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ley</text:span></text:p>
          </table:table-cell>
          <table:table-cell office:value-type="string" calcext:value-type="string">
            <text:p><text:span text:style-name="T2">Colin</text:span>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<text:span text:style-name="T2">colin-maley-Kitchener-Ward-07</text:span></text:p>
          </table:table-cell>
          <table:table-cell office:value-type="string" calcext:value-type="string">
            <text:p><text:span text:style-name="T2">Kitchener-Ward-07-colin-ma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Crea</text:span></text:p>
          </table:table-cell>
          <table:table-cell office:value-type="string" calcext:value-type="string">
            <text:p><text:span text:style-name="T2">Kevin</text:span>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<text:span text:style-name="T2">kevin-mccrea-Kitchener-Ward-07</text:span></text:p>
          </table:table-cell>
          <table:table-cell office:value-type="string" calcext:value-type="string">
            <text:p><text:span text:style-name="T2">Kitchener-Ward-07-kevin-mccre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ftab</text:span></text:p>
          </table:table-cell>
          <table:table-cell office:value-type="string" calcext:value-type="string">
            <text:p><text:span text:style-name="T2">Aleena</text:span>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<text:span text:style-name="T2">aleena-aftab-Kitchener-Ward-08</text:span></text:p>
          </table:table-cell>
          <table:table-cell office:value-type="string" calcext:value-type="string">
            <text:p><text:span text:style-name="T2">Kitchener-Ward-08-aleena-aftab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Johnston</text:span></text:p>
          </table:table-cell>
          <table:table-cell office:value-type="string" calcext:value-type="string">
            <text:p><text:span text:style-name="T2">Margaret</text:span></text:p>
          </table:table-cell>
          <table:table-cell/>
          <table:table-cell office:value-type="string" calcext:value-type="string">
            <text:p><text:span text:style-name="T2">DELETE</text:span></text:p>
          </table:table-cell>
          <table:table-cell/>
          <table:table-cell office:value-type="string" calcext:value-type="string">
            <text:p><text:span text:style-name="T2">http://www.margaretjohnston.ca/</text:span>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garet-johnston-Kitchener-Ward-08</text:span></text:p>
          </table:table-cell>
          <table:table-cell office:value-type="string" calcext:value-type="string">
            <text:p><text:span text:style-name="T2">Kitchener-Ward-08-margaret-johns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hevchenko</text:span></text:p>
          </table:table-cell>
          <table:table-cell office:value-type="string" calcext:value-type="string">
            <text:p><text:span text:style-name="T2">Alex</text:span>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2">alex-shevchenko-Kitchener-Ward-09</text:span></text:p>
          </table:table-cell>
          <table:table-cell office:value-type="string" calcext:value-type="string">
            <text:p><text:span text:style-name="T2">Kitchener-Ward-09-alex-shevchenko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rren</text:span></text:p>
          </table:table-cell>
          <table:table-cell office:value-type="string" calcext:value-type="string">
            <text:p><text:span text:style-name="T2">Beth</text:span>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<text:span text:style-name="T2">beth-warren-Kitchener-Ward-09</text:span></text:p>
          </table:table-cell>
          <table:table-cell office:value-type="string" calcext:value-type="string">
            <text:p><text:span text:style-name="T2">Kitchener-Ward-09-beth-warr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llis</text:span></text:p>
          </table:table-cell>
          <table:table-cell office:value-type="string" calcext:value-type="string">
            <text:p><text:span text:style-name="T2">Brooklin</text:span>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<text:span text:style-name="T2">brooklin-wallis-Kitchener-Ward-09</text:span></text:p>
          </table:table-cell>
          <table:table-cell office:value-type="string" calcext:value-type="string">
            <text:p><text:span text:style-name="T2">Kitchener-Ward-09-brooklin-wall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edma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<text:span text:style-name="T2">david-redman-Kitchener-Ward-09</text:span></text:p>
          </table:table-cell>
          <table:table-cell office:value-type="string" calcext:value-type="string">
            <text:p><text:span text:style-name="T2">Kitchener-Ward-09-david-red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hapman</text:span></text:p>
          </table:table-cell>
          <table:table-cell office:value-type="string" calcext:value-type="string">
            <text:p><text:span text:style-name="T2">Debbie</text:span>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bbie-chapman-Kitchener-Ward-09</text:span></text:p>
          </table:table-cell>
          <table:table-cell office:value-type="string" calcext:value-type="string">
            <text:p><text:span text:style-name="T2">Kitchener-Ward-09-debbie-chap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bson</text:span></text:p>
          </table:table-cell>
          <table:table-cell office:value-type="string" calcext:value-type="string">
            <text:p><text:span text:style-name="T2">Matthew</text:span>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<text:span text:style-name="T2">matthew-robson-Kitchener-Ward-09</text:span></text:p>
          </table:table-cell>
          <table:table-cell office:value-type="string" calcext:value-type="string">
            <text:p><text:span text:style-name="T2">Kitchener-Ward-09-matthew-rob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lancy</text:span></text:p>
          </table:table-cell>
          <table:table-cell office:value-type="string" calcext:value-type="string">
            <text:p><text:span text:style-name="T2">Aislinn</text:span>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islinn-clancy-Kitchener-Ward-10</text:span></text:p>
          </table:table-cell>
          <table:table-cell office:value-type="string" calcext:value-type="string">
            <text:p><text:span text:style-name="T2">Kitchener-Ward-10-aislinn-clanc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fe</text:span></text:p>
          </table:table-cell>
          <table:table-cell office:value-type="string" calcext:value-type="string">
            <text:p><text:span text:style-name="T2">Daniel J.</text:span></text:p>
          </table:table-cell>
          <table:table-cell table:number-columns-repeated="2"/>
          <table:table-cell table:style-name="ce5" office:value-type="string" calcext:value-type="string">
            <text:p><text:a xlink:href="https://www.fife4ten.ca/" xlink:type="simple">fife4ten@gmail.com</text:a></text:p>
          </table:table-cell>
          <table:table-cell table:style-name="ce5" office:value-type="string" calcext:value-type="string">
            <text:p><text:span text:style-name="T3">https://www.fife4ten.ca/</text:span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<text:span text:style-name="T2">daniel-j-fife-Kitchener-Ward-10</text:span></text:p>
          </table:table-cell>
          <table:table-cell office:value-type="string" calcext:value-type="string">
            <text:p><text:span text:style-name="T2">Kitchener-Ward-10-daniel-j-fif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iscock</text:span></text:p>
          </table:table-cell>
          <table:table-cell office:value-type="string" calcext:value-type="string">
            <text:p><text:span text:style-name="T2">Lana</text:span></text:p>
          </table:table-cell>
          <table:table-cell table:number-columns-repeated="2"/>
          <table:table-cell office:value-type="string" calcext:value-type="string">
            <text:p><text:span text:style-name="T2">Lana@Lana4Ward10.ca</text:span>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<text:span text:style-name="T2">lana-hiscock-Kitchener-Ward-10</text:span></text:p>
          </table:table-cell>
          <table:table-cell office:value-type="string" calcext:value-type="string">
            <text:p><text:span text:style-name="T2">Kitchener-Ward-10-lana-hisco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vis</text:span></text:p>
          </table:table-cell>
          <table:table-cell office:value-type="string" calcext:value-type="string">
            <text:p><text:span text:style-name="T2">Peter</text:span>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<text:span text:style-name="T2">peter-davis-Kitchener-Ward-10</text:span></text:p>
          </table:table-cell>
          <table:table-cell office:value-type="string" calcext:value-type="string">
            <text:p><text:span text:style-name="T2">Kitchener-Ward-10-peter-dav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ran</text:span></text:p>
          </table:table-cell>
          <table:table-cell office:value-type="string" calcext:value-type="string">
            <text:p><text:span text:style-name="T2">Phong</text:span></text:p>
          </table:table-cell>
          <table:table-cell/>
          <table:table-cell office:value-type="string" calcext:value-type="string">
            <text:p><text:span text:style-name="T2">548-255-2381</text:span></text:p>
          </table:table-cell>
          <table:table-cell/>
          <table:table-cell table:style-name="ce5" office:value-type="string" calcext:value-type="string">
            <text:p><text:span text:style-name="T3">https://phongo4council.ca</text:span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<text:span text:style-name="T2">phong-tran-Kitchener-Ward-10</text:span></text:p>
          </table:table-cell>
          <table:table-cell office:value-type="string" calcext:value-type="string">
            <text:p><text:span text:style-name="T2">Kitchener-Ward-10-phong-tr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tretch</text:span></text:p>
          </table:table-cell>
          <table:table-cell office:value-type="string" calcext:value-type="string">
            <text:p><text:span text:style-name="T2">Stephanie</text:span>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<text:span text:style-name="T2">stephanie-stretch-Kitchener-Ward-10</text:span></text:p>
          </table:table-cell>
          <table:table-cell office:value-type="string" calcext:value-type="string">
            <text:p><text:span text:style-name="T2">Kitchener-Ward-10-stephanie-stretc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oxton</text:span></text:p>
          </table:table-cell>
          <table:table-cell office:value-type="string" calcext:value-type="string">
            <text:p><text:span text:style-name="T2">Su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ue-foxton-NorthDumfries-Mayor</text:span></text:p>
          </table:table-cell>
          <table:table-cell office:value-type="string" calcext:value-type="string">
            <text:p><text:span text:style-name="T2">NorthDumfries-Mayor-sue-fox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lleman</text:span></text:p>
          </table:table-cell>
          <table:table-cell office:value-type="string" calcext:value-type="string">
            <text:p><text:span text:style-name="T2">Rodney</text:span>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dney-rolleman-NorthDumfries-Ward-01</text:span></text:p>
          </table:table-cell>
          <table:table-cell office:value-type="string" calcext:value-type="string">
            <text:p><text:span text:style-name="T2">NorthDumfries-Ward-01-rodney-roll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enner</text:span></text:p>
          </table:table-cell>
          <table:table-cell office:value-type="string" calcext:value-type="string">
            <text:p><text:span text:style-name="T2">Timea</text:span>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<text:span text:style-name="T2">timea-brenner-NorthDumfries-Ward-01</text:span></text:p>
          </table:table-cell>
          <table:table-cell office:value-type="string" calcext:value-type="string">
            <text:p><text:span text:style-name="T2">NorthDumfries-Ward-01-timea-bren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stner</text:span></text:p>
          </table:table-cell>
          <table:table-cell office:value-type="string" calcext:value-type="string">
            <text:p><text:span text:style-name="T2">Derrick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rrick-ostner-NorthDumfries-Ward-02</text:span></text:p>
          </table:table-cell>
          <table:table-cell office:value-type="string" calcext:value-type="string">
            <text:p><text:span text:style-name="T2">NorthDumfries-Ward-02-derrick-ost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ilms</text:span></text:p>
          </table:table-cell>
          <table:table-cell office:value-type="string" calcext:value-type="string">
            <text:p><text:span text:style-name="T2">Alida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lida-wilms-NorthDumfries-Ward-03</text:span></text:p>
          </table:table-cell>
          <table:table-cell office:value-type="string" calcext:value-type="string">
            <text:p><text:span text:style-name="T2">NorthDumfries-Ward-03-alida-wilm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illey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tilley-NorthDumfries-Ward-04</text:span></text:p>
          </table:table-cell>
          <table:table-cell office:value-type="string" calcext:value-type="string">
            <text:p><text:span text:style-name="T2">NorthDumfries-Ward-04-scott-til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tewart</text:span></text:p>
          </table:table-cell>
          <table:table-cell office:value-type="string" calcext:value-type="string">
            <text:p><text:span text:style-name="T2">Bobbi</text:span>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<text:span text:style-name="T2">bobbi-stewart-Regional-Cambridge</text:span></text:p>
          </table:table-cell>
          <table:table-cell office:value-type="string" calcext:value-type="string">
            <text:p><text:span text:style-name="T2">Regional-Cambridge-bobbi-stewar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hetham</text:span></text:p>
          </table:table-cell>
          <table:table-cell office:value-type="string" calcext:value-type="string">
            <text:p><text:span text:style-name="T2">Crystal</text:span>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<text:span text:style-name="T2">crystal-whetham-Regional-Cambridge</text:span></text:p>
          </table:table-cell>
          <table:table-cell office:value-type="string" calcext:value-type="string">
            <text:p><text:span text:style-name="T2">Regional-Cambridge-crystal-whet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raig</text:span></text:p>
          </table:table-cell>
          <table:table-cell office:value-type="string" calcext:value-type="string">
            <text:p><text:span text:style-name="T2">Doug</text:span></text:p>
          </table:table-cell>
          <table:table-cell/>
          <table:table-cell office:value-type="string" calcext:value-type="string">
            <text:p><text:span text:style-name="T2">519-222-9451</text:span></text:p>
          </table:table-cell>
          <table:table-cell office:value-type="string" calcext:value-type="string">
            <text:p><text:span text:style-name="T2">info@dougcraig.ca</text:span>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ug-craig-Regional-Cambridge</text:span></text:p>
          </table:table-cell>
          <table:table-cell office:value-type="string" calcext:value-type="string">
            <text:p><text:span text:style-name="T2">Regional-Cambridge-doug-crai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olf</text:span></text:p>
          </table:table-cell>
          <table:table-cell office:value-type="string" calcext:value-type="string">
            <text:p><text:span text:style-name="T2">Pam</text:span>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pam-wolf-Regional-Cambridge</text:span></text:p>
          </table:table-cell>
          <table:table-cell office:value-type="string" calcext:value-type="string">
            <text:p><text:span text:style-name="T2">Regional-Cambridge-pam-wol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enkataraman</text:span></text:p>
          </table:table-cell>
          <table:table-cell office:value-type="string" calcext:value-type="string">
            <text:p><text:span text:style-name="T2">Prakash</text:span></text:p>
          </table:table-cell>
          <table:table-cell/>
          <table:table-cell office:value-type="string" calcext:value-type="string">
            <text:p><text:span text:style-name="T2">1-800-311-5611</text:span>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<text:span text:style-name="T2">prakash-venkataraman-Regional-Cambridge</text:span></text:p>
          </table:table-cell>
          <table:table-cell office:value-type="string" calcext:value-type="string">
            <text:p><text:span text:style-name="T2">Regional-Cambridge-prakash-venkatara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lver</text:span></text:p>
          </table:table-cell>
          <table:table-cell office:value-type="string" calcext:value-type="string">
            <text:p><text:span text:style-name="T2">Tyler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tylercalver</text:span>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<text:span text:style-name="T2">tyler-calver-Regional-Cambridge</text:span></text:p>
          </table:table-cell>
          <table:table-cell office:value-type="string" calcext:value-type="string">
            <text:p><text:span text:style-name="T2">Regional-Cambridge-tyler-calv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 Costa</text:span></text:p>
          </table:table-cell>
          <table:table-cell office:value-type="string" calcext:value-type="string">
            <text:p><text:span text:style-name="T2">Brendon John</text:span>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<text:span text:style-name="T2">brendon-john-da-costa-Regional-Chair</text:span></text:p>
          </table:table-cell>
          <table:table-cell office:value-type="string" calcext:value-type="string">
            <text:p><text:span text:style-name="T2">Regional-Chair-brendon-john-da-cost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edman</text:span></text:p>
          </table:table-cell>
          <table:table-cell office:value-type="string" calcext:value-type="string">
            <text:p><text:span text:style-name="T2">Karen</text:span>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ren-redman-Regional-Chair</text:span></text:p>
          </table:table-cell>
          <table:table-cell office:value-type="string" calcext:value-type="string">
            <text:p><text:span text:style-name="T2">Regional-Chair-karen-red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ookram</text:span></text:p>
          </table:table-cell>
          <table:table-cell office:value-type="string" calcext:value-type="string">
            <text:p><text:span text:style-name="T2">Narine Dat</text:span>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<text:span text:style-name="T2">narine-dat-sookram-Regional-Chair</text:span></text:p>
          </table:table-cell>
          <table:table-cell office:value-type="string" calcext:value-type="string">
            <text:p><text:span text:style-name="T2">Regional-Chair-narine-dat-sookr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James</text:span></text:p>
          </table:table-cell>
          <table:table-cell office:value-type="string" calcext:value-type="string">
            <text:p><text:span text:style-name="T2">Colleen</text:span>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olleen-james-Regional-Kitchener</text:span></text:p>
          </table:table-cell>
          <table:table-cell office:value-type="string" calcext:value-type="string">
            <text:p><text:span text:style-name="T2">Regional-Kitchener-colleen-jam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Lean</text:span></text:p>
          </table:table-cell>
          <table:table-cell office:value-type="string" calcext:value-type="string">
            <text:p><text:span text:style-name="T2">Duncan</text:span>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<text:span text:style-name="T2">duncan-mclean-Regional-Kitchener</text:span></text:p>
          </table:table-cell>
          <table:table-cell office:value-type="string" calcext:value-type="string">
            <text:p><text:span text:style-name="T2">Regional-Kitchener-duncan-mcle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ron</text:span></text:p>
          </table:table-cell>
          <table:table-cell office:value-type="string" calcext:value-type="string">
            <text:p><text:span text:style-name="T2">Heather R.</text:span>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span text:style-name="T2">heather-r-caron-Regional-Kitchener</text:span></text:p>
          </table:table-cell>
          <table:table-cell office:value-type="string" calcext:value-type="string">
            <text:p><text:span text:style-name="T2">Regional-Kitchener-heather-r-car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iasat</text:span></text:p>
          </table:table-cell>
          <table:table-cell office:value-type="string" calcext:value-type="string">
            <text:p><text:span text:style-name="T2">Iffat Sultana</text:span>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<text:span text:style-name="T2">iffat-sultana-riasat-Regional-Kitchener</text:span></text:p>
          </table:table-cell>
          <table:table-cell office:value-type="string" calcext:value-type="string">
            <text:p><text:span text:style-name="T2">Regional-Kitchener-iffat-sultana-riasa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owing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<text:span text:style-name="T2">joe-gowing-Regional-Kitchener</text:span></text:p>
          </table:table-cell>
          <table:table-cell office:value-type="string" calcext:value-type="string">
            <text:p><text:span text:style-name="T2">Regional-Kitchener-joe-gow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illiams</text:span></text:p>
          </table:table-cell>
          <table:table-cell office:value-type="string" calcext:value-type="string">
            <text:p><text:span text:style-name="T2">Kari</text:span>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ri-williams-Regional-Kitchener</text:span></text:p>
          </table:table-cell>
          <table:table-cell office:value-type="string" calcext:value-type="string">
            <text:p><text:span text:style-name="T2">Regional-Kitchener-kari-william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aham</text:span></text:p>
          </table:table-cell>
          <table:table-cell office:value-type="string" calcext:value-type="string">
            <text:p><text:span text:style-name="T2">Mac</text:span>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<text:span text:style-name="T2">mac-graham-Regional-Kitchener</text:span></text:p>
          </table:table-cell>
          <table:table-cell office:value-type="string" calcext:value-type="string">
            <text:p><text:span text:style-name="T2">Regional-Kitchener-mac-gra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horn</text:span></text:p>
          </table:table-cell>
          <table:table-cell office:value-type="string" calcext:value-type="string">
            <text:p><text:span text:style-name="T2">Mary Henein</text:span></text:p>
          </table:table-cell>
          <table:table-cell/>
          <table:table-cell office:value-type="string" calcext:value-type="string">
            <text:p><text:span text:style-name="T2">226-772-0418  x101</text:span></text:p>
          </table:table-cell>
          <table:table-cell office:value-type="string" calcext:value-type="string">
            <text:p><text:span text:style-name="T2">mary.henein87@gmail.com</text:span></text:p>
          </table:table-cell>
          <table:table-cell office:value-type="string" calcext:value-type="string">
            <text:p><text:span text:style-name="T2">https://mary4kitchenercouncil.my.canva.site/</text:span>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<text:span text:style-name="T2">mary-henein-thorn-Regional-Kitchener</text:span></text:p>
          </table:table-cell>
          <table:table-cell office:value-type="string" calcext:value-type="string">
            <text:p><text:span text:style-name="T2">Regional-Kitchener-mary-henein-thor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drigues</text:span></text:p>
          </table:table-cell>
          <table:table-cell office:value-type="string" calcext:value-type="string">
            <text:p><text:span text:style-name="T2">Matt</text:span>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<text:span text:style-name="T2">matt-rodrigues-Regional-Kitchener</text:span></text:p>
          </table:table-cell>
          <table:table-cell office:value-type="string" calcext:value-type="string">
            <text:p><text:span text:style-name="T2">Regional-Kitchener-matt-rodrigu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rris</text:span></text:p>
          </table:table-cell>
          <table:table-cell office:value-type="string" calcext:value-type="string">
            <text:p><text:span text:style-name="T2">Michael</text:span>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chael-harris-Regional-Kitchener</text:span></text:p>
          </table:table-cell>
          <table:table-cell office:value-type="string" calcext:value-type="string">
            <text:p><text:span text:style-name="T2">Regional-Kitchener-michael-harr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arkinson</text:span></text:p>
          </table:table-cell>
          <table:table-cell office:value-type="string" calcext:value-type="string">
            <text:p><text:span text:style-name="T2">Michael</text:span>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<text:span text:style-name="T2">michael-parkinson-Regional-Kitchener</text:span></text:p>
          </table:table-cell>
          <table:table-cell office:value-type="string" calcext:value-type="string">
            <text:p><text:span text:style-name="T2">Regional-Kitchener-michael-parki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eutschmann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bert-deutschmann-Regional-Kitchener</text:span></text:p>
          </table:table-cell>
          <table:table-cell office:value-type="string" calcext:value-type="string">
            <text:p><text:span text:style-name="T2">Regional-Kitchener-robert-deutschman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ee</text:span></text:p>
          </table:table-cell>
          <table:table-cell office:value-type="string" calcext:value-type="string">
            <text:p><text:span text:style-name="T2">Soo Bok</text:span>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<text:span text:style-name="T2">soo-bok-lee-Regional-Kitchener</text:span></text:p>
          </table:table-cell>
          <table:table-cell office:value-type="string" calcext:value-type="string">
            <text:p><text:span text:style-name="T2">Regional-Kitchener-soo-bok-le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iller</text:span></text:p>
          </table:table-cell>
          <table:table-cell office:value-type="string" calcext:value-type="string">
            <text:p><text:span text:style-name="T2">Tom</text:span>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<text:span text:style-name="T2">tom-hiller-Regional-Kitchener</text:span></text:p>
          </table:table-cell>
          <table:table-cell office:value-type="string" calcext:value-type="string">
            <text:p><text:span text:style-name="T2">Regional-Kitchener-tom-hil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uinink</text:span></text:p>
          </table:table-cell>
          <table:table-cell office:value-type="string" calcext:value-type="string">
            <text:p><text:span text:style-name="T2">Chantal</text:span>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hantal-huinink-Regional-Waterloo</text:span></text:p>
          </table:table-cell>
          <table:table-cell office:value-type="string" calcext:value-type="string">
            <text:p><text:span text:style-name="T2">Regional-Waterloo-chantal-huinin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tkin</text:span></text:p>
          </table:table-cell>
          <table:table-cell office:value-type="string" calcext:value-type="string">
            <text:p><text:span text:style-name="T2">Cindy</text:span></text:p>
          </table:table-cell>
          <table:table-cell table:number-columns-repeated="3"/>
          <table:table-cell office:value-type="string" calcext:value-type="string">
            <text:p><text:span text:style-name="T2">http://www.cindywatkin.com/</text:span>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span text:style-name="T2">cindy-watkin-Regional-Waterloo</text:span></text:p>
          </table:table-cell>
          <table:table-cell office:value-type="string" calcext:value-type="string">
            <text:p><text:span text:style-name="T2">Regional-Waterloo-cindy-watk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eavette</text:span></text:p>
          </table:table-cell>
          <table:table-cell office:value-type="string" calcext:value-type="string">
            <text:p><text:span text:style-name="T2">Gord</text:span>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<text:span text:style-name="T2">gord-greavette-Regional-Waterloo</text:span></text:p>
          </table:table-cell>
          <table:table-cell office:value-type="string" calcext:value-type="string">
            <text:p><text:span text:style-name="T2">Regional-Waterloo-gord-greavett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all</text:span></text:p>
          </table:table-cell>
          <table:table-cell office:value-type="string" calcext:value-type="string">
            <text:p><text:span text:style-name="T2">James</text:span></text:p>
          </table:table-cell>
          <table:table-cell table:number-columns-repeated="2"/>
          <table:table-cell table:style-name="ce5" office:value-type="string" calcext:value-type="string">
            <text:p><text:span text:style-name="T3">jamesball2022@hotmail.com</text:span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<text:span text:style-name="T2">james-ball-Regional-Waterloo</text:span></text:p>
          </table:table-cell>
          <table:table-cell office:value-type="string" calcext:value-type="string">
            <text:p><text:span text:style-name="T2">Regional-Waterloo-james-b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lger</text:span></text:p>
          </table:table-cell>
          <table:table-cell office:value-type="string" calcext:value-type="string">
            <text:p><text:span text:style-name="T2">Jim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4JimBolger</text:span></text:p>
          </table:table-cell>
          <table:table-cell/>
          <table:table-cell office:value-type="string" calcext:value-type="string">
            <text:p><text:span text:style-name="T2">https://www.instagram.com/bolgerjim</text:span>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<text:span text:style-name="T2">jim-bolger-Regional-Waterloo</text:span></text:p>
          </table:table-cell>
          <table:table-cell office:value-type="string" calcext:value-type="string">
            <text:p><text:span text:style-name="T2">Regional-Waterloo-jim-bolg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rb</text:span></text:p>
          </table:table-cell>
          <table:table-cell office:value-type="string" calcext:value-type="string">
            <text:p><text:span text:style-name="T2">Jim</text:span></text:p>
          </table:table-cell>
          <table:table-cell/>
          <table:table-cell office:value-type="string" calcext:value-type="string">
            <text:p><text:a xlink:href="mailto:info@jimerbwaterloo.ca" xlink:type="simple">519-897-1353</text:a></text:p>
          </table:table-cell>
          <table:table-cell table:style-name="ce5" office:value-type="string" calcext:value-type="string">
            <text:p><text:span text:style-name="T3">info@jimerbwaterloo.ca</text:span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im-erb-Regional-Waterloo</text:span></text:p>
          </table:table-cell>
          <table:table-cell office:value-type="string" calcext:value-type="string">
            <text:p><text:span text:style-name="T2">Regional-Waterloo-jim-erb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ieth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<text:span text:style-name="T2">john-vieth-Regional-Waterloo</text:span></text:p>
          </table:table-cell>
          <table:table-cell office:value-type="string" calcext:value-type="string">
            <text:p><text:span text:style-name="T2">Regional-Waterloo-john-viet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sher</text:span></text:p>
          </table:table-cell>
          <table:table-cell office:value-type="string" calcext:value-type="string">
            <text:p><text:span text:style-name="T2">Mark</text:span></text:p>
          </table:table-cell>
          <table:table-cell/>
          <table:table-cell office:value-type="string" calcext:value-type="string">
            <text:p><text:span text:style-name="T2">519-465-6325</text:span></text:p>
          </table:table-cell>
          <table:table-cell/>
          <table:table-cell office:value-type="string" calcext:value-type="string">
            <text:p><text:span text:style-name="T2">https://www.markforregionalcouncil.com</text:span>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<text:span text:style-name="T2">mark-fisher-Regional-Waterloo</text:span></text:p>
          </table:table-cell>
          <table:table-cell office:value-type="string" calcext:value-type="string">
            <text:p><text:span text:style-name="T2">Regional-Waterloo-mark-fis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eufeld</text:span></text:p>
          </table:table-cell>
          <table:table-cell office:value-type="string" calcext:value-type="string">
            <text:p><text:span text:style-name="T2">Peter</text:span>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<text:span text:style-name="T2">peter-neufeld-Regional-Waterloo</text:span></text:p>
          </table:table-cell>
          <table:table-cell office:value-type="string" calcext:value-type="string">
            <text:p><text:span text:style-name="T2">Regional-Waterloo-peter-neufel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eating</text:span></text:p>
          </table:table-cell>
          <table:table-cell office:value-type="string" calcext:value-type="string">
            <text:p><text:span text:style-name="T2">Ryan</text:span></text:p>
          </table:table-cell>
          <table:table-cell table:number-columns-repeated="2"/>
          <table:table-cell office:value-type="string" calcext:value-type="string">
            <text:p><text:span text:style-name="T2">Keating4council2022@gmail.com</text:span>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<text:span text:style-name="T2">ryan-keating-Regional-Waterloo</text:span></text:p>
          </table:table-cell>
          <table:table-cell office:value-type="string" calcext:value-type="string">
            <text:p><text:span text:style-name="T2">Regional-Waterloo-ryan-keat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ueri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david-guerin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david-guer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eels</text:span></text:p>
          </table:table-cell>
          <table:table-cell office:value-type="string" calcext:value-type="string">
            <text:p><text:span text:style-name="T2">Jesse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jesse-keel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jesse-keel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hillips</text:span></text:p>
          </table:table-cell>
          <table:table-cell office:value-type="string" calcext:value-type="string">
            <text:p><text:span text:style-name="T2">Marisa</text:span></text:p>
          </table:table-cell>
          <table:table-cell table:number-columns-repeated="2"/>
          <table:table-cell table:style-name="ce5" office:value-type="string" calcext:value-type="string">
            <text:p><text:span text:style-name="T3">marisaptrustee@gmail.com</text:span></text:p>
          </table:table-cell>
          <table:table-cell office:value-type="string" calcext:value-type="string">
            <text:p><text:span text:style-name="T2">http://www.marisaphillips.ca/</text:span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pan text:style-name="T2">marisa-phillip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marisa-phillip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ttee</text:span></text:p>
          </table:table-cell>
          <table:table-cell office:value-type="string" calcext:value-type="string">
            <text:p><text:span text:style-name="T2">Michael John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michael-john-rattee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michael-john-ratte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kora</text:span></text:p>
          </table:table-cell>
          <table:table-cell office:value-type="string" calcext:value-type="string">
            <text:p><text:span text:style-name="T2">Robert Francis</text:span></text:p>
          </table:table-cell>
          <table:table-cell/>
          <table:table-cell office:value-type="string" calcext:value-type="string">
            <text:p><text:span text:style-name="T2">519-589-7065</text:span></text:p>
          </table:table-cell>
          <table:table-cell/>
          <table:table-cell office:value-type="string" calcext:value-type="string">
            <text:p><text:span text:style-name="T2">https://sikora4trustee.com</text:span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pan text:style-name="T2">robert-francis-sikora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robert-francis-sikor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rancis</text:span></text:p>
          </table:table-cell>
          <table:table-cell office:value-type="string" calcext:value-type="string">
            <text:p><text:span text:style-name="T2">Winston Darryl</text:span></text:p>
          </table:table-cell>
          <table:table-cell/>
          <table:table-cell office:value-type="string" calcext:value-type="string">
            <text:p><text:span text:style-name="T2">647-298-4584</text:span>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2">winston-darryl-franci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winston-darryl-franc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abka</text:span></text:p>
          </table:table-cell>
          <table:table-cell office:value-type="string" calcext:value-type="string">
            <text:p><text:span text:style-name="T2">Dariusz</text:span></text:p>
          </table:table-cell>
          <table:table-cell/>
          <table:table-cell office:value-type="string" calcext:value-type="string">
            <text:p><text:a xlink:href="mailto:dariusz@kwtrustee.ca" xlink:type="simple">DELETE</text:a></text:p>
          </table:table-cell>
          <table:table-cell table:style-name="ce5" office:value-type="string" calcext:value-type="string">
            <text:p><text:a xlink:href="https://kwtrustee.ca/" xlink:type="simple">dariusz@kwtrustee.ca</text:a></text:p>
          </table:table-cell>
          <table:table-cell table:style-name="ce5" office:value-type="string" calcext:value-type="string">
            <text:p><text:span text:style-name="T3">https://kwtrustee.ca/</text:span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<text:span text:style-name="T2">dariusz-grabka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dariusz-grabk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Yebetit</text:span></text:p>
          </table:table-cell>
          <table:table-cell office:value-type="string" calcext:value-type="string">
            <text:p><text:span text:style-name="T2">Hadembes</text:span>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<text:span text:style-name="T2">hadembes-yebetit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hadembes-yebeti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olenaar</text:span></text:p>
          </table:table-cell>
          <table:table-cell office:value-type="string" calcext:value-type="string">
            <text:p><text:span text:style-name="T2">Julie</text:span></text:p>
          </table:table-cell>
          <table:table-cell table:number-columns-repeated="3"/>
          <table:table-cell office:value-type="string" calcext:value-type="string">
            <text:p><text:span text:style-name="T2">https://healthyspiceoflife.com/</text:span>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<text:span text:style-name="T2">julie-molenaar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julie-molenaa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oherty-Masters</text:span></text:p>
          </table:table-cell>
          <table:table-cell office:value-type="string" calcext:value-type="string">
            <text:p><text:span text:style-name="T2">Kathy</text:span></text:p>
          </table:table-cell>
          <table:table-cell table:number-columns-repeated="4"/>
          <table:table-cell table:style-name="ce5" office:value-type="string" calcext:value-type="string">
            <text:p><text:span text:style-name="T3">https://twitter.com/Health4LifeKDM</text:span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thy-doherty-masters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kathy-doherty-mast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raft</text:span></text:p>
          </table:table-cell>
          <table:table-cell office:value-type="string" calcext:value-type="string">
            <text:p><text:span text:style-name="T2">Renée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reneekraft</text:span>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ene-e-kraft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rene-e-kraf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eaucage</text:span></text:p>
          </table:table-cell>
          <table:table-cell office:value-type="string" calcext:value-type="string">
            <text:p><text:span text:style-name="T2">Simone</text:span>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<text:span text:style-name="T2">simone-beaucage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simone-beauca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eiler</text:span></text:p>
          </table:table-cell>
          <table:table-cell office:value-type="string" calcext:value-type="string">
            <text:p><text:span text:style-name="T2">Tracey</text:span></text:p>
          </table:table-cell>
          <table:table-cell table:number-columns-repeated="5"/>
          <table:table-cell office:value-type="string" calcext:value-type="string">
            <text:p><text:span text:style-name="T2">https://www.facebook.com/traceyweilerkw</text:span></text:p>
          </table:table-cell>
          <table:table-cell/>
          <table:table-cell office:value-type="string" calcext:value-type="string">
            <text:p><text:span text:style-name="T2">https://www.instagram.com/traceyweiler/</text:span>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tracey-weiler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tracey-wei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shby</text:span></text:p>
          </table:table-cell>
          <table:table-cell office:value-type="string" calcext:value-type="string">
            <text:p><text:span text:style-name="T2">Wendy</text:span></text:p>
          </table:table-cell>
          <table:table-cell table:number-columns-repeated="3"/>
          <table:table-cell table:style-name="ce5" office:value-type="string" calcext:value-type="string">
            <text:p><text:span text:style-name="T3">https://wendyjashby.godaddysites.com/</text:span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wendy-ashby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wendy-ashb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tanley</text:span></text:p>
          </table:table-cell>
          <table:table-cell office:value-type="string" calcext:value-type="string">
            <text:p><text:span text:style-name="T2">Conrad</text:span></text:p>
          </table:table-cell>
          <table:table-cell table:number-columns-repeated="3"/>
          <table:table-cell office:value-type="string" calcext:value-type="string">
            <text:p><text:span text:style-name="T2">http://www.conradstanley.info/</text:span>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<text:span text:style-name="T2">conrad-stanley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conrad-stan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uff</text:span></text:p>
          </table:table-cell>
          <table:table-cell office:value-type="string" calcext:value-type="string">
            <text:p><text:span text:style-name="T2">Linda</text:span>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inda-cuff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linda-cuf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attani</text:span></text:p>
          </table:table-cell>
          <table:table-cell office:value-type="string" calcext:value-type="string">
            <text:p><text:span text:style-name="T2">Nike</text:span>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<text:span text:style-name="T2">nike-dattani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nike-datta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uentes</text:span></text:p>
          </table:table-cell>
          <table:table-cell office:value-type="string" calcext:value-type="string">
            <text:p><text:span text:style-name="T2">Sally</text:span>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lly-fuentes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sally-fuent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etit-Pas</text:span></text:p>
          </table:table-cell>
          <table:table-cell office:value-type="string" calcext:value-type="string">
            <text:p><text:span text:style-name="T2">Dorothé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rothe-e-petit-pas-SchoolBoard-Catholic-French</text:span></text:p>
          </table:table-cell>
          <table:table-cell office:value-type="string" calcext:value-type="string">
            <text:p><text:span text:style-name="T2">SchoolBoard-Catholic-French-dorothe-e-petit-pa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anderson</text:span></text:p>
          </table:table-cell>
          <table:table-cell office:value-type="string" calcext:value-type="string">
            <text:p><text:span text:style-name="T2">Éric</text:span></text:p>
          </table:table-cell>
          <table:table-cell table:number-columns-repeated="4"/>
          <table:table-cell office:value-type="string" calcext:value-type="string">
            <text:p><text:span text:style-name="T2">https://twitter.com/vote4sanderson</text:span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pan text:style-name="T2">e-ric-sanderson-SchoolBoard-Catholic-French</text:span></text:p>
          </table:table-cell>
          <table:table-cell office:value-type="string" calcext:value-type="string">
            <text:p><text:span text:style-name="T2">SchoolBoard-Catholic-French-e-ric-sander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y</text:span></text:p>
          </table:table-cell>
          <table:table-cell office:value-type="string" calcext:value-type="string">
            <text:p><text:span text:style-name="T2">Gilles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gilles-roy-SchoolBoard-Catholic-French</text:span></text:p>
          </table:table-cell>
          <table:table-cell office:value-type="string" calcext:value-type="string">
            <text:p><text:span text:style-name="T2">SchoolBoard-Catholic-French-gilles-ro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ody</text:span></text:p>
          </table:table-cell>
          <table:table-cell office:value-type="string" calcext:value-type="string">
            <text:p><text:span text:style-name="T2">Bill</text:span></text:p>
          </table:table-cell>
          <table:table-cell table:number-columns-repeated="3"/>
          <table:table-cell office:value-type="string" calcext:value-type="string">
            <text:p><text:span text:style-name="T2">https://www.billcody.ca</text:span>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ill-cody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bill-cod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Johnson</text:span></text:p>
          </table:table-cell>
          <table:table-cell office:value-type="string" calcext:value-type="string">
            <text:p><text:span text:style-name="T2">Carla</text:span></text:p>
          </table:table-cell>
          <table:table-cell table:number-columns-repeated="2"/>
          <table:table-cell table:style-name="ce5" office:value-type="string" calcext:value-type="string">
            <text:p><text:span text:style-name="T3">carla@carlajohnson.ca</text:span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arla-johnson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arla-joh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tson</text:span></text:p>
          </table:table-cell>
          <table:table-cell office:value-type="string" calcext:value-type="string">
            <text:p><text:span text:style-name="T2">Cindy</text:span></text:p>
          </table:table-cell>
          <table:table-cell/>
          <table:table-cell office:value-type="string" calcext:value-type="string">
            <text:p><text:span text:style-name="T2">519-654-8478</text:span></text:p>
          </table:table-cell>
          <table:table-cell table:number-columns-repeated="2"/>
          <table:table-cell table:style-name="ce5" office:value-type="string" calcext:value-type="string">
            <text:p><text:span text:style-name="T3">https://twitter.com/cindyw_watson</text:span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indy-watson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indy-wat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terfall</text:span></text:p>
          </table:table-cell>
          <table:table-cell office:value-type="string" calcext:value-type="string">
            <text:p><text:span text:style-name="T2">Courtney</text:span></text:p>
          </table:table-cell>
          <table:table-cell table:number-columns-repeated="5"/>
          <table:table-cell table:style-name="ce5" office:value-type="string" calcext:value-type="string">
            <text:p><text:span text:style-name="T3">https://www.facebook.com/courtneywaterfallforwrdsbtrustee</text:span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<text:span text:style-name="T2">courtney-waterfall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ourtney-waterf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erring</text:span></text:p>
          </table:table-cell>
          <table:table-cell office:value-type="string" calcext:value-type="string">
            <text:p><text:span text:style-name="T2">Jayne</text:span>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<text:span text:style-name="T2">jayne-herring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jayne-herr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ooks</text:span></text:p>
          </table:table-cell>
          <table:table-cell office:value-type="string" calcext:value-type="string">
            <text:p><text:span text:style-name="T2">Linda</text:span>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<text:span text:style-name="T2">linda-brooks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linda-brook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urgess</text:span></text:p>
          </table:table-cell>
          <table:table-cell office:value-type="string" calcext:value-type="string">
            <text:p><text:span text:style-name="T2">Luxon</text:span></text:p>
          </table:table-cell>
          <table:table-cell table:number-columns-repeated="5"/>
          <table:table-cell office:value-type="string" calcext:value-type="string">
            <text:p><text:span text:style-name="T2">https://www.facebook.com/people/Vote-Lux-Burgess-for-WRDSB-Trustee/100084763202459</text:span>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<text:span text:style-name="T2">luxon-burgess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luxon-burge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nd</text:span></text:p>
          </table:table-cell>
          <table:table-cell office:value-type="string" calcext:value-type="string">
            <text:p><text:span text:style-name="T2">Mandi</text:span></text:p>
          </table:table-cell>
          <table:table-cell table:number-columns-repeated="3"/>
          <table:table-cell office:value-type="string" calcext:value-type="string">
            <text:p><text:span text:style-name="T2">http://www.mandibond.ca/</text:span></text:p>
          </table:table-cell>
          <table:table-cell office:value-type="string" calcext:value-type="string">
            <text:p><text:span text:style-name="T2">https://twitter.com/electmandibond</text:span></text:p>
          </table:table-cell>
          <table:table-cell office:value-type="string" calcext:value-type="string">
            <text:p><text:span text:style-name="T2">https://www.facebook.com/Elect-Mandi-Bond-104330819090542</text:span>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<text:span text:style-name="T2">mandi-bond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mandi-bon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assad</text:span></text:p>
          </table:table-cell>
          <table:table-cell office:value-type="string" calcext:value-type="string">
            <text:p><text:span text:style-name="T2">Ahmed</text:span>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<text:span text:style-name="T2">ahmed-kassad-SchoolBoard-Public-English-Kitchener</text:span></text:p>
          </table:table-cell>
          <table:table-cell office:value-type="string" calcext:value-type="string">
            <text:p><text:span text:style-name="T2">SchoolBoard-Public-English-Kitchener-ahmed-kass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hrysler</text:span></text:p>
          </table:table-cell>
          <table:table-cell office:value-type="string" calcext:value-type="string">
            <text:p><text:span text:style-name="T2">Barb</text:span>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<text:span text:style-name="T2">barb-chrysler-SchoolBoard-Public-English-Kitchener</text:span></text:p>
          </table:table-cell>
          <table:table-cell office:value-type="string" calcext:value-type="string">
            <text:p><text:span text:style-name="T2">SchoolBoard-Public-English-Kitchener-barb-chrys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eekison</text:span></text:p>
          </table:table-cell>
          <table:table-cell office:value-type="string" calcext:value-type="string">
            <text:p><text:span text:style-name="T2">Christina</text:span>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<text:span text:style-name="T2">christina-meekison-SchoolBoard-Public-English-Kitchener</text:span></text:p>
          </table:table-cell>
          <table:table-cell office:value-type="string" calcext:value-type="string">
            <text:p><text:span text:style-name="T2">SchoolBoard-Public-English-Kitchener-christina-meeki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érisma</text:span></text:p>
          </table:table-cell>
          <table:table-cell office:value-type="string" calcext:value-type="string">
            <text:p><text:span text:style-name="T2">Claus</text:span>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<text:span text:style-name="T2">claus-de-risma-SchoolBoard-Public-English-Kitchener</text:span></text:p>
          </table:table-cell>
          <table:table-cell office:value-type="string" calcext:value-type="string">
            <text:p><text:span text:style-name="T2">SchoolBoard-Public-English-Kitchener-claus-de-rism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Kuh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<text:span text:style-name="T2">david-kuhn-SchoolBoard-Public-English-Kitchener</text:span></text:p>
          </table:table-cell>
          <table:table-cell office:value-type="string" calcext:value-type="string">
            <text:p><text:span text:style-name="T2">SchoolBoard-Public-English-Kitchener-david-kuh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usgrave</text:span></text:p>
          </table:table-cell>
          <table:table-cell office:value-type="string" calcext:value-type="string">
            <text:p><text:span text:style-name="T2">Jeff</text:span>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<text:span text:style-name="T2">jeff-musgrave-SchoolBoard-Public-English-Kitchener</text:span></text:p>
          </table:table-cell>
          <table:table-cell office:value-type="string" calcext:value-type="string">
            <text:p><text:span text:style-name="T2">SchoolBoard-Public-English-Kitchener-jeff-musgrav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eston</text:span></text:p>
          </table:table-cell>
          <table:table-cell office:value-type="string" calcext:value-type="string">
            <text:p><text:span text:style-name="T2">Joanne</text:span>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oanne-weston-SchoolBoard-Public-English-Kitchener</text:span></text:p>
          </table:table-cell>
          <table:table-cell office:value-type="string" calcext:value-type="string">
            <text:p><text:span text:style-name="T2">SchoolBoard-Public-English-Kitchener-joanne-wes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unham</text:span></text:p>
          </table:table-cell>
          <table:table-cell office:value-type="string" calcext:value-type="string">
            <text:p><text:span text:style-name="T2">Julia</text:span>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<text:span text:style-name="T2">julia-dunham-SchoolBoard-Public-English-Kitchener</text:span></text:p>
          </table:table-cell>
          <table:table-cell office:value-type="string" calcext:value-type="string">
            <text:p><text:span text:style-name="T2">SchoolBoard-Public-English-Kitchener-julia-dun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Tremble</text:span></text:p>
          </table:table-cell>
          <table:table-cell office:value-type="string" calcext:value-type="string">
            <text:p><text:span text:style-name="T2">Laurie</text:span>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<text:span text:style-name="T2">laurie-tremble-SchoolBoard-Public-English-Kitchener</text:span></text:p>
          </table:table-cell>
          <table:table-cell office:value-type="string" calcext:value-type="string">
            <text:p><text:span text:style-name="T2">SchoolBoard-Public-English-Kitchener-laurie-trembl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dlein</text:span></text:p>
          </table:table-cell>
          <table:table-cell office:value-type="string" calcext:value-type="string">
            <text:p><text:span text:style-name="T2">Maedith</text:span>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edith-radlein-SchoolBoard-Public-English-Kitchener</text:span></text:p>
          </table:table-cell>
          <table:table-cell office:value-type="string" calcext:value-type="string">
            <text:p><text:span text:style-name="T2">SchoolBoard-Public-English-Kitchener-maedith-radle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seem</text:span></text:p>
          </table:table-cell>
          <table:table-cell office:value-type="string" calcext:value-type="string">
            <text:p><text:span text:style-name="T2">Meena</text:span></text:p>
          </table:table-cell>
          <table:table-cell table:number-columns-repeated="3"/>
          <table:table-cell office:value-type="string" calcext:value-type="string">
            <text:p><text:span text:style-name="T2">https://www.meenaforschools.com/</text:span>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eena-waseem-SchoolBoard-Public-English-Kitchener</text:span></text:p>
          </table:table-cell>
          <table:table-cell office:value-type="string" calcext:value-type="string">
            <text:p><text:span text:style-name="T2">SchoolBoard-Public-English-Kitchener-meena-wasee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msay</text:span></text:p>
          </table:table-cell>
          <table:table-cell office:value-type="string" calcext:value-type="string">
            <text:p><text:span text:style-name="T2">Mike</text:span></text:p>
          </table:table-cell>
          <table:table-cell table:number-columns-repeated="3"/>
          <table:table-cell office:value-type="string" calcext:value-type="string">
            <text:p><text:span text:style-name="T2">http://www.votemikeramsay.org/</text:span>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ke-ramsay-SchoolBoard-Public-English-Kitchener</text:span></text:p>
          </table:table-cell>
          <table:table-cell office:value-type="string" calcext:value-type="string">
            <text:p><text:span text:style-name="T2">SchoolBoard-Public-English-Kitchener-mike-ramsa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iklos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<text:span text:style-name="T2">natasha-miklos-SchoolBoard-Public-English-Kitchener</text:span></text:p>
          </table:table-cell>
          <table:table-cell office:value-type="string" calcext:value-type="string">
            <text:p><text:span text:style-name="T2">SchoolBoard-Public-English-Kitchener-natasha-mikl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lleman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3"/>
          <table:table-cell office:value-type="string" calcext:value-type="string">
            <text:p><text:span text:style-name="T2">https://www.natasharolleman.ca/</text:span>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<text:span text:style-name="T2">natasha-rolleman-SchoolBoard-Public-English-Kitchener</text:span></text:p>
          </table:table-cell>
          <table:table-cell office:value-type="string" calcext:value-type="string">
            <text:p><text:span text:style-name="T2">SchoolBoard-Public-English-Kitchener-natasha-roll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iley</text:span></text:p>
          </table:table-cell>
          <table:table-cell office:value-type="string" calcext:value-type="string">
            <text:p><text:span text:style-name="T2">Rachel</text:span>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<text:span text:style-name="T2">rachel-liley-SchoolBoard-Public-English-Kitchener</text:span></text:p>
          </table:table-cell>
          <table:table-cell office:value-type="string" calcext:value-type="string">
            <text:p><text:span text:style-name="T2">SchoolBoard-Public-English-Kitchener-rachel-li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Adaran</text:span></text:p>
          </table:table-cell>
          <table:table-cell office:value-type="string" calcext:value-type="string">
            <text:p><text:span text:style-name="T2">Stephen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<text:span text:style-name="T2">stephen-adaran-SchoolBoard-Public-English-Kitchener</text:span></text:p>
          </table:table-cell>
          <table:table-cell office:value-type="string" calcext:value-type="string">
            <text:p><text:span text:style-name="T2">SchoolBoard-Public-English-Kitchener-stephen-adar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ss</text:span></text:p>
          </table:table-cell>
          <table:table-cell office:value-type="string" calcext:value-type="string">
            <text:p><text:span text:style-name="T2">Tara</text:span></text:p>
          </table:table-cell>
          <table:table-cell table:number-columns-repeated="3"/>
          <table:table-cell office:value-type="string" calcext:value-type="string">
            <text:p><text:span text:style-name="T2">http://www.tarafortrustee.ca/</text:span>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<text:span text:style-name="T2">tara-ross-SchoolBoard-Public-English-Kitchener</text:span></text:p>
          </table:table-cell>
          <table:table-cell office:value-type="string" calcext:value-type="string">
            <text:p><text:span text:style-name="T2">SchoolBoard-Public-English-Kitchener-tara-ro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Clurg</text:span></text:p>
          </table:table-cell>
          <table:table-cell office:value-type="string" calcext:value-type="string">
            <text:p><text:span text:style-name="T2">Alisa</text:span>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<text:span text:style-name="T2">alisa-mcclurg-SchoolBoard-Public-English-Waterloo-Wilmot</text:span></text:p>
          </table:table-cell>
          <table:table-cell office:value-type="string" calcext:value-type="string">
            <text:p><text:span text:style-name="T2">SchoolBoard-Public-English-Waterloo-Wilmot-alisa-mcclur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airos-Fernandes</text:span></text:p>
          </table:table-cell>
          <table:table-cell office:value-type="string" calcext:value-type="string">
            <text:p><text:span text:style-name="T2">Cristina</text:span>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<text:span text:style-name="T2">cristina-bairos-fernandes-SchoolBoard-Public-English-Waterloo-Wilmot</text:span></text:p>
          </table:table-cell>
          <table:table-cell office:value-type="string" calcext:value-type="string">
            <text:p><text:span text:style-name="T2">SchoolBoard-Public-English-Waterloo-Wilmot-cristina-bairos-fernand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amsoomair</text:span></text:p>
          </table:table-cell>
          <table:table-cell office:value-type="string" calcext:value-type="string">
            <text:p><text:span text:style-name="T2">Franklin</text:span>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<text:span text:style-name="T2">franklin-ramsoomair-SchoolBoard-Public-English-Waterloo-Wilmot</text:span></text:p>
          </table:table-cell>
          <table:table-cell office:value-type="string" calcext:value-type="string">
            <text:p><text:span text:style-name="T2">SchoolBoard-Public-English-Waterloo-Wilmot-franklin-ramsoomai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chmidt</text:span></text:p>
          </table:table-cell>
          <table:table-cell office:value-type="string" calcext:value-type="string">
            <text:p><text:span text:style-name="T2">George</text:span>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<text:span text:style-name="T2">george-schmidt-SchoolBoard-Public-English-Waterloo-Wilmot</text:span></text:p>
          </table:table-cell>
          <table:table-cell office:value-type="string" calcext:value-type="string">
            <text:p><text:span text:style-name="T2">SchoolBoard-Public-English-Waterloo-Wilmot-george-schmid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oodcock</text:span></text:p>
          </table:table-cell>
          <table:table-cell office:value-type="string" calcext:value-type="string">
            <text:p><text:span text:style-name="T2">Kathleen</text:span></text:p>
          </table:table-cell>
          <table:table-cell table:number-columns-repeated="3"/>
          <table:table-cell office:value-type="string" calcext:value-type="string">
            <text:p><text:span text:style-name="T2">https://kathleenwoodcock.ca/</text:span>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thleen-woodcock-SchoolBoard-Public-English-Waterloo-Wilmot</text:span></text:p>
          </table:table-cell>
          <table:table-cell office:value-type="string" calcext:value-type="string">
            <text:p><text:span text:style-name="T2">SchoolBoard-Public-English-Waterloo-Wilmot-kathleen-woodco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heer</text:span></text:p>
          </table:table-cell>
          <table:table-cell office:value-type="string" calcext:value-type="string">
            <text:p><text:span text:style-name="T2">Madan</text:span></text:p>
          </table:table-cell>
          <table:table-cell table:number-columns-repeated="2"/>
          <table:table-cell office:value-type="string" calcext:value-type="string">
            <text:p><text:span text:style-name="T2">mdheer4trustee@outlook.com</text:span>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<text:span text:style-name="T2">madan-dheer-SchoolBoard-Public-English-Waterloo-Wilmot</text:span></text:p>
          </table:table-cell>
          <table:table-cell office:value-type="string" calcext:value-type="string">
            <text:p><text:span text:style-name="T2">SchoolBoard-Public-English-Waterloo-Wilmot-madan-dhe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nyder</text:span></text:p>
          </table:table-cell>
          <table:table-cell office:value-type="string" calcext:value-type="string">
            <text:p><text:span text:style-name="T2">Marie</text:span>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ie-snyder-SchoolBoard-Public-English-Waterloo-Wilmot</text:span></text:p>
          </table:table-cell>
          <table:table-cell office:value-type="string" calcext:value-type="string">
            <text:p><text:span text:style-name="T2">SchoolBoard-Public-English-Waterloo-Wilmot-marie-sny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irt</text:span></text:p>
          </table:table-cell>
          <table:table-cell office:value-type="string" calcext:value-type="string">
            <text:p><text:span text:style-name="T2">Martin</text:span></text:p>
          </table:table-cell>
          <table:table-cell/>
          <table:table-cell office:value-type="string" calcext:value-type="string">
            <text:p><text:span text:style-name="T2">519-404-9185</text:span></text:p>
          </table:table-cell>
          <table:table-cell/>
          <table:table-cell table:style-name="ce5" office:value-type="string" calcext:value-type="string">
            <text:p><text:span text:style-name="T3">https://www.martinmirt.ca/</text:span></text:p>
          </table:table-cell>
          <table:table-cell/>
          <table:table-cell table:style-name="ce5" office:value-type="string" calcext:value-type="string">
            <text:p><text:span text:style-name="T3">https://www.facebook.com/MartinMirt4WaterlooWilmot</text:span></text:p>
          </table:table-cell>
          <table:table-cell/>
          <table:table-cell table:style-name="ce5" office:value-type="string" calcext:value-type="string">
            <text:p><text:span text:style-name="T3">https://www.instagram.com/martinmirt4trustee/</text:span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<text:span text:style-name="T2">martin-mirt-SchoolBoard-Public-English-Waterloo-Wilmot</text:span></text:p>
          </table:table-cell>
          <table:table-cell office:value-type="string" calcext:value-type="string">
            <text:p><text:span text:style-name="T2">SchoolBoard-Public-English-Waterloo-Wilmot-martin-mir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iatkowski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piatkowski-SchoolBoard-Public-English-Waterloo-Wilmot</text:span></text:p>
          </table:table-cell>
          <table:table-cell office:value-type="string" calcext:value-type="string">
            <text:p><text:span text:style-name="T2">SchoolBoard-Public-English-Waterloo-Wilmot-scott-piatkowsk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oodhall</text:span></text:p>
          </table:table-cell>
          <table:table-cell office:value-type="string" calcext:value-type="string">
            <text:p><text:span text:style-name="T2">Wendy</text:span></text:p>
          </table:table-cell>
          <table:table-cell/>
          <table:table-cell office:value-type="string" calcext:value-type="string">
            <text:p><text:span text:style-name="T2">519-747-8191</text:span></text:p>
          </table:table-cell>
          <table:table-cell table:number-columns-repeated="5"/>
          <table:table-cell office:value-type="string" calcext:value-type="string">
            <text:p><text:span text:style-name="T2">https://www.instagram.com/wendywoodhall4trustee</text:span>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<text:span text:style-name="T2">wendy-woodhall-SchoolBoard-Public-English-Waterloo-Wilmot</text:span></text:p>
          </table:table-cell>
          <table:table-cell office:value-type="string" calcext:value-type="string">
            <text:p><text:span text:style-name="T2">SchoolBoard-Public-English-Waterloo-Wilmot-wendy-woodh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eissner</text:span></text:p>
          </table:table-cell>
          <table:table-cell office:value-type="string" calcext:value-type="string">
            <text:p><text:span text:style-name="T2">Fred</text:span></text:p>
          </table:table-cell>
          <table:table-cell table:number-columns-repeated="3"/>
          <table:table-cell office:value-type="string" calcext:value-type="string">
            <text:p><text:span text:style-name="T2">https://fredmeissner4trustee.weebly.com/</text:span>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fred-meissn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fred-meiss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ns</text:span></text:p>
          </table:table-cell>
          <table:table-cell office:value-type="string" calcext:value-type="string">
            <text:p><text:span text:style-name="T2">Gerhard</text:span>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<text:span text:style-name="T2">gerhard-ens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gerhard-e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urkholder</text:span></text:p>
          </table:table-cell>
          <table:table-cell office:value-type="string" calcext:value-type="string">
            <text:p><text:span text:style-name="T2">Jen</text:span>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<text:span text:style-name="T2">jen-burkhold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jen-burkhol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raser</text:span></text:p>
          </table:table-cell>
          <table:table-cell office:value-type="string" calcext:value-type="string">
            <text:p><text:span text:style-name="T2">Mark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ark-fras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mark-fras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mith</text:span></text:p>
          </table:table-cell>
          <table:table-cell office:value-type="string" calcext:value-type="string">
            <text:p><text:span text:style-name="T2">Zach</text:span>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<text:span text:style-name="T2">zach-smith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zach-smit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'Hara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david-o-hara-SchoolBoard-Public-French</text:span></text:p>
          </table:table-cell>
          <table:table-cell office:value-type="string" calcext:value-type="string">
            <text:p><text:span text:style-name="T2">SchoolBoard-Public-French-david-o-har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andermeer</text:span></text:p>
          </table:table-cell>
          <table:table-cell office:value-type="string" calcext:value-type="string">
            <text:p><text:span text:style-name="T2">Joseph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2">joseph-vandermeer-SchoolBoard-Public-French</text:span></text:p>
          </table:table-cell>
          <table:table-cell office:value-type="string" calcext:value-type="string">
            <text:p><text:span text:style-name="T2">SchoolBoard-Public-French-joseph-vanderme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cCabe</text:span></text:p>
          </table:table-cell>
          <table:table-cell office:value-type="string" calcext:value-type="string">
            <text:p><text:span text:style-name="T2">Dorothy</text:span>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rothy-mccabe-Waterloo-Mayor</text:span></text:p>
          </table:table-cell>
          <table:table-cell office:value-type="string" calcext:value-type="string">
            <text:p><text:span text:style-name="T2">Waterloo-Mayor-dorothy-mccab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aunders</text:span></text:p>
          </table:table-cell>
          <table:table-cell office:value-type="string" calcext:value-type="string">
            <text:p><text:span text:style-name="T2">Kypp</text:span></text:p>
          </table:table-cell>
          <table:table-cell table:number-columns-repeated="3"/>
          <table:table-cell table:style-name="ce5" office:value-type="string" calcext:value-type="string">
            <text:p><text:span text:style-name="T3">https://kyppsaunders.nationbuilder.com/</text:span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span text:style-name="T2">kypp-saunders-Waterloo-Mayor</text:span></text:p>
          </table:table-cell>
          <table:table-cell office:value-type="string" calcext:value-type="string">
            <text:p><text:span text:style-name="T2">Waterloo-Mayor-kypp-saund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Evans</text:span></text:p>
          </table:table-cell>
          <table:table-cell office:value-type="string" calcext:value-type="string">
            <text:p><text:span text:style-name="T2">Rob</text:span></text:p>
          </table:table-cell>
          <table:table-cell table:number-columns-repeated="2"/>
          <table:table-cell office:value-type="string" calcext:value-type="string">
            <text:p><text:span text:style-name="T2">team@robevansmayor.ca</text:span></text:p>
          </table:table-cell>
          <table:table-cell/>
          <table:table-cell office:value-type="string" calcext:value-type="string">
            <text:p><text:span text:style-name="T2">https://twitter.com/robevansmayor</text:span></text:p>
          </table:table-cell>
          <table:table-cell table:number-columns-repeated="2"/>
          <table:table-cell office:value-type="string" calcext:value-type="string">
            <text:p><text:span text:style-name="T2">https://www.instagram.com/robevansmayor/</text:span>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<text:span text:style-name="T2">rob-evans-Waterloo-Mayor</text:span></text:p>
          </table:table-cell>
          <table:table-cell office:value-type="string" calcext:value-type="string">
            <text:p><text:span text:style-name="T2">Waterloo-Mayor-rob-eva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eber</text:span></text:p>
          </table:table-cell>
          <table:table-cell office:value-type="string" calcext:value-type="string">
            <text:p><text:span text:style-name="T2">Shannon</text:span></text:p>
          </table:table-cell>
          <table:table-cell/>
          <table:table-cell office:value-type="string" calcext:value-type="string">
            <text:p><text:span text:style-name="T2">226-896-0008</text:span>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<text:span text:style-name="T2">shannon-weber-Waterloo-Mayor</text:span></text:p>
          </table:table-cell>
          <table:table-cell office:value-type="string" calcext:value-type="string">
            <text:p><text:span text:style-name="T2">Waterloo-Mayor-shannon-web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arent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<text:span text:style-name="T2">robert-parent-Waterloo-Ward-01</text:span></text:p>
          </table:table-cell>
          <table:table-cell office:value-type="string" calcext:value-type="string">
            <text:p><text:span text:style-name="T2">Waterloo-Ward-01-robert-pare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nmer</text:span></text:p>
          </table:table-cell>
          <table:table-cell office:value-type="string" calcext:value-type="string">
            <text:p><text:span text:style-name="T2">Sandra</text:span></text:p>
          </table:table-cell>
          <table:table-cell/>
          <table:table-cell office:value-type="string" calcext:value-type="string">
            <text:p><text:span text:style-name="T2">519-574-0061</text:span></text:p>
          </table:table-cell>
          <table:table-cell table:number-columns-repeated="2"/>
          <table:table-cell table:style-name="ce5" office:value-type="string" calcext:value-type="string">
            <text:p><text:span text:style-name="T3">https://twitter.com/hanmer4ward1</text:span></text:p>
          </table:table-cell>
          <table:table-cell table:number-columns-repeated="2"/>
          <table:table-cell table:style-name="ce5" office:value-type="string" calcext:value-type="string">
            <text:p><text:span text:style-name="T3">https://instagram.com/sandrahanmer2022</text:span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ndra-hanmer-Waterloo-Ward-01</text:span></text:p>
          </table:table-cell>
          <table:table-cell office:value-type="string" calcext:value-type="string">
            <text:p><text:span text:style-name="T2">Waterloo-Ward-01-sandra-hanm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erbash</text:span></text:p>
          </table:table-cell>
          <table:table-cell office:value-type="string" calcext:value-type="string">
            <text:p><text:span text:style-name="T2">Khaled</text:span></text:p>
          </table:table-cell>
          <table:table-cell table:number-columns-repeated="3"/>
          <table:table-cell office:value-type="string" calcext:value-type="string">
            <text:p><text:span text:style-name="T2">https://khaledberbash.com</text:span>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<text:span text:style-name="T2">khaled-berbash-Waterloo-Ward-02</text:span></text:p>
          </table:table-cell>
          <table:table-cell office:value-type="string" calcext:value-type="string">
            <text:p><text:span text:style-name="T2">Waterloo-Ward-02-khaled-berbas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daly</text:span></text:p>
          </table:table-cell>
          <table:table-cell office:value-type="string" calcext:value-type="string">
            <text:p><text:span text:style-name="T2">Royce</text:span>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yce-bodaly-Waterloo-Ward-02</text:span></text:p>
          </table:table-cell>
          <table:table-cell office:value-type="string" calcext:value-type="string">
            <text:p><text:span text:style-name="T2">Waterloo-Ward-02-royce-bodal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ujahid</text:span></text:p>
          </table:table-cell>
          <table:table-cell office:value-type="string" calcext:value-type="string">
            <text:p><text:span text:style-name="T2">Shaheen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2">shaheen-mujahid-Waterloo-Ward-02</text:span></text:p>
          </table:table-cell>
          <table:table-cell office:value-type="string" calcext:value-type="string">
            <text:p><text:span text:style-name="T2">Waterloo-Ward-02-shaheen-mujah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ach</text:span></text:p>
          </table:table-cell>
          <table:table-cell office:value-type="string" calcext:value-type="string">
            <text:p><text:span text:style-name="T2">Hans</text:span></text:p>
          </table:table-cell>
          <table:table-cell table:number-columns-repeated="2"/>
          <table:table-cell office:value-type="string" calcext:value-type="string">
            <text:p><text:span text:style-name="T2">roach.ward3waterloo@gmail.com</text:span></text:p>
          </table:table-cell>
          <table:table-cell office:value-type="string" calcext:value-type="string">
            <text:p><text:span text:style-name="T2">https://www.hansroachwaterloo.com/</text:span>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hans-roach-Waterloo-Ward-03</text:span></text:p>
          </table:table-cell>
          <table:table-cell office:value-type="string" calcext:value-type="string">
            <text:p><text:span text:style-name="T2">Waterloo-Ward-03-hans-roac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teiss</text:span></text:p>
          </table:table-cell>
          <table:table-cell office:value-type="string" calcext:value-type="string">
            <text:p><text:span text:style-name="T2">Madelyn</text:span>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<text:span text:style-name="T2">madelyn-steiss-Waterloo-Ward-03</text:span></text:p>
          </table:table-cell>
          <table:table-cell office:value-type="string" calcext:value-type="string">
            <text:p><text:span text:style-name="T2">Waterloo-Ward-03-madelyn-stei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reeman</text:span></text:p>
          </table:table-cell>
          <table:table-cell office:value-type="string" calcext:value-type="string">
            <text:p><text:span text:style-name="T2">Diane</text:span>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iane-freeman-Waterloo-Ward-04</text:span></text:p>
          </table:table-cell>
          <table:table-cell office:value-type="string" calcext:value-type="string">
            <text:p><text:span text:style-name="T2">Waterloo-Ward-04-diane-fre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arras</text:span></text:p>
          </table:table-cell>
          <table:table-cell office:value-type="string" calcext:value-type="string">
            <text:p><text:span text:style-name="T2">Maryssa</text:span>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2">maryssa-barras-Waterloo-Ward-04</text:span></text:p>
          </table:table-cell>
          <table:table-cell office:value-type="string" calcext:value-type="string">
            <text:p><text:span text:style-name="T2">Waterloo-Ward-04-maryssa-barra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bi</text:span></text:p>
          </table:table-cell>
          <table:table-cell office:value-type="string" calcext:value-type="string">
            <text:p><text:span text:style-name="T2">Obinna</text:span>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<text:span text:style-name="T2">obinna-obi-Waterloo-Ward-04</text:span></text:p>
          </table:table-cell>
          <table:table-cell office:value-type="string" calcext:value-type="string">
            <text:p><text:span text:style-name="T2">Waterloo-Ward-04-obinna-ob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gg</text:span></text:p>
          </table:table-cell>
          <table:table-cell office:value-type="string" calcext:value-type="string">
            <text:p><text:span text:style-name="T2">Blayr</text:span>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2">blayr-hogg-Waterloo-Ward-05</text:span></text:p>
          </table:table-cell>
          <table:table-cell office:value-type="string" calcext:value-type="string">
            <text:p><text:span text:style-name="T2">Waterloo-Ward-05-blayr-hog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Oberholtzer</text:span></text:p>
          </table:table-cell>
          <table:table-cell office:value-type="string" calcext:value-type="string">
            <text:p><text:span text:style-name="T2">Bob (Obie)</text:span>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<text:span text:style-name="T2">bob-obie-oberholtzer-Waterloo-Ward-05</text:span></text:p>
          </table:table-cell>
          <table:table-cell office:value-type="string" calcext:value-type="string">
            <text:p><text:span text:style-name="T2">Waterloo-Ward-05-bob-obie-oberholtz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Vasic</text:span></text:p>
          </table:table-cell>
          <table:table-cell office:value-type="string" calcext:value-type="string">
            <text:p><text:span text:style-name="T2">Jen</text:span>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en-vasic-Waterloo-Ward-05</text:span></text:p>
          </table:table-cell>
          <table:table-cell office:value-type="string" calcext:value-type="string">
            <text:p><text:span text:style-name="T2">Waterloo-Ward-05-jen-vas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enner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3"/>
          <table:table-cell office:value-type="string" calcext:value-type="string">
            <text:p><text:span text:style-name="T2">https://joebrenner.ca/</text:span></text:p>
          </table:table-cell>
          <table:table-cell/>
          <table:table-cell office:value-type="string" calcext:value-type="string">
            <text:p><text:span text:style-name="T2">https://www.facebook.com/JoeBrennerward5</text:span>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<text:span text:style-name="T2">joe-brenner-Waterloo-Ward-05</text:span></text:p>
          </table:table-cell>
          <table:table-cell office:value-type="string" calcext:value-type="string">
            <text:p><text:span text:style-name="T2">Waterloo-Ward-05-joe-bren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ssels</text:span></text:p>
          </table:table-cell>
          <table:table-cell office:value-type="string" calcext:value-type="string">
            <text:p><text:span text:style-name="T2">Jonathan</text:span>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<text:span text:style-name="T2">jonathan-cassels-Waterloo-Ward-06</text:span></text:p>
          </table:table-cell>
          <table:table-cell office:value-type="string" calcext:value-type="string">
            <text:p><text:span text:style-name="T2">Waterloo-Ward-06-jonathan-cassel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scher</text:span></text:p>
          </table:table-cell>
          <table:table-cell office:value-type="string" calcext:value-type="string">
            <text:p><text:span text:style-name="T2">Karen</text:span></text:p>
          </table:table-cell>
          <table:table-cell table:number-columns-repeated="3"/>
          <table:table-cell office:value-type="string" calcext:value-type="string">
            <text:p><text:span text:style-name="T2">http://www.fischer4ward6.ca/</text:span>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<text:span text:style-name="T2">karen-fischer-Waterloo-Ward-06</text:span></text:p>
          </table:table-cell>
          <table:table-cell office:value-type="string" calcext:value-type="string">
            <text:p><text:span text:style-name="T2">Waterloo-Ward-06-karen-fisc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oe</text:span></text:p>
          </table:table-cell>
          <table:table-cell office:value-type="string" calcext:value-type="string">
            <text:p><text:span text:style-name="T2">Mary Lou</text:span>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y-lou-roe-Waterloo-Ward-06</text:span></text:p>
          </table:table-cell>
          <table:table-cell office:value-type="string" calcext:value-type="string">
            <text:p><text:span text:style-name="T2">Waterloo-Ward-06-mary-lou-ro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Fitzpatrick</text:span></text:p>
          </table:table-cell>
          <table:table-cell office:value-type="string" calcext:value-type="string">
            <text:p><text:span text:style-name="T2">Mason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ason-fitzpatrick-Waterloo-Ward-06</text:span></text:p>
          </table:table-cell>
          <table:table-cell office:value-type="string" calcext:value-type="string">
            <text:p><text:span text:style-name="T2">Waterloo-Ward-06-mason-fitzpatr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chwarze</text:span></text:p>
          </table:table-cell>
          <table:table-cell office:value-type="string" calcext:value-type="string">
            <text:p><text:span text:style-name="T2">Matthew Nicholas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.matthewschwarze/</text:span>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<text:span text:style-name="T2">matthew-nicholas-schwarze-Waterloo-Ward-06</text:span></text:p>
          </table:table-cell>
          <table:table-cell office:value-type="string" calcext:value-type="string">
            <text:p><text:span text:style-name="T2">Waterloo-Ward-06-matthew-nicholas-schwarz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olan</text:span></text:p>
          </table:table-cell>
          <table:table-cell office:value-type="string" calcext:value-type="string">
            <text:p><text:span text:style-name="T2">Bruce</text:span></text:p>
          </table:table-cell>
          <table:table-cell/>
          <table:table-cell office:value-type="string" calcext:value-type="string">
            <text:p><text:span text:style-name="T2">DELETE</text:span></text:p>
          </table:table-cell>
          <table:table-cell/>
          <table:table-cell office:value-type="string" calcext:value-type="string">
            <text:p><text:span text:style-name="T2">https://brucepolanward7.wixsite.com/bruce-polan</text:span></text:p>
          </table:table-cell>
          <table:table-cell table:number-columns-repeated="2"/>
          <table:table-cell office:value-type="string" calcext:value-type="string">
            <text:p><text:span text:style-name="T2">https://www.linkedin.com/in/brucepolan/</text:span>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<text:span text:style-name="T2">bruce-polan-Waterloo-Ward-07</text:span></text:p>
          </table:table-cell>
          <table:table-cell office:value-type="string" calcext:value-type="string">
            <text:p><text:span text:style-name="T2">Waterloo-Ward-07-bruce-pol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right</text:span></text:p>
          </table:table-cell>
          <table:table-cell office:value-type="string" calcext:value-type="string">
            <text:p><text:span text:style-name="T2">Julie</text:span>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ulie-wright-Waterloo-Ward-07</text:span></text:p>
          </table:table-cell>
          <table:table-cell office:value-type="string" calcext:value-type="string">
            <text:p><text:span text:style-name="T2">Waterloo-Ward-07-julie-wrigh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Nowak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oe-nowak-Wellesley-Mayor</text:span></text:p>
          </table:table-cell>
          <table:table-cell office:value-type="string" calcext:value-type="string">
            <text:p><text:span text:style-name="T2">Wellesley-Mayor-joe-nowa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agner</text:span></text:p>
          </table:table-cell>
          <table:table-cell office:value-type="string" calcext:value-type="string">
            <text:p><text:span text:style-name="T2">Shelley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helley-wagner-Wellesley-Ward-01</text:span></text:p>
          </table:table-cell>
          <table:table-cell office:value-type="string" calcext:value-type="string">
            <text:p><text:span text:style-name="T2">Wellesley-Ward-01-shelley-wag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ebben</text:span></text:p>
          </table:table-cell>
          <table:table-cell office:value-type="string" calcext:value-type="string">
            <text:p><text:span text:style-name="T2">Lori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ori-sebben-Wellesley-Ward-02</text:span></text:p>
          </table:table-cell>
          <table:table-cell office:value-type="string" calcext:value-type="string">
            <text:p><text:span text:style-name="T2">Wellesley-Ward-02-lori-sebb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ick</text:span></text:p>
          </table:table-cell>
          <table:table-cell office:value-type="string" calcext:value-type="string">
            <text:p><text:span text:style-name="T2">Derek</text:span>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rek-brick-Wellesley-Ward-03</text:span></text:p>
          </table:table-cell>
          <table:table-cell office:value-type="string" calcext:value-type="string">
            <text:p><text:span text:style-name="T2">Wellesley-Ward-03-derek-br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Lichty</text:span></text:p>
          </table:table-cell>
          <table:table-cell office:value-type="string" calcext:value-type="string">
            <text:p><text:span text:style-name="T2">Mary</text:span>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<text:span text:style-name="T2">mary-lichty-Wellesley-Ward-03</text:span></text:p>
          </table:table-cell>
          <table:table-cell office:value-type="string" calcext:value-type="string">
            <text:p><text:span text:style-name="T2">Wellesley-Ward-03-mary-licht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ergott</text:span></text:p>
          </table:table-cell>
          <table:table-cell office:value-type="string" calcext:value-type="string">
            <text:p><text:span text:style-name="T2">Claude</text:span>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laude-hergott-Wellesley-Ward-04</text:span></text:p>
          </table:table-cell>
          <table:table-cell office:value-type="string" calcext:value-type="string">
            <text:p><text:span text:style-name="T2">Wellesley-Ward-04-claude-hergot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skanette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<text:span text:style-name="T2">robert-caskanette-Wellesley-Ward-04</text:span></text:p>
          </table:table-cell>
          <table:table-cell office:value-type="string" calcext:value-type="string">
            <text:p><text:span text:style-name="T2">Wellesley-Ward-04-robert-caskanett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Pfenning</text:span></text:p>
          </table:table-cell>
          <table:table-cell office:value-type="string" calcext:value-type="string">
            <text:p><text:span text:style-name="T2">Jenn</text:span>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<text:span text:style-name="T2">jenn-pfenning-Wilmot-Mayor</text:span></text:p>
          </table:table-cell>
          <table:table-cell office:value-type="string" calcext:value-type="string">
            <text:p><text:span text:style-name="T2">Wilmot-Mayor-jenn-pfenn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alonen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atasha-salonen-Wilmot-Mayor</text:span></text:p>
          </table:table-cell>
          <table:table-cell office:value-type="string" calcext:value-type="string">
            <text:p><text:span text:style-name="T2">Wilmot-Mayor-natasha-salon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allman</text:span></text:p>
          </table:table-cell>
          <table:table-cell office:value-type="string" calcext:value-type="string">
            <text:p><text:span text:style-name="T2">Angie</text:span>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<text:span text:style-name="T2">angie-hallman-Wilmot-Ward-01</text:span></text:p>
          </table:table-cell>
          <table:table-cell office:value-type="string" calcext:value-type="string">
            <text:p><text:span text:style-name="T2">Wilmot-Ward-01-angie-hall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ressman</text:span></text:p>
          </table:table-cell>
          <table:table-cell office:value-type="string" calcext:value-type="string">
            <text:p><text:span text:style-name="T2">Stewart</text:span>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tewart-cressman-Wilmot-Ward-01</text:span></text:p>
          </table:table-cell>
          <table:table-cell office:value-type="string" calcext:value-type="string">
            <text:p><text:span text:style-name="T2">Wilmot-Ward-01-stewart-cress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ordijk</text:span></text:p>
          </table:table-cell>
          <table:table-cell office:value-type="string" calcext:value-type="string">
            <text:p><text:span text:style-name="T2">Cheryl</text:span>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<text:span text:style-name="T2">cheryl-gordijk-Wilmot-Ward-02</text:span></text:p>
          </table:table-cell>
          <table:table-cell office:value-type="string" calcext:value-type="string">
            <text:p><text:span text:style-name="T2">Wilmot-Ward-02-cheryl-gordij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Wilkinson</text:span></text:p>
          </table:table-cell>
          <table:table-cell office:value-type="string" calcext:value-type="string">
            <text:p><text:span text:style-name="T2">Kris</text:span>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ris-wilkinson-Wilmot-Ward-02</text:span></text:p>
          </table:table-cell>
          <table:table-cell office:value-type="string" calcext:value-type="string">
            <text:p><text:span text:style-name="T2">Wilmot-Ward-02-kris-wilki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mpson</text:span></text:p>
          </table:table-cell>
          <table:table-cell office:value-type="string" calcext:value-type="string">
            <text:p><text:span text:style-name="T2">Reginald</text:span>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pan text:style-name="T2">reginald-simpson-Wilmot-Ward-02</text:span></text:p>
          </table:table-cell>
          <table:table-cell office:value-type="string" calcext:value-type="string">
            <text:p><text:span text:style-name="T2">Wilmot-Ward-02-reginald-simp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osburger</text:span></text:p>
          </table:table-cell>
          <table:table-cell office:value-type="string" calcext:value-type="string">
            <text:p><text:span text:style-name="T2">Gary</text:span>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<text:span text:style-name="T2">gary-mosburger-Wilmot-Ward-03</text:span></text:p>
          </table:table-cell>
          <table:table-cell office:value-type="string" calcext:value-type="string">
            <text:p><text:span text:style-name="T2">Wilmot-Ward-03-gary-mosburg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idhu</text:span></text:p>
          </table:table-cell>
          <table:table-cell office:value-type="string" calcext:value-type="string">
            <text:p><text:span text:style-name="T2">Harvir</text:span>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harvir-sidhu-Wilmot-Ward-03</text:span></text:p>
          </table:table-cell>
          <table:table-cell office:value-type="string" calcext:value-type="string">
            <text:p><text:span text:style-name="T2">Wilmot-Ward-03-harvir-sidhu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Jordan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<text:span text:style-name="T2">john-jordan-Wilmot-Ward-04</text:span></text:p>
          </table:table-cell>
          <table:table-cell office:value-type="string" calcext:value-type="string">
            <text:p><text:span text:style-name="T2">Wilmot-Ward-04-john-jord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unstall</text:span></text:p>
          </table:table-cell>
          <table:table-cell office:value-type="string" calcext:value-type="string">
            <text:p><text:span text:style-name="T2">Lillianne</text:span></text:p>
          </table:table-cell>
          <table:table-cell table:number-columns-repeated="3"/>
          <table:table-cell office:value-type="string" calcext:value-type="string">
            <text:p><text:span text:style-name="T2">https://www.lilliannedunstall4wilmot.ca/</text:span>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illianne-dunstall-Wilmot-Ward-04</text:span></text:p>
          </table:table-cell>
          <table:table-cell office:value-type="string" calcext:value-type="string">
            <text:p><text:span text:style-name="T2">Wilmot-Ward-04-lillianne-dunst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Downs</text:span></text:p>
          </table:table-cell>
          <table:table-cell office:value-type="string" calcext:value-type="string">
            <text:p><text:span text:style-name="T2">Ron</text:span></text:p>
          </table:table-cell>
          <table:table-cell table:number-columns-repeated="4"/>
          <table:table-cell table:style-name="ce5" office:value-type="string" calcext:value-type="string">
            <text:p><text:span text:style-name="T3">https://twitter.com/rondown07338942</text:span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<text:span text:style-name="T2">ron-downs-Wilmot-Ward-04</text:span></text:p>
          </table:table-cell>
          <table:table-cell office:value-type="string" calcext:value-type="string">
            <text:p><text:span text:style-name="T2">Wilmot-Ward-04-ron-dow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oertz</text:span></text:p>
          </table:table-cell>
          <table:table-cell office:value-type="string" calcext:value-type="string">
            <text:p><text:span text:style-name="T2">Stephanie</text:span>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<text:span text:style-name="T2">stephanie-goertz-Wilmot-Ward-04</text:span></text:p>
          </table:table-cell>
          <table:table-cell office:value-type="string" calcext:value-type="string">
            <text:p><text:span text:style-name="T2">Wilmot-Ward-04-stephanie-goertz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<text:span text:style-name="T2">Steven</text:span></text:p>
          </table:table-cell>
          <table:table-cell table:number-columns-repeated="4"/>
          <table:table-cell office:value-type="string" calcext:value-type="string">
            <text:p><text:span text:style-name="T2">https://twitter.com/Steven_Pmartin</text:span></text:p>
          </table:table-cell>
          <table:table-cell table:number-columns-repeated="2"/>
          <table:table-cell office:value-type="string" calcext:value-type="string">
            <text:p><text:span text:style-name="T2">https://www.instagram.com/stevepmartin</text:span>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teven-martin-Wilmot-Ward-04</text:span></text:p>
          </table:table-cell>
          <table:table-cell office:value-type="string" calcext:value-type="string">
            <text:p><text:span text:style-name="T2">Wilmot-Ward-04-steven-mart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oda</text:span></text:p>
          </table:table-cell>
          <table:table-cell office:value-type="string" calcext:value-type="string">
            <text:p><text:span text:style-name="T2">Terry</text:span>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<text:span text:style-name="T2">terry-broda-Wilmot-Ward-04</text:span></text:p>
          </table:table-cell>
          <table:table-cell office:value-type="string" calcext:value-type="string">
            <text:p><text:span text:style-name="T2">Wilmot-Ward-04-terry-brod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erlihan</text:span></text:p>
          </table:table-cell>
          <table:table-cell office:value-type="string" calcext:value-type="string">
            <text:p><text:span text:style-name="T2">Patrick</text:span>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<text:span text:style-name="T2">patrick-merlihan-Woolwich-Mayor</text:span></text:p>
          </table:table-cell>
          <table:table-cell office:value-type="string" calcext:value-type="string">
            <text:p><text:span text:style-name="T2">Woolwich-Mayor-patrick-merlih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hantz</text:span></text:p>
          </table:table-cell>
          <table:table-cell office:value-type="string" calcext:value-type="string">
            <text:p><text:span text:style-name="T2">Sandy</text:span>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ndy-shantz-Woolwich-Mayor</text:span></text:p>
          </table:table-cell>
          <table:table-cell office:value-type="string" calcext:value-type="string">
            <text:p><text:span text:style-name="T2">Woolwich-Mayor-sandy-shantz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aker</text:span></text:p>
          </table:table-cell>
          <table:table-cell office:value-type="string" calcext:value-type="string">
            <text:p><text:span text:style-name="T2">Cheryle</text:span>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<text:span text:style-name="T2">cheryle-baker-Woolwich-Ward-01</text:span></text:p>
          </table:table-cell>
          <table:table-cell office:value-type="string" calcext:value-type="string">
            <text:p><text:span text:style-name="T2">Woolwich-Ward-01-cheryle-bak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Holt</text:span></text:p>
          </table:table-cell>
          <table:table-cell office:value-type="string" calcext:value-type="string">
            <text:p><text:span text:style-name="T2">Dan</text:span></text:p>
          </table:table-cell>
          <table:table-cell table:number-columns-repeated="3"/>
          <table:table-cell office:value-type="string" calcext:value-type="string">
            <text:p><text:span text:style-name="T2">https://sites.google.com/view/votefordanholt/</text:span>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<text:span text:style-name="T2">dan-holt-Woolwich-Ward-01</text:span></text:p>
          </table:table-cell>
          <table:table-cell office:value-type="string" calcext:value-type="string">
            <text:p><text:span text:style-name="T2">Woolwich-Ward-01-dan-hol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urgess</text:span></text:p>
          </table:table-cell>
          <table:table-cell office:value-type="string" calcext:value-type="string">
            <text:p><text:span text:style-name="T2">Evan</text:span>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evan-burgess-Woolwich-Ward-01</text:span></text:p>
          </table:table-cell>
          <table:table-cell office:value-type="string" calcext:value-type="string">
            <text:p><text:span text:style-name="T2">Woolwich-Ward-01-evan-burge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Cadeau</text:span></text:p>
          </table:table-cell>
          <table:table-cell office:value-type="string" calcext:value-type="string">
            <text:p><text:span text:style-name="T2">Nathan</text:span></text:p>
          </table:table-cell>
          <table:table-cell table:number-columns-repeated="6"/>
          <table:table-cell office:value-type="string" calcext:value-type="string">
            <text:p><text:span text:style-name="T2">https://www.linkedin.com/in/ncadeau</text:span>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athan-cadeau-Woolwich-Ward-01</text:span></text:p>
          </table:table-cell>
          <table:table-cell office:value-type="string" calcext:value-type="string">
            <text:p><text:span text:style-name="T2">Woolwich-Ward-01-nathan-cadeau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Schwindt</text:span></text:p>
          </table:table-cell>
          <table:table-cell office:value-type="string" calcext:value-type="string">
            <text:p><text:span text:style-name="T2">Eric</text:span>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eric-schwindt-Woolwich-Ward-02</text:span></text:p>
          </table:table-cell>
          <table:table-cell office:value-type="string" calcext:value-type="string">
            <text:p><text:span text:style-name="T2">Woolwich-Ward-02-eric-schwind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Redekop</text:span></text:p>
          </table:table-cell>
          <table:table-cell office:value-type="string" calcext:value-type="string">
            <text:p><text:span text:style-name="T2">Fred</text:span>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<text:span text:style-name="T2">fred-redekop-Woolwich-Ward-02</text:span></text:p>
          </table:table-cell>
          <table:table-cell office:value-type="string" calcext:value-type="string">
            <text:p><text:span text:style-name="T2">Woolwich-Ward-02-fred-redekop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ryant</text:span></text:p>
          </table:table-cell>
          <table:table-cell office:value-type="string" calcext:value-type="string">
            <text:p><text:span text:style-name="T2">Bonnie</text:span>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onnie-bryant-Woolwich-Ward-03</text:span></text:p>
          </table:table-cell>
          <table:table-cell office:value-type="string" calcext:value-type="string">
            <text:p><text:span text:style-name="T2">Woolwich-Ward-03-bonnie-brya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Grant</text:span></text:p>
          </table:table-cell>
          <table:table-cell office:value-type="string" calcext:value-type="string">
            <text:p><text:span text:style-name="T2">Kayla</text:span>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yla-grant-Woolwich-Ward-03</text:span></text:p>
          </table:table-cell>
          <table:table-cell office:value-type="string" calcext:value-type="string">
            <text:p><text:span text:style-name="T2">Woolwich-Ward-03-kayla-gra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<text:span text:style-name="T2">Murray</text:span>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<text:span text:style-name="T2">murray-martin-Woolwich-Ward-03</text:span></text:p>
          </table:table-cell>
          <table:table-cell office:value-type="string" calcext:value-type="string">
            <text:p><text:span text:style-name="T2">Woolwich-Ward-03-murray-mart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2">Bolger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span text:style-name="T2">paul-bolger-Woolwich-Ward-03</text:span></text:p>
          </table:table-cell>
          <table:table-cell office:value-type="string" calcext:value-type="string">
            <text:p><text:span text:style-name="T2">Woolwich-Ward-03-paul-bolger</text:span></text:p>
          </table:table-cell>
          <table:table-cell table:number-columns-repeated="50"/>
        </table:table-row>
        <table:table-row table:style-name="ro3">
          <table:table-cell table:number-columns-repeated="10"/>
          <table:table-cell table:style-name="Default"/>
          <table:table-cell table:number-columns-repeated="53"/>
        </table:table-row>
      </table:table>
      <table:table table:name="aliases" table:style-name="ta5">
        <table:table-column table:style-name="co39" table:default-cell-style-name="Default"/>
        <table:table-column table:style-name="co40" table:number-columns-repeated="63" table:default-cell-style-name="Default"/>
        <table:table-row table:style-name="ro2">
          <table:table-cell office:value-type="string" calcext:value-type="string">
            <text:p><text:span text:style-name="T2">Alias</text:span></text:p>
          </table:table-cell>
          <table:table-cell office:value-type="string" calcext:value-type="string">
            <text:p><text:span text:style-name="T2">Description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Everything</text:span></text:p>
          </table:table-cell>
          <table:table-cell office:value-type="string" calcext:value-type="string">
            <text:p><text:span text:style-name="T2">Every single position (regional, area municipal, school board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All English Public (WR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SchoolBoard-Public-Catholic</text:span></text:p>
          </table:table-cell>
          <table:table-cell office:value-type="string" calcext:value-type="string">
            <text:p><text:span text:style-name="T2">All English Catholic (WC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All English Catholic (WC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All-SchoolBoards</text:span></text:p>
          </table:table-cell>
          <table:table-cell office:value-type="string" calcext:value-type="string">
            <text:p><text:span text:style-name="T2">All school boards (English/French, Public/Catho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All-AreaMunicipal</text:span></text:p>
          </table:table-cell>
          <table:table-cell office:value-type="string" calcext:value-type="string">
            <text:p><text:span text:style-name="T2">All municipal positions in all seven area muncipalit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All Regional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Cambridge</text:span></text:p>
          </table:table-cell>
          <table:table-cell office:value-type="string" calcext:value-type="string">
            <text:p><text:span text:style-name="T2">All municipal positions in the City of Cambridg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All municipal positions in the City of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All municipal positions in the City of Waterloo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Wellesley</text:span></text:p>
          </table:table-cell>
          <table:table-cell office:value-type="string" calcext:value-type="string">
            <text:p><text:span text:style-name="T2">All municipal positions in the Township of Wellesley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All municipal positions in the Township of Wilmot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All municipal positions in the Township of Woolwic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Alias-NorthDumfries</text:span></text:p>
          </table:table-cell>
          <table:table-cell office:value-type="string" calcext:value-type="string">
            <text:p><text:span text:style-name="T2">All municipal positions in the Township of 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gional Chai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Regional Council -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Regional Council - Waterloo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Regional Council - Cambridg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City of Cambridge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1</text:span></text:p>
          </table:table-cell>
          <table:table-cell office:value-type="string" calcext:value-type="string">
            <text:p><text:span text:style-name="T2">City of Cambridge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2</text:span></text:p>
          </table:table-cell>
          <table:table-cell office:value-type="string" calcext:value-type="string">
            <text:p><text:span text:style-name="T2">City of Cambridge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3</text:span></text:p>
          </table:table-cell>
          <table:table-cell office:value-type="string" calcext:value-type="string">
            <text:p><text:span text:style-name="T2">City of Cambridge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4</text:span></text:p>
          </table:table-cell>
          <table:table-cell office:value-type="string" calcext:value-type="string">
            <text:p><text:span text:style-name="T2">City of Cambridge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5</text:span></text:p>
          </table:table-cell>
          <table:table-cell office:value-type="string" calcext:value-type="string">
            <text:p><text:span text:style-name="T2">City of Cambridge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6</text:span></text:p>
          </table:table-cell>
          <table:table-cell office:value-type="string" calcext:value-type="string">
            <text:p><text:span text:style-name="T2">City of Cambridge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7</text:span></text:p>
          </table:table-cell>
          <table:table-cell office:value-type="string" calcext:value-type="string">
            <text:p><text:span text:style-name="T2">City of Cambridge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Cambridge-Ward-08</text:span></text:p>
          </table:table-cell>
          <table:table-cell office:value-type="string" calcext:value-type="string">
            <text:p><text:span text:style-name="T2">City of Cambridge - Ward 8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ity of Kitchener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ity of Kitchener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ity of Kitchener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ity of Kitchener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ity of Kitchener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City of Kitchener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ity of Kitchener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ity of Kitchener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ity of Kitchener - Ward 8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ity of Kitchener - Ward 9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ity of Kitchener - Ward 10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Mayor</text:span></text:p>
          </table:table-cell>
          <table:table-cell office:value-type="string" calcext:value-type="string">
            <text:p><text:span text:style-name="T2">Township of North Dumfries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Ward-01</text:span></text:p>
          </table:table-cell>
          <table:table-cell office:value-type="string" calcext:value-type="string">
            <text:p><text:span text:style-name="T2">Township of North Dumfries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Ward-02</text:span></text:p>
          </table:table-cell>
          <table:table-cell office:value-type="string" calcext:value-type="string">
            <text:p><text:span text:style-name="T2">Township of North Dumfries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Ward-03</text:span></text:p>
          </table:table-cell>
          <table:table-cell office:value-type="string" calcext:value-type="string">
            <text:p><text:span text:style-name="T2">Township of North Dumfries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NorthDumfries-Ward-04</text:span></text:p>
          </table:table-cell>
          <table:table-cell office:value-type="string" calcext:value-type="string">
            <text:p><text:span text:style-name="T2">Township of North Dumfries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ity of Waterloo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1</text:span></text:p>
          </table:table-cell>
          <table:table-cell office:value-type="string" calcext:value-type="string">
            <text:p><text:span text:style-name="T2">City of Waterloo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ity of Waterloo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ity of Waterloo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4</text:span></text:p>
          </table:table-cell>
          <table:table-cell office:value-type="string" calcext:value-type="string">
            <text:p><text:span text:style-name="T2">City of Waterloo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ity of Waterloo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ity of Waterloo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ity of Waterloo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Township of Wilmot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Ward-01</text:span></text:p>
          </table:table-cell>
          <table:table-cell office:value-type="string" calcext:value-type="string">
            <text:p><text:span text:style-name="T2">Township of Wilmot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Ward-02</text:span></text:p>
          </table:table-cell>
          <table:table-cell office:value-type="string" calcext:value-type="string">
            <text:p><text:span text:style-name="T2">Township of Wilmot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Ward-03</text:span></text:p>
          </table:table-cell>
          <table:table-cell office:value-type="string" calcext:value-type="string">
            <text:p><text:span text:style-name="T2">Township of Wilmot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Township of Wilmot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Mayor</text:span></text:p>
          </table:table-cell>
          <table:table-cell office:value-type="string" calcext:value-type="string">
            <text:p><text:span text:style-name="T2">Township of Wellesley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Ward-01</text:span></text:p>
          </table:table-cell>
          <table:table-cell office:value-type="string" calcext:value-type="string">
            <text:p><text:span text:style-name="T2">Township of Wellesley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Ward-02</text:span></text:p>
          </table:table-cell>
          <table:table-cell office:value-type="string" calcext:value-type="string">
            <text:p><text:span text:style-name="T2">Township of Wellesley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Ward-03</text:span></text:p>
          </table:table-cell>
          <table:table-cell office:value-type="string" calcext:value-type="string">
            <text:p><text:span text:style-name="T2">Township of Wellesley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ellesley-Ward-04</text:span></text:p>
          </table:table-cell>
          <table:table-cell office:value-type="string" calcext:value-type="string">
            <text:p><text:span text:style-name="T2">Township of Wellesley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Township of Woolwich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oolwich-Ward-01</text:span></text:p>
          </table:table-cell>
          <table:table-cell office:value-type="string" calcext:value-type="string">
            <text:p><text:span text:style-name="T2">Township of Woolwich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oolwich-Ward-02</text:span></text:p>
          </table:table-cell>
          <table:table-cell office:value-type="string" calcext:value-type="string">
            <text:p><text:span text:style-name="T2">Township of Woolwich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Township of Woolwich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English-Cambridge-NorthDumfries</text:span></text:p>
          </table:table-cell>
          <table:table-cell office:value-type="string" calcext:value-type="string">
            <text:p><text:span text:style-name="T2">Waterloo Region District School Board (English Public) - Cambridge/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Waterloo Region District School Board (English Public) -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English-Waterloo-Wilmot</text:span></text:p>
          </table:table-cell>
          <table:table-cell office:value-type="string" calcext:value-type="string">
            <text:p><text:span text:style-name="T2">Waterloo Region District School Board (English Public) - Waterloo/Wilmot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Waterloo Region District School Board (English Public) - Woolwich/Wellesley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Catholic-English-Waterloo-Wellesley-Woolwich</text:span></text:p>
          </table:table-cell>
          <table:table-cell office:value-type="string" calcext:value-type="string">
            <text:p><text:span text:style-name="T2">Waterloo Catholic District School Board (English Catholic) - Waterloo/Wellesley/Woolwic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Waterloo Catholic District School Board (English Catholic) - Kitchener/Wilmot</text:span></text:p>
          </table:table-cell>
          <table:table-cell table:number-columns-repeated="62"/>
        </table:table-row>
        <table:table-row table:style-name="ro2">
          <table:table-cell table:style-name="ce13" office:value-type="string" calcext:value-type="string">
            <text:p>SchoolBoard-Catholic-English-Cambridge-NorthDumfries</text:p>
          </table:table-cell>
          <table:table-cell office:value-type="string" calcext:value-type="string">
            <text:p><text:span text:style-name="T2">Waterloo Catholic District School Board (English Catholic) - Cambridge/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Public-French</text:span></text:p>
          </table:table-cell>
          <table:table-cell office:value-type="string" calcext:value-type="string">
            <text:p><text:span text:style-name="T2">Conseil scolaire Viamonde (French Pub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choolBoard-Catholic-French</text:span></text:p>
          </table:table-cell>
          <table:table-cell office:value-type="string" calcext:value-type="string">
            <text:p><text:span text:style-name="T2">Conseil scolaire de district catholique Centre-Sud (French Catho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Election Information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Self-Promotion</text:span></text:p>
          </table:table-cell>
          <table:table-cell office:value-type="string" calcext:value-type="string">
            <text:p><text:span text:style-name="T2">Information About This Websit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Election Results and Aftermat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2">Voter-Profiles</text:span></text:p>
          </table:table-cell>
          <table:table-cell office:value-type="string" calcext:value-type="string">
            <text:p><text:span text:style-name="T2">The Voter Perspective</text:span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</table:table>
      <table:table table:name="tips - READ ME" table:style-name="ta6">
        <table:table-column table:style-name="co41" table:default-cell-style-name="ce14"/>
        <table:table-column table:style-name="co41" table:number-columns-repeated="63" table:default-cell-style-name="Default"/>
        <table:table-row table:style-name="ro2">
          <table:table-cell table:style-name="ce15" office:value-type="string" calcext:value-type="string">
            <text:p><text:span text:style-name="T2">Tips</text:span></text:p>
          </table:table-cell>
          <table:table-cell table:number-columns-repeated="63"/>
        </table:table-row>
        <table:table-row table:style-name="ro2">
          <table:table-cell table:style-name="ce15"/>
          <table:table-cell table:number-columns-repeated="63"/>
        </table:table-row>
        <table:table-row table:style-name="ro5">
          <table:table-cell table:style-name="ce15" office:value-type="string" calcext:value-type="string">
            <text:p><text:span text:style-name="T2">When pasting links and copied text from the Internet, paste into the formula bar. Don’t paste into a cell directly or the formatting will be pasted too.</text:span>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<text:span text:style-name="T2">Be patient when logging into the file, so that NextOffice has time to open.</text:span>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<text:span text:style-name="T2">When entering dates: use YYYY-MM-DD notation. </text:span></text:p>
          </table:table-cell>
          <table:table-cell table:number-columns-repeated="63"/>
        </table:table-row>
        <table:table-row table:style-name="ro3" table:number-rows-repeated="5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2" table:target-range-address="media.E1:media.E564" table:display-filter-buttons="true" table:orientation="column"/>
        <table:database-range table:name="__Anonymous_Sheet_DB__3" table:target-range-address="overrides.A1:overrides.N24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text>yyyy-</number:text>
      <number:month number:style="long"/>
      <number:text>-</number:text>
      <number:hours/>
      <number:text>:</number:text>
      <number:minutes number:style="long"/>
    </number:date-style>
    <number:date-style style:name="N110">
      <number:text>yyyy-</number:text>
      <number:month number:style="long"/>
      <number:text>-</number:text>
      <number:hours/>
      <number:text>:</number:text>
      <number:minutes number:style="long"/>
      <number:text>:</number:text>
      <number:seconds number:style="long"/>
    </number:date-style>
    <number:date-style style:name="N111">
      <number:year number:style="long"/>
      <number:text>/</number:text>
      <number:month number:style="long"/>
      <number:text>/</number:text>
      <number:day number:style="long"/>
    </number:date-style>
    <number:date-style style:name="N11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 LibreOffice_project/00$Build-2</meta:generator>
    <meta:initial-creator/>
    <meta:creation-date/>
    <meta:editing-cycles>2</meta:editing-cycles>
    <meta:editing-duration>PT8M</meta:editing-duration>
    <dc:date>2022-11-12T02:57:27.134476300</dc:date>
    <meta:document-statistic meta:table-count="6" meta:cell-count="5688" meta:object-count="0"/>
  </office:meta>
</office:document-meta>
</file>